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merged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q</text:p>
          </table:table-cell>
          <table:table-cell office:value-type="string">
            <text:p>y</text:p>
          </table:table-cell>
          <table:table-cell office:value-type="string">
            <text:p>pi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string">
            <text:p>1994Q1</text:p>
          </table:table-cell>
          <table:table-cell table:number-columns-repeated="2"/>
          <table:table-cell office:value-type="float" office:value="6.75">
            <text:p>6.75</text:p>
          </table:table-cell>
          <table:table-cell/>
        </table:table-row>
        <table:table-row table:style-name="ro1">
          <table:table-cell office:value-type="string">
            <text:p>1994Q2</text:p>
          </table:table-cell>
          <table:table-cell table:number-columns-repeated="2"/>
          <table:table-cell office:value-type="float" office:value="6.13">
            <text:p>6.13</text:p>
          </table:table-cell>
          <table:table-cell/>
        </table:table-row>
        <table:table-row table:style-name="ro1">
          <table:table-cell office:value-type="string">
            <text:p>1994Q3</text:p>
          </table:table-cell>
          <table:table-cell table:number-columns-repeated="2"/>
          <table:table-cell office:value-type="float" office:value="6.07">
            <text:p>6.07</text:p>
          </table:table-cell>
          <table:table-cell/>
        </table:table-row>
        <table:table-row table:style-name="ro1">
          <table:table-cell office:value-type="string">
            <text:p>1994Q4</text:p>
          </table:table-cell>
          <table:table-cell table:number-columns-repeated="2"/>
          <table:table-cell office:value-type="float" office:value="5.78">
            <text:p>5.78</text:p>
          </table:table-cell>
          <table:table-cell/>
        </table:table-row>
        <table:table-row table:style-name="ro1">
          <table:table-cell office:value-type="string">
            <text:p>1995Q1</text:p>
          </table:table-cell>
          <table:table-cell office:value-type="float" office:value="1949458.52">
            <text:p>1949458.52</text:p>
          </table:table-cell>
          <table:table-cell/>
          <table:table-cell office:value-type="float" office:value="6.1067">
            <text:p>6.1067</text:p>
          </table:table-cell>
          <table:table-cell office:value-type="float" office:value="130659.77">
            <text:p>130659.77</text:p>
          </table:table-cell>
        </table:table-row>
        <table:table-row table:style-name="ro1">
          <table:table-cell office:value-type="string">
            <text:p>1995Q2</text:p>
          </table:table-cell>
          <table:table-cell office:value-type="float" office:value="1959919.95">
            <text:p>1959919.95</text:p>
          </table:table-cell>
          <table:table-cell office:value-type="float" office:value="0.73">
            <text:p>0.73</text:p>
          </table:table-cell>
          <table:table-cell office:value-type="float" office:value="6.4567">
            <text:p>6.4567</text:p>
          </table:table-cell>
          <table:table-cell office:value-type="float" office:value="130896.76">
            <text:p>130896.76</text:p>
          </table:table-cell>
        </table:table-row>
        <table:table-row table:style-name="ro1">
          <table:table-cell office:value-type="string">
            <text:p>1995Q3</text:p>
          </table:table-cell>
          <table:table-cell office:value-type="float" office:value="1964401.29">
            <text:p>1964401.29</text:p>
          </table:table-cell>
          <table:table-cell office:value-type="float" office:value="1.36">
            <text:p>1.36</text:p>
          </table:table-cell>
          <table:table-cell office:value-type="float" office:value="5.9867">
            <text:p>5.9867</text:p>
          </table:table-cell>
          <table:table-cell office:value-type="float" office:value="131036.07">
            <text:p>131036.07</text:p>
          </table:table-cell>
        </table:table-row>
        <table:table-row table:style-name="ro1">
          <table:table-cell office:value-type="string">
            <text:p>1995Q4</text:p>
          </table:table-cell>
          <table:table-cell office:value-type="float" office:value="1971105.3">
            <text:p>1971105.3</text:p>
          </table:table-cell>
          <table:table-cell office:value-type="float" office:value="0.65">
            <text:p>0.65</text:p>
          </table:table-cell>
          <table:table-cell office:value-type="float" office:value="5.8">
            <text:p>5.8</text:p>
          </table:table-cell>
          <table:table-cell office:value-type="float" office:value="131346.21">
            <text:p>131346.21</text:p>
          </table:table-cell>
        </table:table-row>
        <table:table-row table:style-name="ro1">
          <table:table-cell office:value-type="string">
            <text:p>1996Q1</text:p>
          </table:table-cell>
          <table:table-cell office:value-type="float" office:value="1973673.94">
            <text:p>1973673.94</text:p>
          </table:table-cell>
          <table:table-cell office:value-type="float" office:value="0.7">
            <text:p>0.7</text:p>
          </table:table-cell>
          <table:table-cell office:value-type="float" office:value="5.0133">
            <text:p>5.0133</text:p>
          </table:table-cell>
          <table:table-cell office:value-type="float" office:value="131370.11">
            <text:p>131370.11</text:p>
          </table:table-cell>
        </table:table-row>
        <table:table-row table:style-name="ro1">
          <table:table-cell office:value-type="string">
            <text:p>1996Q2</text:p>
          </table:table-cell>
          <table:table-cell office:value-type="float" office:value="1988850.16">
            <text:p>1988850.16</text:p>
          </table:table-cell>
          <table:table-cell office:value-type="float" office:value="0.52">
            <text:p>0.52</text:p>
          </table:table-cell>
          <table:table-cell office:value-type="float" office:value="4.7233">
            <text:p>4.7233</text:p>
          </table:table-cell>
          <table:table-cell office:value-type="float" office:value="131688.98">
            <text:p>131688.98</text:p>
          </table:table-cell>
        </table:table-row>
        <table:table-row table:style-name="ro1">
          <table:table-cell office:value-type="string">
            <text:p>1996Q3</text:p>
          </table:table-cell>
          <table:table-cell office:value-type="float" office:value="1999314.51">
            <text:p>1999314.51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132020.07">
            <text:p>132020.07</text:p>
          </table:table-cell>
        </table:table-row>
        <table:table-row table:style-name="ro1">
          <table:table-cell office:value-type="string">
            <text:p>1996Q4</text:p>
          </table:table-cell>
          <table:table-cell office:value-type="float" office:value="2008368.48">
            <text:p>2008368.48</text:p>
          </table:table-cell>
          <table:table-cell office:value-type="float" office:value="-0.27">
            <text:p>-0.27</text:p>
          </table:table-cell>
          <table:table-cell office:value-type="float" office:value="4.2533">
            <text:p>4.2533</text:p>
          </table:table-cell>
          <table:table-cell office:value-type="float" office:value="132199.37">
            <text:p>132199.37</text:p>
          </table:table-cell>
        </table:table-row>
        <table:table-row table:style-name="ro1">
          <table:table-cell office:value-type="string">
            <text:p>1997Q1</text:p>
          </table:table-cell>
          <table:table-cell office:value-type="float" office:value="2012930.93">
            <text:p>2012930.93</text:p>
          </table:table-cell>
          <table:table-cell office:value-type="float" office:value="-0.37">
            <text:p>-0.37</text:p>
          </table:table-cell>
          <table:table-cell office:value-type="float" office:value="4.2633">
            <text:p>4.2633</text:p>
          </table:table-cell>
          <table:table-cell office:value-type="float" office:value="132502.57">
            <text:p>132502.57</text:p>
          </table:table-cell>
        </table:table-row>
        <table:table-row table:style-name="ro1">
          <table:table-cell office:value-type="string">
            <text:p>1997Q2</text:p>
          </table:table-cell>
          <table:table-cell office:value-type="float" office:value="2038771.58">
            <text:p>2038771.58</text:p>
          </table:table-cell>
          <table:table-cell office:value-type="float" office:value="-0.22">
            <text:p>-0.22</text:p>
          </table:table-cell>
          <table:table-cell office:value-type="float" office:value="3.8767">
            <text:p>3.8767</text:p>
          </table:table-cell>
          <table:table-cell office:value-type="float" office:value="132884.72">
            <text:p>132884.72</text:p>
          </table:table-cell>
        </table:table-row>
        <table:table-row table:style-name="ro1">
          <table:table-cell office:value-type="string">
            <text:p>1997Q3</text:p>
          </table:table-cell>
          <table:table-cell office:value-type="float" office:value="2054249.14">
            <text:p>2054249.14</text:p>
          </table:table-cell>
          <table:table-cell office:value-type="float" office:value="0.17">
            <text:p>0.17</text:p>
          </table:table-cell>
          <table:table-cell office:value-type="float" office:value="3.9067">
            <text:p>3.9067</text:p>
          </table:table-cell>
          <table:table-cell office:value-type="float" office:value="133321.22">
            <text:p>133321.22</text:p>
          </table:table-cell>
        </table:table-row>
        <table:table-row table:style-name="ro1">
          <table:table-cell office:value-type="string">
            <text:p>1997Q4</text:p>
          </table:table-cell>
          <table:table-cell office:value-type="float" office:value="2076977.73">
            <text:p>2076977.73</text:p>
          </table:table-cell>
          <table:table-cell office:value-type="float" office:value="0.42">
            <text:p>0.42</text:p>
          </table:table-cell>
          <table:table-cell office:value-type="float" office:value="4.04">
            <text:p>4.04</text:p>
          </table:table-cell>
          <table:table-cell office:value-type="float" office:value="133758.24">
            <text:p>133758.24</text:p>
          </table:table-cell>
        </table:table-row>
        <table:table-row table:style-name="ro1">
          <table:table-cell office:value-type="string">
            <text:p>1998Q1</text:p>
          </table:table-cell>
          <table:table-cell office:value-type="float" office:value="2090563.59">
            <text:p>2090563.59</text:p>
          </table:table-cell>
          <table:table-cell office:value-type="float" office:value="-0.18">
            <text:p>-0.18</text:p>
          </table:table-cell>
          <table:table-cell office:value-type="float" office:value="3.98">
            <text:p>3.98</text:p>
          </table:table-cell>
          <table:table-cell office:value-type="float" office:value="134516.6">
            <text:p>134516.6</text:p>
          </table:table-cell>
        </table:table-row>
        <table:table-row table:style-name="ro1">
          <table:table-cell office:value-type="string">
            <text:p>1998Q2</text:p>
          </table:table-cell>
          <table:table-cell office:value-type="float" office:value="2100095.84">
            <text:p>2100095.84</text:p>
          </table:table-cell>
          <table:table-cell office:value-type="float" office:value="0.56">
            <text:p>0.56</text:p>
          </table:table-cell>
          <table:table-cell office:value-type="float" office:value="3.77">
            <text:p>3.77</text:p>
          </table:table-cell>
          <table:table-cell office:value-type="float" office:value="135192.49">
            <text:p>135192.49</text:p>
          </table:table-cell>
        </table:table-row>
        <table:table-row table:style-name="ro1">
          <table:table-cell office:value-type="string">
            <text:p>1998Q3</text:p>
          </table:table-cell>
          <table:table-cell office:value-type="float" office:value="2112593.42">
            <text:p>2112593.42</text:p>
          </table:table-cell>
          <table:table-cell office:value-type="float" office:value="0.44">
            <text:p>0.44</text:p>
          </table:table-cell>
          <table:table-cell office:value-type="float" office:value="3.7867">
            <text:p>3.7867</text:p>
          </table:table-cell>
          <table:table-cell office:value-type="float" office:value="135976.31">
            <text:p>135976.31</text:p>
          </table:table-cell>
        </table:table-row>
        <table:table-row table:style-name="ro1">
          <table:table-cell office:value-type="string">
            <text:p>1998Q4</text:p>
          </table:table-cell>
          <table:table-cell office:value-type="float" office:value="2116247.2">
            <text:p>2116247.2</text:p>
          </table:table-cell>
          <table:table-cell office:value-type="float" office:value="0.98">
            <text:p>0.98</text:p>
          </table:table-cell>
          <table:table-cell office:value-type="float" office:value="3.3833">
            <text:p>3.3833</text:p>
          </table:table-cell>
          <table:table-cell office:value-type="float" office:value="136589.64">
            <text:p>136589.64</text:p>
          </table:table-cell>
        </table:table-row>
        <table:table-row table:style-name="ro1">
          <table:table-cell office:value-type="string">
            <text:p>1999Q1</text:p>
          </table:table-cell>
          <table:table-cell office:value-type="float" office:value="2136873.4">
            <text:p>2136873.4</text:p>
          </table:table-cell>
          <table:table-cell office:value-type="float" office:value="0.15">
            <text:p>0.15</text:p>
          </table:table-cell>
          <table:table-cell office:value-type="float" office:value="3.0601">
            <text:p>3.0601</text:p>
          </table:table-cell>
          <table:table-cell office:value-type="float" office:value="137212.24">
            <text:p>137212.24</text:p>
          </table:table-cell>
        </table:table-row>
        <table:table-row table:style-name="ro1">
          <table:table-cell office:value-type="string">
            <text:p>1999Q2</text:p>
          </table:table-cell>
          <table:table-cell office:value-type="float" office:value="2149198.46">
            <text:p>2149198.46</text:p>
          </table:table-cell>
          <table:table-cell office:value-type="float" office:value="0.23">
            <text:p>0.23</text:p>
          </table:table-cell>
          <table:table-cell office:value-type="float" office:value="2.6077">
            <text:p>2.6077</text:p>
          </table:table-cell>
          <table:table-cell office:value-type="float" office:value="137764.83">
            <text:p>137764.83</text:p>
          </table:table-cell>
        </table:table-row>
        <table:table-row table:style-name="ro1">
          <table:table-cell office:value-type="string">
            <text:p>1999Q3</text:p>
          </table:table-cell>
          <table:table-cell office:value-type="float" office:value="2173754.36">
            <text:p>2173754.36</text:p>
          </table:table-cell>
          <table:table-cell office:value-type="float" office:value="0.19">
            <text:p>0.19</text:p>
          </table:table-cell>
          <table:table-cell office:value-type="float" office:value="2.4658">
            <text:p>2.4658</text:p>
          </table:table-cell>
          <table:table-cell office:value-type="float" office:value="138531.33">
            <text:p>138531.33</text:p>
          </table:table-cell>
        </table:table-row>
        <table:table-row table:style-name="ro1">
          <table:table-cell office:value-type="string">
            <text:p>1999Q4</text:p>
          </table:table-cell>
          <table:table-cell office:value-type="float" office:value="2199211.93">
            <text:p>2199211.93</text:p>
          </table:table-cell>
          <table:table-cell office:value-type="float" office:value="0.33">
            <text:p>0.33</text:p>
          </table:table-cell>
          <table:table-cell office:value-type="float" office:value="2.8264">
            <text:p>2.8264</text:p>
          </table:table-cell>
          <table:table-cell office:value-type="float" office:value="139184.27">
            <text:p>139184.27</text:p>
          </table:table-cell>
        </table:table-row>
        <table:table-row table:style-name="ro1">
          <table:table-cell office:value-type="string">
            <text:p>2000Q1</text:p>
          </table:table-cell>
          <table:table-cell office:value-type="float" office:value="2226416.26">
            <text:p>2226416.26</text:p>
          </table:table-cell>
          <table:table-cell office:value-type="float" office:value="0.3">
            <text:p>0.3</text:p>
          </table:table-cell>
          <table:table-cell office:value-type="float" office:value="3.2763">
            <text:p>3.2763</text:p>
          </table:table-cell>
          <table:table-cell office:value-type="float" office:value="140181.1">
            <text:p>140181.1</text:p>
          </table:table-cell>
        </table:table-row>
        <table:table-row table:style-name="ro1">
          <table:table-cell office:value-type="string">
            <text:p>2000Q2</text:p>
          </table:table-cell>
          <table:table-cell office:value-type="float" office:value="2245639.63">
            <text:p>2245639.63</text:p>
          </table:table-cell>
          <table:table-cell office:value-type="float" office:value="0.4">
            <text:p>0.4</text:p>
          </table:table-cell>
          <table:table-cell office:value-type="float" office:value="3.9665">
            <text:p>3.9665</text:p>
          </table:table-cell>
          <table:table-cell office:value-type="float" office:value="140992.24">
            <text:p>140992.24</text:p>
          </table:table-cell>
        </table:table-row>
        <table:table-row table:style-name="ro1">
          <table:table-cell office:value-type="string">
            <text:p>2000Q3</text:p>
          </table:table-cell>
          <table:table-cell office:value-type="float" office:value="2258513.22">
            <text:p>2258513.22</text:p>
          </table:table-cell>
          <table:table-cell office:value-type="float" office:value="0.5">
            <text:p>0.5</text:p>
          </table:table-cell>
          <table:table-cell office:value-type="float" office:value="4.4394">
            <text:p>4.4394</text:p>
          </table:table-cell>
          <table:table-cell office:value-type="float" office:value="141692.18">
            <text:p>141692.18</text:p>
          </table:table-cell>
        </table:table-row>
        <table:table-row table:style-name="ro1">
          <table:table-cell office:value-type="string">
            <text:p>2000Q4</text:p>
          </table:table-cell>
          <table:table-cell office:value-type="float" office:value="2273517.6">
            <text:p>2273517.6</text:p>
          </table:table-cell>
          <table:table-cell office:value-type="float" office:value="0.5">
            <text:p>0.5</text:p>
          </table:table-cell>
          <table:table-cell office:value-type="float" office:value="4.8062">
            <text:p>4.8062</text:p>
          </table:table-cell>
          <table:table-cell office:value-type="float" office:value="142330.9">
            <text:p>142330.9</text:p>
          </table:table-cell>
        </table:table-row>
        <table:table-row table:style-name="ro1">
          <table:table-cell office:value-type="string">
            <text:p>2001Q1</text:p>
          </table:table-cell>
          <table:table-cell office:value-type="float" office:value="2296192.48">
            <text:p>2296192.48</text:p>
          </table:table-cell>
          <table:table-cell office:value-type="float" office:value="0.75">
            <text:p>0.75</text:p>
          </table:table-cell>
          <table:table-cell office:value-type="float" office:value="4.8433">
            <text:p>4.8433</text:p>
          </table:table-cell>
          <table:table-cell office:value-type="float" office:value="142669.93">
            <text:p>142669.93</text:p>
          </table:table-cell>
        </table:table-row>
        <table:table-row table:style-name="ro1">
          <table:table-cell office:value-type="string">
            <text:p>2001Q2</text:p>
          </table:table-cell>
          <table:table-cell office:value-type="float" office:value="2298333.46">
            <text:p>2298333.46</text:p>
          </table:table-cell>
          <table:table-cell office:value-type="float" office:value="0.55">
            <text:p>0.55</text:p>
          </table:table-cell>
          <table:table-cell office:value-type="float" office:value="4.7525">
            <text:p>4.7525</text:p>
          </table:table-cell>
          <table:table-cell office:value-type="float" office:value="142809.27">
            <text:p>142809.27</text:p>
          </table:table-cell>
        </table:table-row>
        <table:table-row table:style-name="ro1">
          <table:table-cell office:value-type="string">
            <text:p>2001Q3</text:p>
          </table:table-cell>
          <table:table-cell office:value-type="float" office:value="2301589.89">
            <text:p>2301589.89</text:p>
          </table:table-cell>
          <table:table-cell office:value-type="float" office:value="0.72">
            <text:p>0.72</text:p>
          </table:table-cell>
          <table:table-cell office:value-type="float" office:value="4.3278">
            <text:p>4.3278</text:p>
          </table:table-cell>
          <table:table-cell office:value-type="float" office:value="143089.49">
            <text:p>143089.49</text:p>
          </table:table-cell>
        </table:table-row>
        <table:table-row table:style-name="ro1">
          <table:table-cell office:value-type="string">
            <text:p>2001Q4</text:p>
          </table:table-cell>
          <table:table-cell office:value-type="float" office:value="2304603.99">
            <text:p>2304603.99</text:p>
          </table:table-cell>
          <table:table-cell office:value-type="float" office:value="0.73">
            <text:p>0.73</text:p>
          </table:table-cell>
          <table:table-cell office:value-type="float" office:value="3.6058">
            <text:p>3.6058</text:p>
          </table:table-cell>
          <table:table-cell office:value-type="float" office:value="143398.48">
            <text:p>143398.48</text:p>
          </table:table-cell>
        </table:table-row>
        <table:table-row table:style-name="ro1">
          <table:table-cell office:value-type="string">
            <text:p>2002Q1</text:p>
          </table:table-cell>
          <table:table-cell office:value-type="float" office:value="2305614.44">
            <text:p>2305614.44</text:p>
          </table:table-cell>
          <table:table-cell office:value-type="float" office:value="0.73">
            <text:p>0.73</text:p>
          </table:table-cell>
          <table:table-cell office:value-type="float" office:value="3.2802">
            <text:p>3.2802</text:p>
          </table:table-cell>
          <table:table-cell office:value-type="float" office:value="143843.74">
            <text:p>143843.74</text:p>
          </table:table-cell>
        </table:table-row>
        <table:table-row table:style-name="ro1">
          <table:table-cell office:value-type="string">
            <text:p>2002Q2</text:p>
          </table:table-cell>
          <table:table-cell office:value-type="float" office:value="2318591.19">
            <text:p>2318591.19</text:p>
          </table:table-cell>
          <table:table-cell office:value-type="float" office:value="0.25">
            <text:p>0.25</text:p>
          </table:table-cell>
          <table:table-cell office:value-type="float" office:value="3.3249">
            <text:p>3.3249</text:p>
          </table:table-cell>
          <table:table-cell office:value-type="float" office:value="144022.12">
            <text:p>144022.12</text:p>
          </table:table-cell>
        </table:table-row>
        <table:table-row table:style-name="ro1">
          <table:table-cell office:value-type="string">
            <text:p>2002Q3</text:p>
          </table:table-cell>
          <table:table-cell office:value-type="float" office:value="2328155.89">
            <text:p>2328155.89</text:p>
          </table:table-cell>
          <table:table-cell office:value-type="float" office:value="0.78">
            <text:p>0.78</text:p>
          </table:table-cell>
          <table:table-cell office:value-type="float" office:value="3.3043">
            <text:p>3.3043</text:p>
          </table:table-cell>
          <table:table-cell office:value-type="float" office:value="144224.17">
            <text:p>144224.17</text:p>
          </table:table-cell>
        </table:table-row>
        <table:table-row table:style-name="ro1">
          <table:table-cell office:value-type="string">
            <text:p>2002Q4</text:p>
          </table:table-cell>
          <table:table-cell office:value-type="float" office:value="2332222.79">
            <text:p>2332222.79</text:p>
          </table:table-cell>
          <table:table-cell office:value-type="float" office:value="0.33">
            <text:p>0.33</text:p>
          </table:table-cell>
          <table:table-cell office:value-type="float" office:value="3.2331">
            <text:p>3.2331</text:p>
          </table:table-cell>
          <table:table-cell office:value-type="float" office:value="144273.39">
            <text:p>144273.39</text:p>
          </table:table-cell>
        </table:table-row>
        <table:table-row table:style-name="ro1">
          <table:table-cell office:value-type="string">
            <text:p>2003Q1</text:p>
          </table:table-cell>
          <table:table-cell office:value-type="float" office:value="2323795.68">
            <text:p>2323795.68</text:p>
          </table:table-cell>
          <table:table-cell office:value-type="float" office:value="0.69">
            <text:p>0.69</text:p>
          </table:table-cell>
          <table:table-cell office:value-type="float" office:value="2.7665">
            <text:p>2.7665</text:p>
          </table:table-cell>
          <table:table-cell office:value-type="float" office:value="144355.42">
            <text:p>144355.42</text:p>
          </table:table-cell>
        </table:table-row>
        <table:table-row table:style-name="ro1">
          <table:table-cell office:value-type="string">
            <text:p>2003Q2</text:p>
          </table:table-cell>
          <table:table-cell office:value-type="float" office:value="2326112.1">
            <text:p>2326112.1</text:p>
          </table:table-cell>
          <table:table-cell office:value-type="float" office:value="0.58">
            <text:p>0.58</text:p>
          </table:table-cell>
          <table:table-cell office:value-type="float" office:value="2.4437">
            <text:p>2.4437</text:p>
          </table:table-cell>
          <table:table-cell office:value-type="float" office:value="144590.64">
            <text:p>144590.64</text:p>
          </table:table-cell>
        </table:table-row>
        <table:table-row table:style-name="ro1">
          <table:table-cell office:value-type="string">
            <text:p>2003Q3</text:p>
          </table:table-cell>
          <table:table-cell office:value-type="float" office:value="2339184.18">
            <text:p>2339184.18</text:p>
          </table:table-cell>
          <table:table-cell office:value-type="float" office:value="0.72">
            <text:p>0.72</text:p>
          </table:table-cell>
          <table:table-cell office:value-type="float" office:value="2.0658">
            <text:p>2.0658</text:p>
          </table:table-cell>
          <table:table-cell office:value-type="float" office:value="144760.79">
            <text:p>144760.79</text:p>
          </table:table-cell>
        </table:table-row>
        <table:table-row table:style-name="ro1">
          <table:table-cell office:value-type="string">
            <text:p>2003Q4</text:p>
          </table:table-cell>
          <table:table-cell office:value-type="float" office:value="2356618.88">
            <text:p>2356618.88</text:p>
          </table:table-cell>
          <table:table-cell office:value-type="float" office:value="0.11">
            <text:p>0.11</text:p>
          </table:table-cell>
          <table:table-cell office:value-type="float" office:value="2.0148">
            <text:p>2.0148</text:p>
          </table:table-cell>
          <table:table-cell office:value-type="float" office:value="145073.43">
            <text:p>145073.43</text:p>
          </table:table-cell>
        </table:table-row>
        <table:table-row table:style-name="ro1">
          <table:table-cell office:value-type="string">
            <text:p>2004Q1</text:p>
          </table:table-cell>
          <table:table-cell office:value-type="float" office:value="2368529.61">
            <text:p>2368529.61</text:p>
          </table:table-cell>
          <table:table-cell office:value-type="float" office:value="0.61">
            <text:p>0.61</text:p>
          </table:table-cell>
          <table:table-cell office:value-type="float" office:value="2.0195">
            <text:p>2.0195</text:p>
          </table:table-cell>
          <table:table-cell office:value-type="float" office:value="145255.45">
            <text:p>145255.45</text:p>
          </table:table-cell>
        </table:table-row>
        <table:table-row table:style-name="ro1">
          <table:table-cell office:value-type="string">
            <text:p>2004Q2</text:p>
          </table:table-cell>
          <table:table-cell office:value-type="float" office:value="2382687.69">
            <text:p>2382687.69</text:p>
          </table:table-cell>
          <table:table-cell office:value-type="float" office:value="0.61">
            <text:p>0.61</text:p>
          </table:table-cell>
          <table:table-cell office:value-type="float" office:value="2.0403">
            <text:p>2.0403</text:p>
          </table:table-cell>
          <table:table-cell office:value-type="float" office:value="145601.31">
            <text:p>145601.31</text:p>
          </table:table-cell>
        </table:table-row>
        <table:table-row table:style-name="ro1">
          <table:table-cell office:value-type="string">
            <text:p>2004Q3</text:p>
          </table:table-cell>
          <table:table-cell office:value-type="float" office:value="2388809.37">
            <text:p>2388809.37</text:p>
          </table:table-cell>
          <table:table-cell office:value-type="float" office:value="0.29">
            <text:p>0.29</text:p>
          </table:table-cell>
          <table:table-cell office:value-type="float" office:value="2.0533">
            <text:p>2.0533</text:p>
          </table:table-cell>
          <table:table-cell office:value-type="float" office:value="145953.67">
            <text:p>145953.67</text:p>
          </table:table-cell>
        </table:table-row>
        <table:table-row table:style-name="ro1">
          <table:table-cell office:value-type="string">
            <text:p>2004Q4</text:p>
          </table:table-cell>
          <table:table-cell office:value-type="float" office:value="2397550.44">
            <text:p>2397550.44</text:p>
          </table:table-cell>
          <table:table-cell office:value-type="float" office:value="0.49">
            <text:p>0.49</text:p>
          </table:table-cell>
          <table:table-cell office:value-type="float" office:value="2.0833">
            <text:p>2.0833</text:p>
          </table:table-cell>
          <table:table-cell office:value-type="float" office:value="146349.62">
            <text:p>146349.62</text:p>
          </table:table-cell>
        </table:table-row>
        <table:table-row table:style-name="ro1">
          <table:table-cell office:value-type="string">
            <text:p>2005Q1</text:p>
          </table:table-cell>
          <table:table-cell office:value-type="float" office:value="2402744.66">
            <text:p>2402744.66</text:p>
          </table:table-cell>
          <table:table-cell office:value-type="float" office:value="0.47">
            <text:p>0.47</text:p>
          </table:table-cell>
          <table:table-cell office:value-type="float" office:value="2.0641">
            <text:p>2.0641</text:p>
          </table:table-cell>
          <table:table-cell office:value-type="float" office:value="146553.29">
            <text:p>146553.29</text:p>
          </table:table-cell>
        </table:table-row>
        <table:table-row table:style-name="ro1">
          <table:table-cell office:value-type="string">
            <text:p>2005Q2</text:p>
          </table:table-cell>
          <table:table-cell office:value-type="float" office:value="2417551.83">
            <text:p>2417551.83</text:p>
          </table:table-cell>
          <table:table-cell office:value-type="float" office:value="0.49">
            <text:p>0.49</text:p>
          </table:table-cell>
          <table:table-cell office:value-type="float" office:value="2.0693">
            <text:p>2.0693</text:p>
          </table:table-cell>
          <table:table-cell office:value-type="float" office:value="146993.14">
            <text:p>146993.14</text:p>
          </table:table-cell>
        </table:table-row>
        <table:table-row table:style-name="ro1">
          <table:table-cell office:value-type="string">
            <text:p>2005Q3</text:p>
          </table:table-cell>
          <table:table-cell office:value-type="float" office:value="2435205.95">
            <text:p>2435205.95</text:p>
          </table:table-cell>
          <table:table-cell office:value-type="float" office:value="0.36">
            <text:p>0.36</text:p>
          </table:table-cell>
          <table:table-cell office:value-type="float" office:value="2.0759">
            <text:p>2.0759</text:p>
          </table:table-cell>
          <table:table-cell office:value-type="float" office:value="147378.31">
            <text:p>147378.31</text:p>
          </table:table-cell>
        </table:table-row>
        <table:table-row table:style-name="ro1">
          <table:table-cell office:value-type="string">
            <text:p>2005Q4</text:p>
          </table:table-cell>
          <table:table-cell office:value-type="float" office:value="2450262.84">
            <text:p>2450262.84</text:p>
          </table:table-cell>
          <table:table-cell office:value-type="float" office:value="0.73">
            <text:p>0.73</text:p>
          </table:table-cell>
          <table:table-cell office:value-type="float" office:value="2.1429">
            <text:p>2.1429</text:p>
          </table:table-cell>
          <table:table-cell office:value-type="float" office:value="148070.33">
            <text:p>148070.33</text:p>
          </table:table-cell>
        </table:table-row>
        <table:table-row table:style-name="ro1">
          <table:table-cell office:value-type="string">
            <text:p>2006Q1</text:p>
          </table:table-cell>
          <table:table-cell office:value-type="float" office:value="2472105.14">
            <text:p>2472105.14</text:p>
          </table:table-cell>
          <table:table-cell office:value-type="float" office:value="0.33">
            <text:p>0.33</text:p>
          </table:table-cell>
          <table:table-cell office:value-type="float" office:value="2.3986">
            <text:p>2.3986</text:p>
          </table:table-cell>
          <table:table-cell office:value-type="float" office:value="148682.16">
            <text:p>148682.16</text:p>
          </table:table-cell>
        </table:table-row>
        <table:table-row table:style-name="ro1">
          <table:table-cell office:value-type="string">
            <text:p>2006Q2</text:p>
          </table:table-cell>
          <table:table-cell office:value-type="float" office:value="2499023.26">
            <text:p>2499023.26</text:p>
          </table:table-cell>
          <table:table-cell office:value-type="float" office:value="0.62">
            <text:p>0.62</text:p>
          </table:table-cell>
          <table:table-cell office:value-type="float" office:value="2.6343">
            <text:p>2.6343</text:p>
          </table:table-cell>
          <table:table-cell office:value-type="float" office:value="149516.73">
            <text:p>149516.73</text:p>
          </table:table-cell>
        </table:table-row>
        <table:table-row table:style-name="ro1">
          <table:table-cell office:value-type="string">
            <text:p>2006Q3</text:p>
          </table:table-cell>
          <table:table-cell office:value-type="float" office:value="2513606.61">
            <text:p>2513606.61</text:p>
          </table:table-cell>
          <table:table-cell office:value-type="float" office:value="0.48">
            <text:p>0.48</text:p>
          </table:table-cell>
          <table:table-cell office:value-type="float" office:value="2.941">
            <text:p>2.941</text:p>
          </table:table-cell>
          <table:table-cell office:value-type="float" office:value="150164.27">
            <text:p>150164.27</text:p>
          </table:table-cell>
        </table:table-row>
        <table:table-row table:style-name="ro1">
          <table:table-cell office:value-type="string">
            <text:p>2006Q4</text:p>
          </table:table-cell>
          <table:table-cell office:value-type="float" office:value="2543612.54">
            <text:p>2543612.54</text:p>
          </table:table-cell>
          <table:table-cell office:value-type="float" office:value="0.54">
            <text:p>0.54</text:p>
          </table:table-cell>
          <table:table-cell office:value-type="float" office:value="3.369">
            <text:p>3.369</text:p>
          </table:table-cell>
          <table:table-cell office:value-type="float" office:value="150869">
            <text:p>150869</text:p>
          </table:table-cell>
        </table:table-row>
        <table:table-row table:style-name="ro1">
          <table:table-cell office:value-type="string">
            <text:p>2007Q1</text:p>
          </table:table-cell>
          <table:table-cell office:value-type="float" office:value="2559171.42">
            <text:p>2559171.42</text:p>
          </table:table-cell>
          <table:table-cell office:value-type="float" office:value="0.88">
            <text:p>0.88</text:p>
          </table:table-cell>
          <table:table-cell office:value-type="float" office:value="3.6079">
            <text:p>3.6079</text:p>
          </table:table-cell>
          <table:table-cell office:value-type="float" office:value="151571.08">
            <text:p>151571.08</text:p>
          </table:table-cell>
        </table:table-row>
        <table:table-row table:style-name="ro1">
          <table:table-cell office:value-type="string">
            <text:p>2007Q2</text:p>
          </table:table-cell>
          <table:table-cell office:value-type="float" office:value="2577095.7">
            <text:p>2577095.7</text:p>
          </table:table-cell>
          <table:table-cell office:value-type="float" office:value="0.44">
            <text:p>0.44</text:p>
          </table:table-cell>
          <table:table-cell office:value-type="float" office:value="3.8552">
            <text:p>3.8552</text:p>
          </table:table-cell>
          <table:table-cell office:value-type="float" office:value="152370.71">
            <text:p>152370.71</text:p>
          </table:table-cell>
        </table:table-row>
        <table:table-row table:style-name="ro1">
          <table:table-cell office:value-type="string">
            <text:p>2007Q3</text:p>
          </table:table-cell>
          <table:table-cell office:value-type="float" office:value="2588319.21">
            <text:p>2588319.21</text:p>
          </table:table-cell>
          <table:table-cell office:value-type="float" office:value="0.51">
            <text:p>0.51</text:p>
          </table:table-cell>
          <table:table-cell office:value-type="float" office:value="4.0464">
            <text:p>4.0464</text:p>
          </table:table-cell>
          <table:table-cell office:value-type="float" office:value="153009.82">
            <text:p>153009.82</text:p>
          </table:table-cell>
        </table:table-row>
        <table:table-row table:style-name="ro1">
          <table:table-cell office:value-type="string">
            <text:p>2007Q4</text:p>
          </table:table-cell>
          <table:table-cell office:value-type="float" office:value="2603015.99">
            <text:p>2603015.99</text:p>
          </table:table-cell>
          <table:table-cell office:value-type="float" office:value="0.84">
            <text:p>0.84</text:p>
          </table:table-cell>
          <table:table-cell office:value-type="float" office:value="3.9475">
            <text:p>3.9475</text:p>
          </table:table-cell>
          <table:table-cell office:value-type="float" office:value="153536.75">
            <text:p>153536.75</text:p>
          </table:table-cell>
        </table:table-row>
        <table:table-row table:style-name="ro1">
          <table:table-cell office:value-type="string">
            <text:p>2008Q1</text:p>
          </table:table-cell>
          <table:table-cell office:value-type="float" office:value="2614595.21">
            <text:p>2614595.21</text:p>
          </table:table-cell>
          <table:table-cell office:value-type="float" office:value="0.43">
            <text:p>0.43</text:p>
          </table:table-cell>
          <table:table-cell office:value-type="float" office:value="4.0469">
            <text:p>4.0469</text:p>
          </table:table-cell>
          <table:table-cell office:value-type="float" office:value="154186.48">
            <text:p>154186.48</text:p>
          </table:table-cell>
        </table:table-row>
        <table:table-row table:style-name="ro1">
          <table:table-cell office:value-type="string">
            <text:p>2008Q2</text:p>
          </table:table-cell>
          <table:table-cell office:value-type="float" office:value="2605478.3">
            <text:p>2605478.3</text:p>
          </table:table-cell>
          <table:table-cell office:value-type="float" office:value="0.57">
            <text:p>0.57</text:p>
          </table:table-cell>
          <table:table-cell office:value-type="float" office:value="4.0011">
            <text:p>4.0011</text:p>
          </table:table-cell>
          <table:table-cell office:value-type="float" office:value="154162.93">
            <text:p>154162.93</text:p>
          </table:table-cell>
        </table:table-row>
        <table:table-row table:style-name="ro1">
          <table:table-cell office:value-type="string">
            <text:p>2008Q3</text:p>
          </table:table-cell>
          <table:table-cell office:value-type="float" office:value="2591408.77">
            <text:p>2591408.77</text:p>
          </table:table-cell>
          <table:table-cell office:value-type="float" office:value="0.2">
            <text:p>0.2</text:p>
          </table:table-cell>
          <table:table-cell office:value-type="float" office:value="4.2543">
            <text:p>4.2543</text:p>
          </table:table-cell>
          <table:table-cell office:value-type="float" office:value="153953.91">
            <text:p>153953.91</text:p>
          </table:table-cell>
        </table:table-row>
        <table:table-row table:style-name="ro1">
          <table:table-cell office:value-type="string">
            <text:p>2008Q4</text:p>
          </table:table-cell>
          <table:table-cell office:value-type="float" office:value="2547223.31">
            <text:p>2547223.31</text:p>
          </table:table-cell>
          <table:table-cell office:value-type="float" office:value="0.38">
            <text:p>0.38</text:p>
          </table:table-cell>
          <table:table-cell office:value-type="float" office:value="3.1521">
            <text:p>3.1521</text:p>
          </table:table-cell>
          <table:table-cell office:value-type="float" office:value="153393.9">
            <text:p>153393.9</text:p>
          </table:table-cell>
        </table:table-row>
        <table:table-row table:style-name="ro1">
          <table:table-cell office:value-type="string">
            <text:p>2009Q1</text:p>
          </table:table-cell>
          <table:table-cell office:value-type="float" office:value="2466803.69">
            <text:p>2466803.69</text:p>
          </table:table-cell>
          <table:table-cell office:value-type="float" office:value="0.48">
            <text:p>0.48</text:p>
          </table:table-cell>
          <table:table-cell office:value-type="float" office:value="1.3771">
            <text:p>1.3771</text:p>
          </table:table-cell>
          <table:table-cell office:value-type="float" office:value="152145.67">
            <text:p>152145.67</text:p>
          </table:table-cell>
        </table:table-row>
        <table:table-row table:style-name="ro1">
          <table:table-cell office:value-type="string">
            <text:p>2009Q2</text:p>
          </table:table-cell>
          <table:table-cell office:value-type="float" office:value="2466020.76">
            <text:p>2466020.76</text:p>
          </table:table-cell>
          <table:table-cell office:value-type="float" office:value="-0.22">
            <text:p>-0.22</text:p>
          </table:table-cell>
          <table:table-cell office:value-type="float" office:value="0.774">
            <text:p>0.774</text:p>
          </table:table-cell>
          <table:table-cell office:value-type="float" office:value="151133.39">
            <text:p>151133.39</text:p>
          </table:table-cell>
        </table:table-row>
        <table:table-row table:style-name="ro1">
          <table:table-cell office:value-type="string">
            <text:p>2009Q3</text:p>
          </table:table-cell>
          <table:table-cell office:value-type="float" office:value="2475176.92">
            <text:p>2475176.92</text:p>
          </table:table-cell>
          <table:table-cell office:value-type="float" office:value="0.03">
            <text:p>0.03</text:p>
          </table:table-cell>
          <table:table-cell office:value-type="float" office:value="0.3561">
            <text:p>0.3561</text:p>
          </table:table-cell>
          <table:table-cell office:value-type="float" office:value="150570.97">
            <text:p>150570.97</text:p>
          </table:table-cell>
        </table:table-row>
        <table:table-row table:style-name="ro1">
          <table:table-cell office:value-type="string">
            <text:p>2009Q4</text:p>
          </table:table-cell>
          <table:table-cell office:value-type="float" office:value="2487837.03">
            <text:p>2487837.03</text:p>
          </table:table-cell>
          <table:table-cell office:value-type="float" office:value="0.23">
            <text:p>0.23</text:p>
          </table:table-cell>
          <table:table-cell office:value-type="float" office:value="0.3586">
            <text:p>0.3586</text:p>
          </table:table-cell>
          <table:table-cell office:value-type="float" office:value="150280.76">
            <text:p>150280.76</text:p>
          </table:table-cell>
        </table:table-row>
        <table:table-row table:style-name="ro1">
          <table:table-cell office:value-type="string">
            <text:p>2010Q1</text:p>
          </table:table-cell>
          <table:table-cell office:value-type="float" office:value="2496989.59">
            <text:p>2496989.59</text:p>
          </table:table-cell>
          <table:table-cell office:value-type="float" office:value="0.2">
            <text:p>0.2</text:p>
          </table:table-cell>
          <table:table-cell office:value-type="float" office:value="0.3441">
            <text:p>0.3441</text:p>
          </table:table-cell>
          <table:table-cell office:value-type="float" office:value="150177.81">
            <text:p>150177.81</text:p>
          </table:table-cell>
        </table:table-row>
        <table:table-row table:style-name="ro1">
          <table:table-cell office:value-type="string">
            <text:p>2010Q2</text:p>
          </table:table-cell>
          <table:table-cell office:value-type="float" office:value="2521749.68">
            <text:p>2521749.68</text:p>
          </table:table-cell>
          <table:table-cell office:value-type="float" office:value="0.05">
            <text:p>0.05</text:p>
          </table:table-cell>
          <table:table-cell office:value-type="float" office:value="0.3505">
            <text:p>0.3505</text:p>
          </table:table-cell>
          <table:table-cell office:value-type="float" office:value="150076.49">
            <text:p>150076.49</text:p>
          </table:table-cell>
        </table:table-row>
        <table:table-row table:style-name="ro1">
          <table:table-cell office:value-type="string">
            <text:p>2010Q3</text:p>
          </table:table-cell>
          <table:table-cell office:value-type="float" office:value="2532883.11">
            <text:p>2532883.11</text:p>
          </table:table-cell>
          <table:table-cell office:value-type="float" office:value="0.45">
            <text:p>0.45</text:p>
          </table:table-cell>
          <table:table-cell office:value-type="float" office:value="0.4534">
            <text:p>0.4534</text:p>
          </table:table-cell>
          <table:table-cell office:value-type="float" office:value="150161.28">
            <text:p>150161.28</text:p>
          </table:table-cell>
        </table:table-row>
        <table:table-row table:style-name="ro1">
          <table:table-cell office:value-type="string">
            <text:p>2010Q4</text:p>
          </table:table-cell>
          <table:table-cell office:value-type="float" office:value="2548545.7">
            <text:p>2548545.7</text:p>
          </table:table-cell>
          <table:table-cell office:value-type="float" office:value="0.22">
            <text:p>0.22</text:p>
          </table:table-cell>
          <table:table-cell office:value-type="float" office:value="0.5974">
            <text:p>0.5974</text:p>
          </table:table-cell>
          <table:table-cell office:value-type="float" office:value="150418.23">
            <text:p>150418.23</text:p>
          </table:table-cell>
        </table:table-row>
        <table:table-row table:style-name="ro1">
          <table:table-cell office:value-type="string">
            <text:p>2011Q1</text:p>
          </table:table-cell>
          <table:table-cell office:value-type="float" office:value="2570036.77">
            <text:p>2570036.77</text:p>
          </table:table-cell>
          <table:table-cell office:value-type="float" office:value="0.22">
            <text:p>0.22</text:p>
          </table:table-cell>
          <table:table-cell office:value-type="float" office:value="0.6749">
            <text:p>0.6749</text:p>
          </table:table-cell>
          <table:table-cell office:value-type="float" office:value="150418.71">
            <text:p>150418.71</text:p>
          </table:table-cell>
        </table:table-row>
        <table:table-row table:style-name="ro1">
          <table:table-cell office:value-type="string">
            <text:p>2011Q2</text:p>
          </table:table-cell>
          <table:table-cell office:value-type="float" office:value="2570197.86">
            <text:p>2570197.86</text:p>
          </table:table-cell>
          <table:table-cell office:value-type="float" office:value="0.26">
            <text:p>0.26</text:p>
          </table:table-cell>
          <table:table-cell office:value-type="float" office:value="1.0412">
            <text:p>1.0412</text:p>
          </table:table-cell>
          <table:table-cell office:value-type="float" office:value="150553.65">
            <text:p>150553.65</text:p>
          </table:table-cell>
        </table:table-row>
        <table:table-row table:style-name="ro1">
          <table:table-cell office:value-type="string">
            <text:p>2011Q3</text:p>
          </table:table-cell>
          <table:table-cell office:value-type="float" office:value="2572568.66">
            <text:p>2572568.66</text:p>
          </table:table-cell>
          <table:table-cell office:value-type="float" office:value="0.33">
            <text:p>0.33</text:p>
          </table:table-cell>
          <table:table-cell office:value-type="float" office:value="0.9743">
            <text:p>0.9743</text:p>
          </table:table-cell>
          <table:table-cell office:value-type="float" office:value="150318.2">
            <text:p>150318.2</text:p>
          </table:table-cell>
        </table:table-row>
        <table:table-row table:style-name="ro1">
          <table:table-cell office:value-type="string">
            <text:p>2011Q4</text:p>
          </table:table-cell>
          <table:table-cell office:value-type="float" office:value="2563266.12">
            <text:p>2563266.12</text:p>
          </table:table-cell>
          <table:table-cell office:value-type="float" office:value="0.34">
            <text:p>0.34</text:p>
          </table:table-cell>
          <table:table-cell office:value-type="float" office:value="0.7922">
            <text:p>0.7922</text:p>
          </table:table-cell>
          <table:table-cell office:value-type="float" office:value="150119.05">
            <text:p>150119.05</text:p>
          </table:table-cell>
        </table:table-row>
        <table:table-row table:style-name="ro1">
          <table:table-cell office:value-type="string">
            <text:p>2012Q1</text:p>
          </table:table-cell>
          <table:table-cell office:value-type="float" office:value="2557687.66">
            <text:p>2557687.66</text:p>
          </table:table-cell>
          <table:table-cell office:value-type="float" office:value="0.36">
            <text:p>0.36</text:p>
          </table:table-cell>
          <table:table-cell office:value-type="float" office:value="0.3675">
            <text:p>0.3675</text:p>
          </table:table-cell>
          <table:table-cell office:value-type="float" office:value="150059.13">
            <text:p>150059.13</text:p>
          </table:table-cell>
        </table:table-row>
        <table:table-row table:style-name="ro1">
          <table:table-cell office:value-type="string">
            <text:p>2012Q2</text:p>
          </table:table-cell>
          <table:table-cell office:value-type="float" office:value="2549401.88">
            <text:p>2549401.88</text:p>
          </table:table-cell>
          <table:table-cell office:value-type="float" office:value="0.24">
            <text:p>0.24</text:p>
          </table:table-cell>
          <table:table-cell office:value-type="float" office:value="0.3381">
            <text:p>0.3381</text:p>
          </table:table-cell>
          <table:table-cell office:value-type="float" office:value="149929.15">
            <text:p>149929.15</text:p>
          </table:table-cell>
        </table:table-row>
        <table:table-row table:style-name="ro1">
          <table:table-cell office:value-type="string">
            <text:p>2012Q3</text:p>
          </table:table-cell>
          <table:table-cell office:value-type="float" office:value="2546961.64">
            <text:p>2546961.64</text:p>
          </table:table-cell>
          <table:table-cell office:value-type="float" office:value="0.37">
            <text:p>0.37</text:p>
          </table:table-cell>
          <table:table-cell office:value-type="float" office:value="0.1312">
            <text:p>0.1312</text:p>
          </table:table-cell>
          <table:table-cell office:value-type="float" office:value="149616.03">
            <text:p>149616.03</text:p>
          </table:table-cell>
        </table:table-row>
        <table:table-row table:style-name="ro1">
          <table:table-cell office:value-type="string">
            <text:p>2012Q4</text:p>
          </table:table-cell>
          <table:table-cell office:value-type="float" office:value="2536248.86">
            <text:p>2536248.86</text:p>
          </table:table-cell>
          <table:table-cell office:value-type="float" office:value="0.3">
            <text:p>0.3</text:p>
          </table:table-cell>
          <table:table-cell office:value-type="float" office:value="0.0809">
            <text:p>0.0809</text:p>
          </table:table-cell>
          <table:table-cell office:value-type="float" office:value="149242.79">
            <text:p>149242.79</text:p>
          </table:table-cell>
        </table:table-row>
        <table:table-row table:style-name="ro1">
          <table:table-cell office:value-type="string">
            <text:p>2013Q1</text:p>
          </table:table-cell>
          <table:table-cell office:value-type="float" office:value="2526355.73">
            <text:p>2526355.73</text:p>
          </table:table-cell>
          <table:table-cell office:value-type="float" office:value="0.49">
            <text:p>0.49</text:p>
          </table:table-cell>
          <table:table-cell office:value-type="float" office:value="0.0679">
            <text:p>0.0679</text:p>
          </table:table-cell>
          <table:table-cell office:value-type="float" office:value="148899.94">
            <text:p>148899.94</text:p>
          </table:table-cell>
        </table:table-row>
        <table:table-row table:style-name="ro1">
          <table:table-cell office:value-type="string">
            <text:p>2013Q2</text:p>
          </table:table-cell>
          <table:table-cell office:value-type="float" office:value="2539877.72">
            <text:p>2539877.72</text:p>
          </table:table-cell>
          <table:table-cell office:value-type="float" office:value="0.27">
            <text:p>0.27</text:p>
          </table:table-cell>
          <table:table-cell office:value-type="float" office:value="0.082">
            <text:p>0.082</text:p>
          </table:table-cell>
          <table:table-cell office:value-type="float" office:value="148771.97">
            <text:p>148771.97</text:p>
          </table:table-cell>
        </table:table-row>
        <table:table-row table:style-name="ro1">
          <table:table-cell office:value-type="string">
            <text:p>2013Q3</text:p>
          </table:table-cell>
          <table:table-cell office:value-type="float" office:value="2548042.79">
            <text:p>2548042.79</text:p>
          </table:table-cell>
          <table:table-cell office:value-type="float" office:value="0.13">
            <text:p>0.13</text:p>
          </table:table-cell>
          <table:table-cell office:value-type="float" office:value="0.0852">
            <text:p>0.0852</text:p>
          </table:table-cell>
          <table:table-cell office:value-type="float" office:value="148877.88">
            <text:p>148877.88</text:p>
          </table:table-cell>
        </table:table-row>
        <table:table-row table:style-name="ro1">
          <table:table-cell office:value-type="string">
            <text:p>2013Q4</text:p>
          </table:table-cell>
          <table:table-cell office:value-type="float" office:value="2554083.66">
            <text:p>2554083.66</text:p>
          </table:table-cell>
          <table:table-cell office:value-type="float" office:value="0">
            <text:p>0</text:p>
          </table:table-cell>
          <table:table-cell office:value-type="float" office:value="0.1217">
            <text:p>0.1217</text:p>
          </table:table-cell>
          <table:table-cell office:value-type="float" office:value="149072.07">
            <text:p>149072.07</text:p>
          </table:table-cell>
        </table:table-row>
        <table:table-row table:style-name="ro1">
          <table:table-cell office:value-type="string">
            <text:p>2014Q1</text:p>
          </table:table-cell>
          <table:table-cell office:value-type="float" office:value="2565967.71">
            <text:p>2565967.71</text:p>
          </table:table-cell>
          <table:table-cell office:value-type="float" office:value="0.58">
            <text:p>0.58</text:p>
          </table:table-cell>
          <table:table-cell office:value-type="float" office:value="0.1815">
            <text:p>0.1815</text:p>
          </table:table-cell>
          <table:table-cell office:value-type="float" office:value="149299.34">
            <text:p>149299.34</text:p>
          </table:table-cell>
        </table:table-row>
        <table:table-row table:style-name="ro1">
          <table:table-cell office:value-type="string">
            <text:p>2014Q2</text:p>
          </table:table-cell>
          <table:table-cell office:value-type="float" office:value="2570675.33">
            <text:p>2570675.33</text:p>
          </table:table-cell>
          <table:table-cell office:value-type="float" office:value="0.09">
            <text:p>0.09</text:p>
          </table:table-cell>
          <table:table-cell office:value-type="float" office:value="0.1926">
            <text:p>0.1926</text:p>
          </table:table-cell>
          <table:table-cell office:value-type="float" office:value="149703.36">
            <text:p>149703.36</text:p>
          </table:table-cell>
        </table:table-row>
        <table:table-row table:style-name="ro1">
          <table:table-cell office:value-type="string">
            <text:p>2014Q3</text:p>
          </table:table-cell>
          <table:table-cell office:value-type="float" office:value="2582727.65">
            <text:p>2582727.65</text:p>
          </table:table-cell>
          <table:table-cell office:value-type="float" office:value="0.19">
            <text:p>0.19</text:p>
          </table:table-cell>
          <table:table-cell office:value-type="float" office:value="0.0226">
            <text:p>0.0226</text:p>
          </table:table-cell>
          <table:table-cell office:value-type="float" office:value="150115.09">
            <text:p>150115.09</text:p>
          </table:table-cell>
        </table:table-row>
        <table:table-row table:style-name="ro1">
          <table:table-cell office:value-type="string">
            <text:p>2014Q4</text:p>
          </table:table-cell>
          <table:table-cell office:value-type="float" office:value="2593863.65">
            <text:p>2593863.65</text:p>
          </table:table-cell>
          <table:table-cell office:value-type="float" office:value="0.21">
            <text:p>0.21</text:p>
          </table:table-cell>
          <table:table-cell office:value-type="float" office:value="-0.0154">
            <text:p>-0.0154</text:p>
          </table:table-cell>
          <table:table-cell office:value-type="float" office:value="150406.51">
            <text:p>150406.51</text:p>
          </table:table-cell>
        </table:table-row>
        <table:table-row table:style-name="ro1">
          <table:table-cell office:value-type="string">
            <text:p>2015Q1</text:p>
          </table:table-cell>
          <table:table-cell office:value-type="float" office:value="2613040.74">
            <text:p>2613040.74</text:p>
          </table:table-cell>
          <table:table-cell office:value-type="float" office:value="0.57">
            <text:p>0.57</text:p>
          </table:table-cell>
          <table:table-cell office:value-type="float" office:value="-0.0457">
            <text:p>-0.0457</text:p>
          </table:table-cell>
          <table:table-cell office:value-type="float" office:value="150634.68">
            <text:p>150634.68</text:p>
          </table:table-cell>
        </table:table-row>
        <table:table-row table:style-name="ro1">
          <table:table-cell office:value-type="string">
            <text:p>2015Q2</text:p>
          </table:table-cell>
          <table:table-cell office:value-type="float" office:value="2623494.16">
            <text:p>2623494.16</text:p>
          </table:table-cell>
          <table:table-cell office:value-type="float" office:value="0.42">
            <text:p>0.42</text:p>
          </table:table-cell>
          <table:table-cell office:value-type="float" office:value="-0.0996">
            <text:p>-0.0996</text:p>
          </table:table-cell>
          <table:table-cell office:value-type="float" office:value="151158.83">
            <text:p>151158.83</text:p>
          </table:table-cell>
        </table:table-row>
        <table:table-row table:style-name="ro1">
          <table:table-cell office:value-type="string">
            <text:p>2015Q3</text:p>
          </table:table-cell>
          <table:table-cell office:value-type="float" office:value="2635745.13">
            <text:p>2635745.13</text:p>
          </table:table-cell>
          <table:table-cell office:value-type="float" office:value="0.33">
            <text:p>0.33</text:p>
          </table:table-cell>
          <table:table-cell office:value-type="float" office:value="-0.1249">
            <text:p>-0.1249</text:p>
          </table:table-cell>
          <table:table-cell office:value-type="float" office:value="151739.89">
            <text:p>151739.89</text:p>
          </table:table-cell>
        </table:table-row>
        <table:table-row table:style-name="ro1">
          <table:table-cell office:value-type="string">
            <text:p>2015Q4</text:p>
          </table:table-cell>
          <table:table-cell office:value-type="float" office:value="2646975.5">
            <text:p>2646975.5</text:p>
          </table:table-cell>
          <table:table-cell office:value-type="float" office:value="0.1">
            <text:p>0.1</text:p>
          </table:table-cell>
          <table:table-cell office:value-type="float" office:value="-0.1575">
            <text:p>-0.1575</text:p>
          </table:table-cell>
          <table:table-cell office:value-type="float" office:value="152215.05">
            <text:p>152215.05</text:p>
          </table:table-cell>
        </table:table-row>
        <table:table-row table:style-name="ro1">
          <table:table-cell office:value-type="string">
            <text:p>2016Q1</text:p>
          </table:table-cell>
          <table:table-cell office:value-type="float" office:value="2662993.19">
            <text:p>2662993.19</text:p>
          </table:table-cell>
          <table:table-cell office:value-type="float" office:value="0.23">
            <text:p>0.23</text:p>
          </table:table-cell>
          <table:table-cell office:value-type="float" office:value="-0.2556">
            <text:p>-0.2556</text:p>
          </table:table-cell>
          <table:table-cell office:value-type="float" office:value="152608.47">
            <text:p>152608.47</text:p>
          </table:table-cell>
        </table:table-row>
        <table:table-row table:style-name="ro1">
          <table:table-cell office:value-type="string">
            <text:p>2016Q2</text:p>
          </table:table-cell>
          <table:table-cell office:value-type="float" office:value="2670604.81">
            <text:p>2670604.81</text:p>
          </table:table-cell>
          <table:table-cell office:value-type="float" office:value="0.19">
            <text:p>0.19</text:p>
          </table:table-cell>
          <table:table-cell office:value-type="float" office:value="-0.3361">
            <text:p>-0.3361</text:p>
          </table:table-cell>
          <table:table-cell office:value-type="float" office:value="153219.63">
            <text:p>153219.63</text:p>
          </table:table-cell>
        </table:table-row>
        <table:table-row table:style-name="ro1">
          <table:table-cell office:value-type="string">
            <text:p>2016Q3</text:p>
          </table:table-cell>
          <table:table-cell office:value-type="float" office:value="2682465.29">
            <text:p>2682465.29</text:p>
          </table:table-cell>
          <table:table-cell office:value-type="float" office:value="0.22">
            <text:p>0.22</text:p>
          </table:table-cell>
          <table:table-cell office:value-type="float" office:value="-0.3369">
            <text:p>-0.3369</text:p>
          </table:table-cell>
          <table:table-cell office:value-type="float" office:value="153686.77">
            <text:p>153686.77</text:p>
          </table:table-cell>
        </table:table-row>
        <table:table-row table:style-name="ro1">
          <table:table-cell office:value-type="string">
            <text:p>2016Q4</text:p>
          </table:table-cell>
          <table:table-cell office:value-type="float" office:value="2702754.07">
            <text:p>2702754.07</text:p>
          </table:table-cell>
          <table:table-cell office:value-type="float" office:value="0.07">
            <text:p>0.07</text:p>
          </table:table-cell>
          <table:table-cell office:value-type="float" office:value="-0.3486">
            <text:p>-0.3486</text:p>
          </table:table-cell>
          <table:table-cell office:value-type="float" office:value="154246.24">
            <text:p>154246.24</text:p>
          </table:table-cell>
        </table:table-row>
        <table:table-row table:style-name="ro1">
          <table:table-cell office:value-type="string">
            <text:p>2017Q1</text:p>
          </table:table-cell>
          <table:table-cell office:value-type="float" office:value="2720748.7">
            <text:p>2720748.7</text:p>
          </table:table-cell>
          <table:table-cell office:value-type="float" office:value="0.19">
            <text:p>0.19</text:p>
          </table:table-cell>
          <table:table-cell office:value-type="float" office:value="-0.3526">
            <text:p>-0.3526</text:p>
          </table:table-cell>
          <table:table-cell office:value-type="float" office:value="154943.25">
            <text:p>154943.25</text:p>
          </table:table-cell>
        </table:table-row>
        <table:table-row table:style-name="ro1">
          <table:table-cell office:value-type="string">
            <text:p>2017Q2</text:p>
          </table:table-cell>
          <table:table-cell office:value-type="float" office:value="2740204.68">
            <text:p>2740204.68</text:p>
          </table:table-cell>
          <table:table-cell office:value-type="float" office:value="0.53">
            <text:p>0.53</text:p>
          </table:table-cell>
          <table:table-cell office:value-type="float" office:value="-0.3581">
            <text:p>-0.3581</text:p>
          </table:table-cell>
          <table:table-cell office:value-type="float" office:value="155557.9">
            <text:p>155557.9</text:p>
          </table:table-cell>
        </table:table-row>
        <table:table-row table:style-name="ro1">
          <table:table-cell office:value-type="string">
            <text:p>2017Q3</text:p>
          </table:table-cell>
          <table:table-cell office:value-type="float" office:value="2761543.55">
            <text:p>2761543.55</text:p>
          </table:table-cell>
          <table:table-cell office:value-type="float" office:value="0.22">
            <text:p>0.22</text:p>
          </table:table-cell>
          <table:table-cell office:value-type="float" office:value="-0.3578">
            <text:p>-0.3578</text:p>
          </table:table-cell>
          <table:table-cell office:value-type="float" office:value="156242.78">
            <text:p>156242.78</text:p>
          </table:table-cell>
        </table:table-row>
        <table:table-row table:style-name="ro1">
          <table:table-cell office:value-type="string">
            <text:p>2017Q4</text:p>
          </table:table-cell>
          <table:table-cell office:value-type="float" office:value="2783155.7">
            <text:p>2783155.7</text:p>
          </table:table-cell>
          <table:table-cell office:value-type="float" office:value="0.26">
            <text:p>0.26</text:p>
          </table:table-cell>
          <table:table-cell office:value-type="float" office:value="-0.3501">
            <text:p>-0.3501</text:p>
          </table:table-cell>
          <table:table-cell office:value-type="float" office:value="156816.41">
            <text:p>156816.41</text:p>
          </table:table-cell>
        </table:table-row>
        <table:table-row table:style-name="ro1">
          <table:table-cell office:value-type="string">
            <text:p>2018Q1</text:p>
          </table:table-cell>
          <table:table-cell office:value-type="float" office:value="2790685.93">
            <text:p>2790685.93</text:p>
          </table:table-cell>
          <table:table-cell office:value-type="float" office:value="0.3">
            <text:p>0.3</text:p>
          </table:table-cell>
          <table:table-cell office:value-type="float" office:value="-0.3637">
            <text:p>-0.3637</text:p>
          </table:table-cell>
          <table:table-cell office:value-type="float" office:value="157424.46">
            <text:p>157424.46</text:p>
          </table:table-cell>
        </table:table-row>
        <table:table-row table:style-name="ro1">
          <table:table-cell office:value-type="string">
            <text:p>2018Q2</text:p>
          </table:table-cell>
          <table:table-cell office:value-type="float" office:value="2800830.87">
            <text:p>2800830.87</text:p>
          </table:table-cell>
          <table:table-cell office:value-type="float" office:value="0.38">
            <text:p>0.38</text:p>
          </table:table-cell>
          <table:table-cell office:value-type="float" office:value="-0.3633">
            <text:p>-0.3633</text:p>
          </table:table-cell>
          <table:table-cell office:value-type="float" office:value="158116.07">
            <text:p>158116.07</text:p>
          </table:table-cell>
        </table:table-row>
        <table:table-row table:style-name="ro1">
          <table:table-cell office:value-type="string">
            <text:p>2018Q3</text:p>
          </table:table-cell>
          <table:table-cell office:value-type="float" office:value="2806313.34">
            <text:p>2806313.34</text:p>
          </table:table-cell>
          <table:table-cell office:value-type="float" office:value="0.25">
            <text:p>0.25</text:p>
          </table:table-cell>
          <table:table-cell office:value-type="float" office:value="-0.3618">
            <text:p>-0.3618</text:p>
          </table:table-cell>
          <table:table-cell office:value-type="float" office:value="158507.23">
            <text:p>158507.23</text:p>
          </table:table-cell>
        </table:table-row>
        <table:table-row table:style-name="ro1">
          <table:table-cell office:value-type="string">
            <text:p>2018Q4</text:p>
          </table:table-cell>
          <table:table-cell office:value-type="float" office:value="2815782.95">
            <text:p>2815782.95</text:p>
          </table:table-cell>
          <table:table-cell office:value-type="float" office:value="0.53">
            <text:p>0.53</text:p>
          </table:table-cell>
          <table:table-cell office:value-type="float" office:value="-0.3626">
            <text:p>-0.3626</text:p>
          </table:table-cell>
          <table:table-cell office:value-type="float" office:value="159014.85">
            <text:p>159014.85</text:p>
          </table:table-cell>
        </table:table-row>
        <table:table-row table:style-name="ro1">
          <table:table-cell office:value-type="string">
            <text:p>2019Q1</text:p>
          </table:table-cell>
          <table:table-cell office:value-type="float" office:value="2827830.5">
            <text:p>2827830.5</text:p>
          </table:table-cell>
          <table:table-cell office:value-type="float" office:value="0.36">
            <text:p>0.36</text:p>
          </table:table-cell>
          <table:table-cell office:value-type="float" office:value="-0.3673">
            <text:p>-0.3673</text:p>
          </table:table-cell>
          <table:table-cell office:value-type="float" office:value="159569.58">
            <text:p>159569.58</text:p>
          </table:table-cell>
        </table:table-row>
        <table:table-row table:style-name="ro1">
          <table:table-cell office:value-type="string">
            <text:p>2019Q2</text:p>
          </table:table-cell>
          <table:table-cell office:value-type="float" office:value="2833173.03">
            <text:p>2833173.03</text:p>
          </table:table-cell>
          <table:table-cell office:value-type="float" office:value="0.51">
            <text:p>0.51</text:p>
          </table:table-cell>
          <table:table-cell office:value-type="float" office:value="-0.365">
            <text:p>-0.365</text:p>
          </table:table-cell>
          <table:table-cell office:value-type="float" office:value="159956.33">
            <text:p>159956.33</text:p>
          </table:table-cell>
        </table:table-row>
        <table:table-row table:style-name="ro1">
          <table:table-cell office:value-type="string">
            <text:p>2019Q3</text:p>
          </table:table-cell>
          <table:table-cell office:value-type="float" office:value="2839304.25">
            <text:p>2839304.25</text:p>
          </table:table-cell>
          <table:table-cell/>
          <table:table-cell office:value-type="float" office:value="-0.3771">
            <text:p>-0.3771</text:p>
          </table:table-cell>
          <table:table-cell office:value-type="float" office:value="160170.09">
            <text:p>160170.09</text:p>
          </table:table-cell>
        </table:table-row>
      </table:table>
      <table:table table:name="gdp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eriod\Unit:</text:p>
          </table:table-cell>
          <table:table-cell office:value-type="string">
            <text:p>[Millions]</text:p>
          </table:table-cell>
        </table:table-row>
        <table:table-row table:style-name="ro1">
          <table:table-cell office:value-type="string">
            <text:p>1995Q1</text:p>
          </table:table-cell>
          <table:table-cell office:value-type="float" office:value="1949458.52">
            <text:p>1949458.52</text:p>
          </table:table-cell>
        </table:table-row>
        <table:table-row table:style-name="ro1">
          <table:table-cell office:value-type="string">
            <text:p>1995Q2</text:p>
          </table:table-cell>
          <table:table-cell office:value-type="float" office:value="1959919.95">
            <text:p>1959919.95</text:p>
          </table:table-cell>
        </table:table-row>
        <table:table-row table:style-name="ro1">
          <table:table-cell office:value-type="string">
            <text:p>1995Q3</text:p>
          </table:table-cell>
          <table:table-cell office:value-type="float" office:value="1964401.29">
            <text:p>1964401.29</text:p>
          </table:table-cell>
        </table:table-row>
        <table:table-row table:style-name="ro1">
          <table:table-cell office:value-type="string">
            <text:p>1995Q4</text:p>
          </table:table-cell>
          <table:table-cell office:value-type="float" office:value="1971105.3">
            <text:p>1971105.3</text:p>
          </table:table-cell>
        </table:table-row>
        <table:table-row table:style-name="ro1">
          <table:table-cell office:value-type="string">
            <text:p>1996Q1</text:p>
          </table:table-cell>
          <table:table-cell office:value-type="float" office:value="1973673.94">
            <text:p>1973673.94</text:p>
          </table:table-cell>
        </table:table-row>
        <table:table-row table:style-name="ro1">
          <table:table-cell office:value-type="string">
            <text:p>1996Q2</text:p>
          </table:table-cell>
          <table:table-cell office:value-type="float" office:value="1988850.16">
            <text:p>1988850.16</text:p>
          </table:table-cell>
        </table:table-row>
        <table:table-row table:style-name="ro1">
          <table:table-cell office:value-type="string">
            <text:p>1996Q3</text:p>
          </table:table-cell>
          <table:table-cell office:value-type="float" office:value="1999314.51">
            <text:p>1999314.51</text:p>
          </table:table-cell>
        </table:table-row>
        <table:table-row table:style-name="ro1">
          <table:table-cell office:value-type="string">
            <text:p>1996Q4</text:p>
          </table:table-cell>
          <table:table-cell office:value-type="float" office:value="2008368.48">
            <text:p>2008368.48</text:p>
          </table:table-cell>
        </table:table-row>
        <table:table-row table:style-name="ro1">
          <table:table-cell office:value-type="string">
            <text:p>1997Q1</text:p>
          </table:table-cell>
          <table:table-cell office:value-type="float" office:value="2012930.93">
            <text:p>2012930.93</text:p>
          </table:table-cell>
        </table:table-row>
        <table:table-row table:style-name="ro1">
          <table:table-cell office:value-type="string">
            <text:p>1997Q2</text:p>
          </table:table-cell>
          <table:table-cell office:value-type="float" office:value="2038771.58">
            <text:p>2038771.58</text:p>
          </table:table-cell>
        </table:table-row>
        <table:table-row table:style-name="ro1">
          <table:table-cell office:value-type="string">
            <text:p>1997Q3</text:p>
          </table:table-cell>
          <table:table-cell office:value-type="float" office:value="2054249.14">
            <text:p>2054249.14</text:p>
          </table:table-cell>
        </table:table-row>
        <table:table-row table:style-name="ro1">
          <table:table-cell office:value-type="string">
            <text:p>1997Q4</text:p>
          </table:table-cell>
          <table:table-cell office:value-type="float" office:value="2076977.73">
            <text:p>2076977.73</text:p>
          </table:table-cell>
        </table:table-row>
        <table:table-row table:style-name="ro1">
          <table:table-cell office:value-type="string">
            <text:p>1998Q1</text:p>
          </table:table-cell>
          <table:table-cell office:value-type="float" office:value="2090563.59">
            <text:p>2090563.59</text:p>
          </table:table-cell>
        </table:table-row>
        <table:table-row table:style-name="ro1">
          <table:table-cell office:value-type="string">
            <text:p>1998Q2</text:p>
          </table:table-cell>
          <table:table-cell office:value-type="float" office:value="2100095.84">
            <text:p>2100095.84</text:p>
          </table:table-cell>
        </table:table-row>
        <table:table-row table:style-name="ro1">
          <table:table-cell office:value-type="string">
            <text:p>1998Q3</text:p>
          </table:table-cell>
          <table:table-cell office:value-type="float" office:value="2112593.42">
            <text:p>2112593.42</text:p>
          </table:table-cell>
        </table:table-row>
        <table:table-row table:style-name="ro1">
          <table:table-cell office:value-type="string">
            <text:p>1998Q4</text:p>
          </table:table-cell>
          <table:table-cell office:value-type="float" office:value="2116247.2">
            <text:p>2116247.2</text:p>
          </table:table-cell>
        </table:table-row>
        <table:table-row table:style-name="ro1">
          <table:table-cell office:value-type="string">
            <text:p>1999Q1</text:p>
          </table:table-cell>
          <table:table-cell office:value-type="float" office:value="2136873.4">
            <text:p>2136873.4</text:p>
          </table:table-cell>
        </table:table-row>
        <table:table-row table:style-name="ro1">
          <table:table-cell office:value-type="string">
            <text:p>1999Q2</text:p>
          </table:table-cell>
          <table:table-cell office:value-type="float" office:value="2149198.46">
            <text:p>2149198.46</text:p>
          </table:table-cell>
        </table:table-row>
        <table:table-row table:style-name="ro1">
          <table:table-cell office:value-type="string">
            <text:p>1999Q3</text:p>
          </table:table-cell>
          <table:table-cell office:value-type="float" office:value="2173754.36">
            <text:p>2173754.36</text:p>
          </table:table-cell>
        </table:table-row>
        <table:table-row table:style-name="ro1">
          <table:table-cell office:value-type="string">
            <text:p>1999Q4</text:p>
          </table:table-cell>
          <table:table-cell office:value-type="float" office:value="2199211.93">
            <text:p>2199211.93</text:p>
          </table:table-cell>
        </table:table-row>
        <table:table-row table:style-name="ro1">
          <table:table-cell office:value-type="string">
            <text:p>2000Q1</text:p>
          </table:table-cell>
          <table:table-cell office:value-type="float" office:value="2226416.26">
            <text:p>2226416.26</text:p>
          </table:table-cell>
        </table:table-row>
        <table:table-row table:style-name="ro1">
          <table:table-cell office:value-type="string">
            <text:p>2000Q2</text:p>
          </table:table-cell>
          <table:table-cell office:value-type="float" office:value="2245639.63">
            <text:p>2245639.63</text:p>
          </table:table-cell>
        </table:table-row>
        <table:table-row table:style-name="ro1">
          <table:table-cell office:value-type="string">
            <text:p>2000Q3</text:p>
          </table:table-cell>
          <table:table-cell office:value-type="float" office:value="2258513.22">
            <text:p>2258513.22</text:p>
          </table:table-cell>
        </table:table-row>
        <table:table-row table:style-name="ro1">
          <table:table-cell office:value-type="string">
            <text:p>2000Q4</text:p>
          </table:table-cell>
          <table:table-cell office:value-type="float" office:value="2273517.6">
            <text:p>2273517.6</text:p>
          </table:table-cell>
        </table:table-row>
        <table:table-row table:style-name="ro1">
          <table:table-cell office:value-type="string">
            <text:p>2001Q1</text:p>
          </table:table-cell>
          <table:table-cell office:value-type="float" office:value="2296192.48">
            <text:p>2296192.48</text:p>
          </table:table-cell>
        </table:table-row>
        <table:table-row table:style-name="ro1">
          <table:table-cell office:value-type="string">
            <text:p>2001Q2</text:p>
          </table:table-cell>
          <table:table-cell office:value-type="float" office:value="2298333.46">
            <text:p>2298333.46</text:p>
          </table:table-cell>
        </table:table-row>
        <table:table-row table:style-name="ro1">
          <table:table-cell office:value-type="string">
            <text:p>2001Q3</text:p>
          </table:table-cell>
          <table:table-cell office:value-type="float" office:value="2301589.89">
            <text:p>2301589.89</text:p>
          </table:table-cell>
        </table:table-row>
        <table:table-row table:style-name="ro1">
          <table:table-cell office:value-type="string">
            <text:p>2001Q4</text:p>
          </table:table-cell>
          <table:table-cell office:value-type="float" office:value="2304603.99">
            <text:p>2304603.99</text:p>
          </table:table-cell>
        </table:table-row>
        <table:table-row table:style-name="ro1">
          <table:table-cell office:value-type="string">
            <text:p>2002Q1</text:p>
          </table:table-cell>
          <table:table-cell office:value-type="float" office:value="2305614.44">
            <text:p>2305614.44</text:p>
          </table:table-cell>
        </table:table-row>
        <table:table-row table:style-name="ro1">
          <table:table-cell office:value-type="string">
            <text:p>2002Q2</text:p>
          </table:table-cell>
          <table:table-cell office:value-type="float" office:value="2318591.19">
            <text:p>2318591.19</text:p>
          </table:table-cell>
        </table:table-row>
        <table:table-row table:style-name="ro1">
          <table:table-cell office:value-type="string">
            <text:p>2002Q3</text:p>
          </table:table-cell>
          <table:table-cell office:value-type="float" office:value="2328155.89">
            <text:p>2328155.89</text:p>
          </table:table-cell>
        </table:table-row>
        <table:table-row table:style-name="ro1">
          <table:table-cell office:value-type="string">
            <text:p>2002Q4</text:p>
          </table:table-cell>
          <table:table-cell office:value-type="float" office:value="2332222.79">
            <text:p>2332222.79</text:p>
          </table:table-cell>
        </table:table-row>
        <table:table-row table:style-name="ro1">
          <table:table-cell office:value-type="string">
            <text:p>2003Q1</text:p>
          </table:table-cell>
          <table:table-cell office:value-type="float" office:value="2323795.68">
            <text:p>2323795.68</text:p>
          </table:table-cell>
        </table:table-row>
        <table:table-row table:style-name="ro1">
          <table:table-cell office:value-type="string">
            <text:p>2003Q2</text:p>
          </table:table-cell>
          <table:table-cell office:value-type="float" office:value="2326112.1">
            <text:p>2326112.1</text:p>
          </table:table-cell>
        </table:table-row>
        <table:table-row table:style-name="ro1">
          <table:table-cell office:value-type="string">
            <text:p>2003Q3</text:p>
          </table:table-cell>
          <table:table-cell office:value-type="float" office:value="2339184.18">
            <text:p>2339184.18</text:p>
          </table:table-cell>
        </table:table-row>
        <table:table-row table:style-name="ro1">
          <table:table-cell office:value-type="string">
            <text:p>2003Q4</text:p>
          </table:table-cell>
          <table:table-cell office:value-type="float" office:value="2356618.88">
            <text:p>2356618.88</text:p>
          </table:table-cell>
        </table:table-row>
        <table:table-row table:style-name="ro1">
          <table:table-cell office:value-type="string">
            <text:p>2004Q1</text:p>
          </table:table-cell>
          <table:table-cell office:value-type="float" office:value="2368529.61">
            <text:p>2368529.61</text:p>
          </table:table-cell>
        </table:table-row>
        <table:table-row table:style-name="ro1">
          <table:table-cell office:value-type="string">
            <text:p>2004Q2</text:p>
          </table:table-cell>
          <table:table-cell office:value-type="float" office:value="2382687.69">
            <text:p>2382687.69</text:p>
          </table:table-cell>
        </table:table-row>
        <table:table-row table:style-name="ro1">
          <table:table-cell office:value-type="string">
            <text:p>2004Q3</text:p>
          </table:table-cell>
          <table:table-cell office:value-type="float" office:value="2388809.37">
            <text:p>2388809.37</text:p>
          </table:table-cell>
        </table:table-row>
        <table:table-row table:style-name="ro1">
          <table:table-cell office:value-type="string">
            <text:p>2004Q4</text:p>
          </table:table-cell>
          <table:table-cell office:value-type="float" office:value="2397550.44">
            <text:p>2397550.44</text:p>
          </table:table-cell>
        </table:table-row>
        <table:table-row table:style-name="ro1">
          <table:table-cell office:value-type="string">
            <text:p>2005Q1</text:p>
          </table:table-cell>
          <table:table-cell office:value-type="float" office:value="2402744.66">
            <text:p>2402744.66</text:p>
          </table:table-cell>
        </table:table-row>
        <table:table-row table:style-name="ro1">
          <table:table-cell office:value-type="string">
            <text:p>2005Q2</text:p>
          </table:table-cell>
          <table:table-cell office:value-type="float" office:value="2417551.83">
            <text:p>2417551.83</text:p>
          </table:table-cell>
        </table:table-row>
        <table:table-row table:style-name="ro1">
          <table:table-cell office:value-type="string">
            <text:p>2005Q3</text:p>
          </table:table-cell>
          <table:table-cell office:value-type="float" office:value="2435205.95">
            <text:p>2435205.95</text:p>
          </table:table-cell>
        </table:table-row>
        <table:table-row table:style-name="ro1">
          <table:table-cell office:value-type="string">
            <text:p>2005Q4</text:p>
          </table:table-cell>
          <table:table-cell office:value-type="float" office:value="2450262.84">
            <text:p>2450262.84</text:p>
          </table:table-cell>
        </table:table-row>
        <table:table-row table:style-name="ro1">
          <table:table-cell office:value-type="string">
            <text:p>2006Q1</text:p>
          </table:table-cell>
          <table:table-cell office:value-type="float" office:value="2472105.14">
            <text:p>2472105.14</text:p>
          </table:table-cell>
        </table:table-row>
        <table:table-row table:style-name="ro1">
          <table:table-cell office:value-type="string">
            <text:p>2006Q2</text:p>
          </table:table-cell>
          <table:table-cell office:value-type="float" office:value="2499023.26">
            <text:p>2499023.26</text:p>
          </table:table-cell>
        </table:table-row>
        <table:table-row table:style-name="ro1">
          <table:table-cell office:value-type="string">
            <text:p>2006Q3</text:p>
          </table:table-cell>
          <table:table-cell office:value-type="float" office:value="2513606.61">
            <text:p>2513606.61</text:p>
          </table:table-cell>
        </table:table-row>
        <table:table-row table:style-name="ro1">
          <table:table-cell office:value-type="string">
            <text:p>2006Q4</text:p>
          </table:table-cell>
          <table:table-cell office:value-type="float" office:value="2543612.54">
            <text:p>2543612.54</text:p>
          </table:table-cell>
        </table:table-row>
        <table:table-row table:style-name="ro1">
          <table:table-cell office:value-type="string">
            <text:p>2007Q1</text:p>
          </table:table-cell>
          <table:table-cell office:value-type="float" office:value="2559171.42">
            <text:p>2559171.42</text:p>
          </table:table-cell>
        </table:table-row>
        <table:table-row table:style-name="ro1">
          <table:table-cell office:value-type="string">
            <text:p>2007Q2</text:p>
          </table:table-cell>
          <table:table-cell office:value-type="float" office:value="2577095.7">
            <text:p>2577095.7</text:p>
          </table:table-cell>
        </table:table-row>
        <table:table-row table:style-name="ro1">
          <table:table-cell office:value-type="string">
            <text:p>2007Q3</text:p>
          </table:table-cell>
          <table:table-cell office:value-type="float" office:value="2588319.21">
            <text:p>2588319.21</text:p>
          </table:table-cell>
        </table:table-row>
        <table:table-row table:style-name="ro1">
          <table:table-cell office:value-type="string">
            <text:p>2007Q4</text:p>
          </table:table-cell>
          <table:table-cell office:value-type="float" office:value="2603015.99">
            <text:p>2603015.99</text:p>
          </table:table-cell>
        </table:table-row>
        <table:table-row table:style-name="ro1">
          <table:table-cell office:value-type="string">
            <text:p>2008Q1</text:p>
          </table:table-cell>
          <table:table-cell office:value-type="float" office:value="2614595.21">
            <text:p>2614595.21</text:p>
          </table:table-cell>
        </table:table-row>
        <table:table-row table:style-name="ro1">
          <table:table-cell office:value-type="string">
            <text:p>2008Q2</text:p>
          </table:table-cell>
          <table:table-cell office:value-type="float" office:value="2605478.3">
            <text:p>2605478.3</text:p>
          </table:table-cell>
        </table:table-row>
        <table:table-row table:style-name="ro1">
          <table:table-cell office:value-type="string">
            <text:p>2008Q3</text:p>
          </table:table-cell>
          <table:table-cell office:value-type="float" office:value="2591408.77">
            <text:p>2591408.77</text:p>
          </table:table-cell>
        </table:table-row>
        <table:table-row table:style-name="ro1">
          <table:table-cell office:value-type="string">
            <text:p>2008Q4</text:p>
          </table:table-cell>
          <table:table-cell office:value-type="float" office:value="2547223.31">
            <text:p>2547223.31</text:p>
          </table:table-cell>
        </table:table-row>
        <table:table-row table:style-name="ro1">
          <table:table-cell office:value-type="string">
            <text:p>2009Q1</text:p>
          </table:table-cell>
          <table:table-cell office:value-type="float" office:value="2466803.69">
            <text:p>2466803.69</text:p>
          </table:table-cell>
        </table:table-row>
        <table:table-row table:style-name="ro1">
          <table:table-cell office:value-type="string">
            <text:p>2009Q2</text:p>
          </table:table-cell>
          <table:table-cell office:value-type="float" office:value="2466020.76">
            <text:p>2466020.76</text:p>
          </table:table-cell>
        </table:table-row>
        <table:table-row table:style-name="ro1">
          <table:table-cell office:value-type="string">
            <text:p>2009Q3</text:p>
          </table:table-cell>
          <table:table-cell office:value-type="float" office:value="2475176.92">
            <text:p>2475176.92</text:p>
          </table:table-cell>
        </table:table-row>
        <table:table-row table:style-name="ro1">
          <table:table-cell office:value-type="string">
            <text:p>2009Q4</text:p>
          </table:table-cell>
          <table:table-cell office:value-type="float" office:value="2487837.03">
            <text:p>2487837.03</text:p>
          </table:table-cell>
        </table:table-row>
        <table:table-row table:style-name="ro1">
          <table:table-cell office:value-type="string">
            <text:p>2010Q1</text:p>
          </table:table-cell>
          <table:table-cell office:value-type="float" office:value="2496989.59">
            <text:p>2496989.59</text:p>
          </table:table-cell>
        </table:table-row>
        <table:table-row table:style-name="ro1">
          <table:table-cell office:value-type="string">
            <text:p>2010Q2</text:p>
          </table:table-cell>
          <table:table-cell office:value-type="float" office:value="2521749.68">
            <text:p>2521749.68</text:p>
          </table:table-cell>
        </table:table-row>
        <table:table-row table:style-name="ro1">
          <table:table-cell office:value-type="string">
            <text:p>2010Q3</text:p>
          </table:table-cell>
          <table:table-cell office:value-type="float" office:value="2532883.11">
            <text:p>2532883.11</text:p>
          </table:table-cell>
        </table:table-row>
        <table:table-row table:style-name="ro1">
          <table:table-cell office:value-type="string">
            <text:p>2010Q4</text:p>
          </table:table-cell>
          <table:table-cell office:value-type="float" office:value="2548545.7">
            <text:p>2548545.7</text:p>
          </table:table-cell>
        </table:table-row>
        <table:table-row table:style-name="ro1">
          <table:table-cell office:value-type="string">
            <text:p>2011Q1</text:p>
          </table:table-cell>
          <table:table-cell office:value-type="float" office:value="2570036.77">
            <text:p>2570036.77</text:p>
          </table:table-cell>
        </table:table-row>
        <table:table-row table:style-name="ro1">
          <table:table-cell office:value-type="string">
            <text:p>2011Q2</text:p>
          </table:table-cell>
          <table:table-cell office:value-type="float" office:value="2570197.86">
            <text:p>2570197.86</text:p>
          </table:table-cell>
        </table:table-row>
        <table:table-row table:style-name="ro1">
          <table:table-cell office:value-type="string">
            <text:p>2011Q3</text:p>
          </table:table-cell>
          <table:table-cell office:value-type="float" office:value="2572568.66">
            <text:p>2572568.66</text:p>
          </table:table-cell>
        </table:table-row>
        <table:table-row table:style-name="ro1">
          <table:table-cell office:value-type="string">
            <text:p>2011Q4</text:p>
          </table:table-cell>
          <table:table-cell office:value-type="float" office:value="2563266.12">
            <text:p>2563266.12</text:p>
          </table:table-cell>
        </table:table-row>
        <table:table-row table:style-name="ro1">
          <table:table-cell office:value-type="string">
            <text:p>2012Q1</text:p>
          </table:table-cell>
          <table:table-cell office:value-type="float" office:value="2557687.66">
            <text:p>2557687.66</text:p>
          </table:table-cell>
        </table:table-row>
        <table:table-row table:style-name="ro1">
          <table:table-cell office:value-type="string">
            <text:p>2012Q2</text:p>
          </table:table-cell>
          <table:table-cell office:value-type="float" office:value="2549401.88">
            <text:p>2549401.88</text:p>
          </table:table-cell>
        </table:table-row>
        <table:table-row table:style-name="ro1">
          <table:table-cell office:value-type="string">
            <text:p>2012Q3</text:p>
          </table:table-cell>
          <table:table-cell office:value-type="float" office:value="2546961.64">
            <text:p>2546961.64</text:p>
          </table:table-cell>
        </table:table-row>
        <table:table-row table:style-name="ro1">
          <table:table-cell office:value-type="string">
            <text:p>2012Q4</text:p>
          </table:table-cell>
          <table:table-cell office:value-type="float" office:value="2536248.86">
            <text:p>2536248.86</text:p>
          </table:table-cell>
        </table:table-row>
        <table:table-row table:style-name="ro1">
          <table:table-cell office:value-type="string">
            <text:p>2013Q1</text:p>
          </table:table-cell>
          <table:table-cell office:value-type="float" office:value="2526355.73">
            <text:p>2526355.73</text:p>
          </table:table-cell>
        </table:table-row>
        <table:table-row table:style-name="ro1">
          <table:table-cell office:value-type="string">
            <text:p>2013Q2</text:p>
          </table:table-cell>
          <table:table-cell office:value-type="float" office:value="2539877.72">
            <text:p>2539877.72</text:p>
          </table:table-cell>
        </table:table-row>
        <table:table-row table:style-name="ro1">
          <table:table-cell office:value-type="string">
            <text:p>2013Q3</text:p>
          </table:table-cell>
          <table:table-cell office:value-type="float" office:value="2548042.79">
            <text:p>2548042.79</text:p>
          </table:table-cell>
        </table:table-row>
        <table:table-row table:style-name="ro1">
          <table:table-cell office:value-type="string">
            <text:p>2013Q4</text:p>
          </table:table-cell>
          <table:table-cell office:value-type="float" office:value="2554083.66">
            <text:p>2554083.66</text:p>
          </table:table-cell>
        </table:table-row>
        <table:table-row table:style-name="ro1">
          <table:table-cell office:value-type="string">
            <text:p>2014Q1</text:p>
          </table:table-cell>
          <table:table-cell office:value-type="float" office:value="2565967.71">
            <text:p>2565967.71</text:p>
          </table:table-cell>
        </table:table-row>
        <table:table-row table:style-name="ro1">
          <table:table-cell office:value-type="string">
            <text:p>2014Q2</text:p>
          </table:table-cell>
          <table:table-cell office:value-type="float" office:value="2570675.33">
            <text:p>2570675.33</text:p>
          </table:table-cell>
        </table:table-row>
        <table:table-row table:style-name="ro1">
          <table:table-cell office:value-type="string">
            <text:p>2014Q3</text:p>
          </table:table-cell>
          <table:table-cell office:value-type="float" office:value="2582727.65">
            <text:p>2582727.65</text:p>
          </table:table-cell>
        </table:table-row>
        <table:table-row table:style-name="ro1">
          <table:table-cell office:value-type="string">
            <text:p>2014Q4</text:p>
          </table:table-cell>
          <table:table-cell office:value-type="float" office:value="2593863.65">
            <text:p>2593863.65</text:p>
          </table:table-cell>
        </table:table-row>
        <table:table-row table:style-name="ro1">
          <table:table-cell office:value-type="string">
            <text:p>2015Q1</text:p>
          </table:table-cell>
          <table:table-cell office:value-type="float" office:value="2613040.74">
            <text:p>2613040.74</text:p>
          </table:table-cell>
        </table:table-row>
        <table:table-row table:style-name="ro1">
          <table:table-cell office:value-type="string">
            <text:p>2015Q2</text:p>
          </table:table-cell>
          <table:table-cell office:value-type="float" office:value="2623494.16">
            <text:p>2623494.16</text:p>
          </table:table-cell>
        </table:table-row>
        <table:table-row table:style-name="ro1">
          <table:table-cell office:value-type="string">
            <text:p>2015Q3</text:p>
          </table:table-cell>
          <table:table-cell office:value-type="float" office:value="2635745.13">
            <text:p>2635745.13</text:p>
          </table:table-cell>
        </table:table-row>
        <table:table-row table:style-name="ro1">
          <table:table-cell office:value-type="string">
            <text:p>2015Q4</text:p>
          </table:table-cell>
          <table:table-cell office:value-type="float" office:value="2646975.5">
            <text:p>2646975.5</text:p>
          </table:table-cell>
        </table:table-row>
        <table:table-row table:style-name="ro1">
          <table:table-cell office:value-type="string">
            <text:p>2016Q1</text:p>
          </table:table-cell>
          <table:table-cell office:value-type="float" office:value="2662993.19">
            <text:p>2662993.19</text:p>
          </table:table-cell>
        </table:table-row>
        <table:table-row table:style-name="ro1">
          <table:table-cell office:value-type="string">
            <text:p>2016Q2</text:p>
          </table:table-cell>
          <table:table-cell office:value-type="float" office:value="2670604.81">
            <text:p>2670604.81</text:p>
          </table:table-cell>
        </table:table-row>
        <table:table-row table:style-name="ro1">
          <table:table-cell office:value-type="string">
            <text:p>2016Q3</text:p>
          </table:table-cell>
          <table:table-cell office:value-type="float" office:value="2682465.29">
            <text:p>2682465.29</text:p>
          </table:table-cell>
        </table:table-row>
        <table:table-row table:style-name="ro1">
          <table:table-cell office:value-type="string">
            <text:p>2016Q4</text:p>
          </table:table-cell>
          <table:table-cell office:value-type="float" office:value="2702754.07">
            <text:p>2702754.07</text:p>
          </table:table-cell>
        </table:table-row>
        <table:table-row table:style-name="ro1">
          <table:table-cell office:value-type="string">
            <text:p>2017Q1</text:p>
          </table:table-cell>
          <table:table-cell office:value-type="float" office:value="2720748.7">
            <text:p>2720748.7</text:p>
          </table:table-cell>
        </table:table-row>
        <table:table-row table:style-name="ro1">
          <table:table-cell office:value-type="string">
            <text:p>2017Q2</text:p>
          </table:table-cell>
          <table:table-cell office:value-type="float" office:value="2740204.68">
            <text:p>2740204.68</text:p>
          </table:table-cell>
        </table:table-row>
        <table:table-row table:style-name="ro1">
          <table:table-cell office:value-type="string">
            <text:p>2017Q3</text:p>
          </table:table-cell>
          <table:table-cell office:value-type="float" office:value="2761543.55">
            <text:p>2761543.55</text:p>
          </table:table-cell>
        </table:table-row>
        <table:table-row table:style-name="ro1">
          <table:table-cell office:value-type="string">
            <text:p>2017Q4</text:p>
          </table:table-cell>
          <table:table-cell office:value-type="float" office:value="2783155.7">
            <text:p>2783155.7</text:p>
          </table:table-cell>
        </table:table-row>
        <table:table-row table:style-name="ro1">
          <table:table-cell office:value-type="string">
            <text:p>2018Q1</text:p>
          </table:table-cell>
          <table:table-cell office:value-type="float" office:value="2790685.93">
            <text:p>2790685.93</text:p>
          </table:table-cell>
        </table:table-row>
        <table:table-row table:style-name="ro1">
          <table:table-cell office:value-type="string">
            <text:p>2018Q2</text:p>
          </table:table-cell>
          <table:table-cell office:value-type="float" office:value="2800830.87">
            <text:p>2800830.87</text:p>
          </table:table-cell>
        </table:table-row>
        <table:table-row table:style-name="ro1">
          <table:table-cell office:value-type="string">
            <text:p>2018Q3</text:p>
          </table:table-cell>
          <table:table-cell office:value-type="float" office:value="2806313.34">
            <text:p>2806313.34</text:p>
          </table:table-cell>
        </table:table-row>
        <table:table-row table:style-name="ro1">
          <table:table-cell office:value-type="string">
            <text:p>2018Q4</text:p>
          </table:table-cell>
          <table:table-cell office:value-type="float" office:value="2815782.95">
            <text:p>2815782.95</text:p>
          </table:table-cell>
        </table:table-row>
        <table:table-row table:style-name="ro1">
          <table:table-cell office:value-type="string">
            <text:p>2019Q1</text:p>
          </table:table-cell>
          <table:table-cell office:value-type="float" office:value="2827830.5">
            <text:p>2827830.5</text:p>
          </table:table-cell>
        </table:table-row>
        <table:table-row table:style-name="ro1">
          <table:table-cell office:value-type="string">
            <text:p>2019Q2</text:p>
          </table:table-cell>
          <table:table-cell office:value-type="float" office:value="2833173.03">
            <text:p>2833173.03</text:p>
          </table:table-cell>
        </table:table-row>
        <table:table-row table:style-name="ro1">
          <table:table-cell office:value-type="string">
            <text:p>2019Q3</text:p>
          </table:table-cell>
          <table:table-cell office:value-type="float" office:value="2839304.25">
            <text:p>2839304.25</text:p>
          </table:table-cell>
        </table:table-row>
      </table:table>
      <table:table table:name="deflator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ollection:</text:p>
          </table:table-cell>
          <table:table-cell office:value-type="string">
            <text:p>Average of observations through period (A)</text:p>
          </table:table-cell>
          <table:table-cell/>
        </table:table-row>
        <table:table-row table:style-name="ro1">
          <table:table-cell office:value-type="string">
            <text:p>Period\Unit:</text:p>
          </table:table-cell>
          <table:table-cell table:number-columns-repeated="2"/>
        </table:table-row>
        <table:table-row table:style-name="ro1">
          <table:table-cell office:value-type="string">
            <text:p>1995Q1</text:p>
          </table:table-cell>
          <table:table-cell office:value-type="float" office:value="72.23">
            <text:p>72.23</text:p>
          </table:table-cell>
          <table:table-cell/>
        </table:table-row>
        <table:table-row table:style-name="ro1">
          <table:table-cell office:value-type="string">
            <text:p>1995Q2</text:p>
          </table:table-cell>
          <table:table-cell office:value-type="float" office:value="72.75">
            <text:p>72.75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1995Q3</text:p>
          </table:table-cell>
          <table:table-cell office:value-type="float" office:value="73.74">
            <text:p>73.74</text:p>
          </table:table-cell>
          <table:table-cell office:value-type="float" office:value="1.36">
            <text:p>1.36</text:p>
          </table:table-cell>
        </table:table-row>
        <table:table-row table:style-name="ro1">
          <table:table-cell office:value-type="string">
            <text:p>1995Q4</text:p>
          </table:table-cell>
          <table:table-cell office:value-type="float" office:value="74.22">
            <text:p>74.22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1996Q1</text:p>
          </table:table-cell>
          <table:table-cell office:value-type="float" office:value="74.74">
            <text:p>74.7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1996Q2</text:p>
          </table:table-cell>
          <table:table-cell office:value-type="float" office:value="75.12">
            <text:p>75.12</text:p>
          </table:table-cell>
          <table:table-cell office:value-type="float" office:value="0.52">
            <text:p>0.52</text:p>
          </table:table-cell>
        </table:table-row>
        <table:table-row table:style-name="ro1">
          <table:table-cell office:value-type="string">
            <text:p>1996Q3</text:p>
          </table:table-cell>
          <table:table-cell office:value-type="float" office:value="75.43">
            <text:p>75.43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1996Q4</text:p>
          </table:table-cell>
          <table:table-cell office:value-type="float" office:value="75.23">
            <text:p>75.23</text:p>
          </table:table-cell>
          <table:table-cell office:value-type="float" office:value="-0.27">
            <text:p>-0.27</text:p>
          </table:table-cell>
        </table:table-row>
        <table:table-row table:style-name="ro1">
          <table:table-cell office:value-type="string">
            <text:p>1997Q1</text:p>
          </table:table-cell>
          <table:table-cell office:value-type="float" office:value="74.95">
            <text:p>74.95</text:p>
          </table:table-cell>
          <table:table-cell office:value-type="float" office:value="-0.37">
            <text:p>-0.37</text:p>
          </table:table-cell>
        </table:table-row>
        <table:table-row table:style-name="ro1">
          <table:table-cell office:value-type="string">
            <text:p>1997Q2</text:p>
          </table:table-cell>
          <table:table-cell office:value-type="float" office:value="74.79">
            <text:p>74.79</text:p>
          </table:table-cell>
          <table:table-cell office:value-type="float" office:value="-0.22">
            <text:p>-0.22</text:p>
          </table:table-cell>
        </table:table-row>
        <table:table-row table:style-name="ro1">
          <table:table-cell office:value-type="string">
            <text:p>1997Q3</text:p>
          </table:table-cell>
          <table:table-cell office:value-type="float" office:value="74.92">
            <text:p>74.92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1997Q4</text:p>
          </table:table-cell>
          <table:table-cell office:value-type="float" office:value="75.23">
            <text:p>75.23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1998Q1</text:p>
          </table:table-cell>
          <table:table-cell office:value-type="float" office:value="75.1">
            <text:p>75.1</text:p>
          </table:table-cell>
          <table:table-cell office:value-type="float" office:value="-0.18">
            <text:p>-0.18</text:p>
          </table:table-cell>
        </table:table-row>
        <table:table-row table:style-name="ro1">
          <table:table-cell office:value-type="string">
            <text:p>1998Q2</text:p>
          </table:table-cell>
          <table:table-cell office:value-type="float" office:value="75.52">
            <text:p>75.52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1998Q3</text:p>
          </table:table-cell>
          <table:table-cell office:value-type="float" office:value="75.85">
            <text:p>75.85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1998Q4</text:p>
          </table:table-cell>
          <table:table-cell office:value-type="float" office:value="76.6">
            <text:p>76.6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1999Q1</text:p>
          </table:table-cell>
          <table:table-cell office:value-type="float" office:value="76.71">
            <text:p>76.71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1999Q2</text:p>
          </table:table-cell>
          <table:table-cell office:value-type="float" office:value="76.89">
            <text:p>76.89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1999Q3</text:p>
          </table:table-cell>
          <table:table-cell office:value-type="float" office:value="77.03">
            <text:p>77.03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1999Q4</text:p>
          </table:table-cell>
          <table:table-cell office:value-type="float" office:value="77.28">
            <text:p>77.28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2000Q1</text:p>
          </table:table-cell>
          <table:table-cell office:value-type="float" office:value="77.52">
            <text:p>77.52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2000Q2</text:p>
          </table:table-cell>
          <table:table-cell office:value-type="float" office:value="77.83">
            <text:p>77.83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2000Q3</text:p>
          </table:table-cell>
          <table:table-cell office:value-type="float" office:value="78.22">
            <text:p>78.22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2000Q4</text:p>
          </table:table-cell>
          <table:table-cell office:value-type="float" office:value="78.62">
            <text:p>78.62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2001Q1</text:p>
          </table:table-cell>
          <table:table-cell office:value-type="float" office:value="79.21">
            <text:p>79.2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2001Q2</text:p>
          </table:table-cell>
          <table:table-cell office:value-type="float" office:value="79.64">
            <text:p>79.64</text:p>
          </table:table-cell>
          <table:table-cell office:value-type="float" office:value="0.55">
            <text:p>0.55</text:p>
          </table:table-cell>
        </table:table-row>
        <table:table-row table:style-name="ro1">
          <table:table-cell office:value-type="string">
            <text:p>2001Q3</text:p>
          </table:table-cell>
          <table:table-cell office:value-type="float" office:value="80.21">
            <text:p>80.21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2001Q4</text:p>
          </table:table-cell>
          <table:table-cell office:value-type="float" office:value="80.8">
            <text:p>80.8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2002Q1</text:p>
          </table:table-cell>
          <table:table-cell office:value-type="float" office:value="81.39">
            <text:p>81.39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2002Q2</text:p>
          </table:table-cell>
          <table:table-cell office:value-type="float" office:value="81.6">
            <text:p>81.6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2002Q3</text:p>
          </table:table-cell>
          <table:table-cell office:value-type="float" office:value="82.23">
            <text:p>82.23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2002Q4</text:p>
          </table:table-cell>
          <table:table-cell office:value-type="float" office:value="82.5">
            <text:p>82.5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2003Q1</text:p>
          </table:table-cell>
          <table:table-cell office:value-type="float" office:value="83.07">
            <text:p>83.07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2003Q2</text:p>
          </table:table-cell>
          <table:table-cell office:value-type="float" office:value="83.56">
            <text:p>83.56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string">
            <text:p>2003Q3</text:p>
          </table:table-cell>
          <table:table-cell office:value-type="float" office:value="84.16">
            <text:p>84.16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2003Q4</text:p>
          </table:table-cell>
          <table:table-cell office:value-type="float" office:value="84.25">
            <text:p>84.25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2004Q1</text:p>
          </table:table-cell>
          <table:table-cell office:value-type="float" office:value="84.77">
            <text:p>84.77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2004Q2</text:p>
          </table:table-cell>
          <table:table-cell office:value-type="float" office:value="85.28">
            <text:p>85.28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2004Q3</text:p>
          </table:table-cell>
          <table:table-cell office:value-type="float" office:value="85.53">
            <text:p>85.53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2004Q4</text:p>
          </table:table-cell>
          <table:table-cell office:value-type="float" office:value="85.95">
            <text:p>85.95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string">
            <text:p>2005Q1</text:p>
          </table:table-cell>
          <table:table-cell office:value-type="float" office:value="86.36">
            <text:p>86.36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2005Q2</text:p>
          </table:table-cell>
          <table:table-cell office:value-type="float" office:value="86.78">
            <text:p>86.78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string">
            <text:p>2005Q3</text:p>
          </table:table-cell>
          <table:table-cell office:value-type="float" office:value="87.08">
            <text:p>87.08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2005Q4</text:p>
          </table:table-cell>
          <table:table-cell office:value-type="float" office:value="87.72">
            <text:p>87.72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2006Q1</text:p>
          </table:table-cell>
          <table:table-cell office:value-type="float" office:value="88.01">
            <text:p>88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2006Q2</text:p>
          </table:table-cell>
          <table:table-cell office:value-type="float" office:value="88.56">
            <text:p>88.56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2006Q3</text:p>
          </table:table-cell>
          <table:table-cell office:value-type="float" office:value="88.98">
            <text:p>88.98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2006Q4</text:p>
          </table:table-cell>
          <table:table-cell office:value-type="float" office:value="89.46">
            <text:p>89.46</text:p>
          </table:table-cell>
          <table:table-cell office:value-type="float" office:value="0.54">
            <text:p>0.54</text:p>
          </table:table-cell>
        </table:table-row>
        <table:table-row table:style-name="ro1">
          <table:table-cell office:value-type="string">
            <text:p>2007Q1</text:p>
          </table:table-cell>
          <table:table-cell office:value-type="float" office:value="90.24">
            <text:p>90.24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2007Q2</text:p>
          </table:table-cell>
          <table:table-cell office:value-type="float" office:value="90.64">
            <text:p>90.64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2007Q3</text:p>
          </table:table-cell>
          <table:table-cell office:value-type="float" office:value="91.1">
            <text:p>91.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2007Q4</text:p>
          </table:table-cell>
          <table:table-cell office:value-type="float" office:value="91.86">
            <text:p>91.86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2008Q1</text:p>
          </table:table-cell>
          <table:table-cell office:value-type="float" office:value="92.26">
            <text:p>92.26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2008Q2</text:p>
          </table:table-cell>
          <table:table-cell office:value-type="float" office:value="92.79">
            <text:p>92.79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2008Q3</text:p>
          </table:table-cell>
          <table:table-cell office:value-type="float" office:value="92.98">
            <text:p>92.9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2008Q4</text:p>
          </table:table-cell>
          <table:table-cell office:value-type="float" office:value="93.33">
            <text:p>93.33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2009Q1</text:p>
          </table:table-cell>
          <table:table-cell office:value-type="float" office:value="93.78">
            <text:p>93.78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2009Q2</text:p>
          </table:table-cell>
          <table:table-cell office:value-type="float" office:value="93.57">
            <text:p>93.57</text:p>
          </table:table-cell>
          <table:table-cell office:value-type="float" office:value="-0.22">
            <text:p>-0.22</text:p>
          </table:table-cell>
        </table:table-row>
        <table:table-row table:style-name="ro1">
          <table:table-cell office:value-type="string">
            <text:p>2009Q3</text:p>
          </table:table-cell>
          <table:table-cell office:value-type="float" office:value="93.6">
            <text:p>93.6</text:p>
          </table:table-cell>
          <table:table-cell office:value-type="float" office:value="0.03">
            <text:p>0.03</text:p>
          </table:table-cell>
        </table:table-row>
        <table:table-row table:style-name="ro1">
          <table:table-cell office:value-type="string">
            <text:p>2009Q4</text:p>
          </table:table-cell>
          <table:table-cell office:value-type="float" office:value="93.82">
            <text:p>93.82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2010Q1</text:p>
          </table:table-cell>
          <table:table-cell office:value-type="float" office:value="94.01">
            <text:p>94.01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2010Q2</text:p>
          </table:table-cell>
          <table:table-cell office:value-type="float" office:value="94.05">
            <text:p>94.05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2010Q3</text:p>
          </table:table-cell>
          <table:table-cell office:value-type="float" office:value="94.48">
            <text:p>94.48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2010Q4</text:p>
          </table:table-cell>
          <table:table-cell office:value-type="float" office:value="94.69">
            <text:p>94.69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2011Q1</text:p>
          </table:table-cell>
          <table:table-cell office:value-type="float" office:value="94.89">
            <text:p>94.89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2011Q2</text:p>
          </table:table-cell>
          <table:table-cell office:value-type="float" office:value="95.14">
            <text:p>95.14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2011Q3</text:p>
          </table:table-cell>
          <table:table-cell office:value-type="float" office:value="95.45">
            <text:p>95.45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2011Q4</text:p>
          </table:table-cell>
          <table:table-cell office:value-type="float" office:value="95.78">
            <text:p>95.78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2012Q1</text:p>
          </table:table-cell>
          <table:table-cell office:value-type="float" office:value="96.12">
            <text:p>96.12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2012Q2</text:p>
          </table:table-cell>
          <table:table-cell office:value-type="float" office:value="96.35">
            <text:p>96.35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2012Q3</text:p>
          </table:table-cell>
          <table:table-cell office:value-type="float" office:value="96.7">
            <text:p>96.7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2012Q4</text:p>
          </table:table-cell>
          <table:table-cell office:value-type="float" office:value="96.99">
            <text:p>96.99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2013Q1</text:p>
          </table:table-cell>
          <table:table-cell office:value-type="float" office:value="97.47">
            <text:p>97.47</text:p>
          </table:table-cell>
          <table:table-cell office:value-type="float" office:value="0.49">
            <text:p>0.49</text:p>
          </table:table-cell>
        </table:table-row>
        <table:table-row table:style-name="ro1">
          <table:table-cell office:value-type="string">
            <text:p>2013Q2</text:p>
          </table:table-cell>
          <table:table-cell office:value-type="float" office:value="97.73">
            <text:p>97.73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2013Q3</text:p>
          </table:table-cell>
          <table:table-cell office:value-type="float" office:value="97.86">
            <text:p>97.86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2013Q4</text:p>
          </table:table-cell>
          <table:table-cell office:value-type="float" office:value="97.87">
            <text:p>97.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14Q1</text:p>
          </table:table-cell>
          <table:table-cell office:value-type="float" office:value="98.43">
            <text:p>98.43</text:p>
          </table:table-cell>
          <table:table-cell office:value-type="float" office:value="0.58">
            <text:p>0.58</text:p>
          </table:table-cell>
        </table:table-row>
        <table:table-row table:style-name="ro1">
          <table:table-cell office:value-type="string">
            <text:p>2014Q2</text:p>
          </table:table-cell>
          <table:table-cell office:value-type="float" office:value="98.52">
            <text:p>98.52</text:p>
          </table:table-cell>
          <table:table-cell office:value-type="float" office:value="0.09">
            <text:p>0.09</text:p>
          </table:table-cell>
        </table:table-row>
        <table:table-row table:style-name="ro1">
          <table:table-cell office:value-type="string">
            <text:p>2014Q3</text:p>
          </table:table-cell>
          <table:table-cell office:value-type="float" office:value="98.72">
            <text:p>98.72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2014Q4</text:p>
          </table:table-cell>
          <table:table-cell office:value-type="float" office:value="98.93">
            <text:p>98.93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2015Q1</text:p>
          </table:table-cell>
          <table:table-cell office:value-type="float" office:value="99.49">
            <text:p>99.49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2015Q2</text:p>
          </table:table-cell>
          <table:table-cell office:value-type="float" office:value="99.91">
            <text:p>99.91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2015Q3</text:p>
          </table:table-cell>
          <table:table-cell office:value-type="float" office:value="100.25">
            <text:p>100.25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2015Q4</text:p>
          </table:table-cell>
          <table:table-cell office:value-type="float" office:value="100.35">
            <text:p>100.35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2016Q1</text:p>
          </table:table-cell>
          <table:table-cell office:value-type="float" office:value="100.58">
            <text:p>100.58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2016Q2</text:p>
          </table:table-cell>
          <table:table-cell office:value-type="float" office:value="100.77">
            <text:p>100.77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2016Q3</text:p>
          </table:table-cell>
          <table:table-cell office:value-type="float" office:value="100.99">
            <text:p>100.99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2016Q4</text:p>
          </table:table-cell>
          <table:table-cell office:value-type="float" office:value="101.06">
            <text:p>101.06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string">
            <text:p>2017Q1</text:p>
          </table:table-cell>
          <table:table-cell office:value-type="float" office:value="101.25">
            <text:p>101.25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2017Q2</text:p>
          </table:table-cell>
          <table:table-cell office:value-type="float" office:value="101.79">
            <text:p>101.79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2017Q3</text:p>
          </table:table-cell>
          <table:table-cell office:value-type="float" office:value="102.01">
            <text:p>102.01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2017Q4</text:p>
          </table:table-cell>
          <table:table-cell office:value-type="float" office:value="102.28">
            <text:p>102.28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2018Q1</text:p>
          </table:table-cell>
          <table:table-cell office:value-type="float" office:value="102.58">
            <text:p>102.58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2018Q2</text:p>
          </table:table-cell>
          <table:table-cell office:value-type="float" office:value="102.97">
            <text:p>102.97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2018Q3</text:p>
          </table:table-cell>
          <table:table-cell office:value-type="float" office:value="103.23">
            <text:p>103.2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2018Q4</text:p>
          </table:table-cell>
          <table:table-cell office:value-type="float" office:value="103.78">
            <text:p>103.78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2019Q1</text:p>
          </table:table-cell>
          <table:table-cell office:value-type="float" office:value="104.16">
            <text:p>104.16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2019Q2</text:p>
          </table:table-cell>
          <table:table-cell office:value-type="float" office:value="104.68">
            <text:p>104.68</text:p>
          </table:table-cell>
          <table:table-cell office:value-type="float" office:value="0.51">
            <text:p>0.51</text:p>
          </table:table-cell>
        </table:table-row>
      </table:table>
      <table:table table:name="eonia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Collection:</text:p>
          </table:table-cell>
          <table:table-cell office:value-type="string">
            <text:p>Average of observations through period (A)</text:p>
          </table:table-cell>
          <table:table-cell/>
        </table:table-row>
        <table:table-row table:style-name="ro2">
          <table:table-cell office:value-type="string">
            <text:p>Period\Unit:</text:p>
          </table:table-cell>
          <table:table-cell office:value-type="string">
            <text:p>[Percent per annum ]</text:p>
          </table:table-cell>
          <table:table-cell/>
        </table:table-row>
        <table:table-row table:style-name="ro1">
          <table:table-cell office:value-type="string">
            <text:p>1994Jan</text:p>
          </table:table-cell>
          <table:table-cell office:value-type="float" office:value="6.84">
            <text:p>6.84</text:p>
          </table:table-cell>
          <table:table-cell/>
        </table:table-row>
        <table:table-row table:style-name="ro1">
          <table:table-cell office:value-type="string">
            <text:p>1994Feb</text:p>
          </table:table-cell>
          <table:table-cell office:value-type="float" office:value="6.73">
            <text:p>6.73</text:p>
          </table:table-cell>
          <table:table-cell/>
        </table:table-row>
        <table:table-row table:style-name="ro1">
          <table:table-cell office:value-type="string">
            <text:p>1994Mar</text:p>
          </table:table-cell>
          <table:table-cell office:value-type="float" office:value="6.68">
            <text:p>6.68</text:p>
          </table:table-cell>
          <table:table-cell office:value-type="float" office:value="6.75">
            <text:p>6.75</text:p>
          </table:table-cell>
        </table:table-row>
        <table:table-row table:style-name="ro1">
          <table:table-cell office:value-type="string">
            <text:p>1994Apr</text:p>
          </table:table-cell>
          <table:table-cell office:value-type="float" office:value="6.22">
            <text:p>6.22</text:p>
          </table:table-cell>
          <table:table-cell/>
        </table:table-row>
        <table:table-row table:style-name="ro1">
          <table:table-cell office:value-type="string">
            <text:p>1994May</text:p>
          </table:table-cell>
          <table:table-cell office:value-type="float" office:value="5.85">
            <text:p>5.85</text:p>
          </table:table-cell>
          <table:table-cell/>
        </table:table-row>
        <table:table-row table:style-name="ro1">
          <table:table-cell office:value-type="string">
            <text:p>1994Jun</text:p>
          </table:table-cell>
          <table:table-cell office:value-type="float" office:value="6.32">
            <text:p>6.32</text:p>
          </table:table-cell>
          <table:table-cell office:value-type="float" office:value="6.13">
            <text:p>6.13</text:p>
          </table:table-cell>
        </table:table-row>
        <table:table-row table:style-name="ro1">
          <table:table-cell office:value-type="string">
            <text:p>1994Jul</text:p>
          </table:table-cell>
          <table:table-cell office:value-type="float" office:value="6.27">
            <text:p>6.27</text:p>
          </table:table-cell>
          <table:table-cell/>
        </table:table-row>
        <table:table-row table:style-name="ro1">
          <table:table-cell office:value-type="string">
            <text:p>1994Aug</text:p>
          </table:table-cell>
          <table:table-cell office:value-type="float" office:value="5.94">
            <text:p>5.94</text:p>
          </table:table-cell>
          <table:table-cell/>
        </table:table-row>
        <table:table-row table:style-name="ro1">
          <table:table-cell office:value-type="string">
            <text:p>1994Sep</text:p>
          </table:table-cell>
          <table:table-cell office:value-type="float" office:value="6">
            <text:p>6</text:p>
          </table:table-cell>
          <table:table-cell office:value-type="float" office:value="6.07">
            <text:p>6.07</text:p>
          </table:table-cell>
        </table:table-row>
        <table:table-row table:style-name="ro1">
          <table:table-cell office:value-type="string">
            <text:p>1994Oct</text:p>
          </table:table-cell>
          <table:table-cell office:value-type="float" office:value="6.13">
            <text:p>6.13</text:p>
          </table:table-cell>
          <table:table-cell/>
        </table:table-row>
        <table:table-row table:style-name="ro1">
          <table:table-cell office:value-type="string">
            <text:p>1994Nov</text:p>
          </table:table-cell>
          <table:table-cell office:value-type="float" office:value="5.97">
            <text:p>5.97</text:p>
          </table:table-cell>
          <table:table-cell/>
        </table:table-row>
        <table:table-row table:style-name="ro1">
          <table:table-cell office:value-type="string">
            <text:p>1994Dec</text:p>
          </table:table-cell>
          <table:table-cell office:value-type="float" office:value="5.24">
            <text:p>5.24</text:p>
          </table:table-cell>
          <table:table-cell office:value-type="float" office:value="5.78">
            <text:p>5.78</text:p>
          </table:table-cell>
        </table:table-row>
        <table:table-row table:style-name="ro1">
          <table:table-cell office:value-type="string">
            <text:p>1995Jan</text:p>
          </table:table-cell>
          <table:table-cell office:value-type="float" office:value="5.87">
            <text:p>5.87</text:p>
          </table:table-cell>
          <table:table-cell/>
        </table:table-row>
        <table:table-row table:style-name="ro1">
          <table:table-cell office:value-type="string">
            <text:p>1995Feb</text:p>
          </table:table-cell>
          <table:table-cell office:value-type="float" office:value="6.03">
            <text:p>6.03</text:p>
          </table:table-cell>
          <table:table-cell/>
        </table:table-row>
        <table:table-row table:style-name="ro1">
          <table:table-cell office:value-type="string">
            <text:p>1995Mar</text:p>
          </table:table-cell>
          <table:table-cell office:value-type="float" office:value="6.42">
            <text:p>6.42</text:p>
          </table:table-cell>
          <table:table-cell office:value-type="float" office:value="6.1067">
            <text:p>6.1067</text:p>
          </table:table-cell>
        </table:table-row>
        <table:table-row table:style-name="ro1">
          <table:table-cell office:value-type="string">
            <text:p>1995Apr</text:p>
          </table:table-cell>
          <table:table-cell office:value-type="float" office:value="6.53">
            <text:p>6.53</text:p>
          </table:table-cell>
          <table:table-cell/>
        </table:table-row>
        <table:table-row table:style-name="ro1">
          <table:table-cell office:value-type="string">
            <text:p>1995May</text:p>
          </table:table-cell>
          <table:table-cell office:value-type="float" office:value="6.48">
            <text:p>6.48</text:p>
          </table:table-cell>
          <table:table-cell/>
        </table:table-row>
        <table:table-row table:style-name="ro1">
          <table:table-cell office:value-type="string">
            <text:p>1995Jun</text:p>
          </table:table-cell>
          <table:table-cell office:value-type="float" office:value="6.36">
            <text:p>6.36</text:p>
          </table:table-cell>
          <table:table-cell office:value-type="float" office:value="6.4567">
            <text:p>6.4567</text:p>
          </table:table-cell>
        </table:table-row>
        <table:table-row table:style-name="ro1">
          <table:table-cell office:value-type="string">
            <text:p>1995Jul</text:p>
          </table:table-cell>
          <table:table-cell office:value-type="float" office:value="6.2">
            <text:p>6.2</text:p>
          </table:table-cell>
          <table:table-cell/>
        </table:table-row>
        <table:table-row table:style-name="ro1">
          <table:table-cell office:value-type="string">
            <text:p>1995Aug</text:p>
          </table:table-cell>
          <table:table-cell office:value-type="float" office:value="5.96">
            <text:p>5.96</text:p>
          </table:table-cell>
          <table:table-cell/>
        </table:table-row>
        <table:table-row table:style-name="ro1">
          <table:table-cell office:value-type="string">
            <text:p>1995Sep</text:p>
          </table:table-cell>
          <table:table-cell office:value-type="float" office:value="5.8">
            <text:p>5.8</text:p>
          </table:table-cell>
          <table:table-cell office:value-type="float" office:value="5.9867">
            <text:p>5.9867</text:p>
          </table:table-cell>
        </table:table-row>
        <table:table-row table:style-name="ro1">
          <table:table-cell office:value-type="string">
            <text:p>1995Oct</text:p>
          </table:table-cell>
          <table:table-cell office:value-type="float" office:value="6.02">
            <text:p>6.02</text:p>
          </table:table-cell>
          <table:table-cell/>
        </table:table-row>
        <table:table-row table:style-name="ro1">
          <table:table-cell office:value-type="string">
            <text:p>1995Nov</text:p>
          </table:table-cell>
          <table:table-cell office:value-type="float" office:value="5.76">
            <text:p>5.76</text:p>
          </table:table-cell>
          <table:table-cell/>
        </table:table-row>
        <table:table-row table:style-name="ro1">
          <table:table-cell office:value-type="string">
            <text:p>1995Dec</text:p>
          </table:table-cell>
          <table:table-cell office:value-type="float" office:value="5.62">
            <text:p>5.62</text:p>
          </table:table-cell>
          <table:table-cell office:value-type="float" office:value="5.8">
            <text:p>5.8</text:p>
          </table:table-cell>
        </table:table-row>
        <table:table-row table:style-name="ro1">
          <table:table-cell office:value-type="string">
            <text:p>1996Jan</text:p>
          </table:table-cell>
          <table:table-cell office:value-type="float" office:value="5.26">
            <text:p>5.26</text:p>
          </table:table-cell>
          <table:table-cell/>
        </table:table-row>
        <table:table-row table:style-name="ro1">
          <table:table-cell office:value-type="string">
            <text:p>1996Feb</text:p>
          </table:table-cell>
          <table:table-cell office:value-type="float" office:value="4.89">
            <text:p>4.89</text:p>
          </table:table-cell>
          <table:table-cell/>
        </table:table-row>
        <table:table-row table:style-name="ro1">
          <table:table-cell office:value-type="string">
            <text:p>1996Mar</text:p>
          </table:table-cell>
          <table:table-cell office:value-type="float" office:value="4.89">
            <text:p>4.89</text:p>
          </table:table-cell>
          <table:table-cell office:value-type="float" office:value="5.0133">
            <text:p>5.0133</text:p>
          </table:table-cell>
        </table:table-row>
        <table:table-row table:style-name="ro1">
          <table:table-cell office:value-type="string">
            <text:p>1996Apr</text:p>
          </table:table-cell>
          <table:table-cell office:value-type="float" office:value="4.71">
            <text:p>4.71</text:p>
          </table:table-cell>
          <table:table-cell/>
        </table:table-row>
        <table:table-row table:style-name="ro1">
          <table:table-cell office:value-type="string">
            <text:p>1996May</text:p>
          </table:table-cell>
          <table:table-cell office:value-type="float" office:value="4.73">
            <text:p>4.73</text:p>
          </table:table-cell>
          <table:table-cell/>
        </table:table-row>
        <table:table-row table:style-name="ro1">
          <table:table-cell office:value-type="string">
            <text:p>1996Jun</text:p>
          </table:table-cell>
          <table:table-cell office:value-type="float" office:value="4.73">
            <text:p>4.73</text:p>
          </table:table-cell>
          <table:table-cell office:value-type="float" office:value="4.7233">
            <text:p>4.7233</text:p>
          </table:table-cell>
        </table:table-row>
        <table:table-row table:style-name="ro1">
          <table:table-cell office:value-type="string">
            <text:p>1996Jul</text:p>
          </table:table-cell>
          <table:table-cell office:value-type="float" office:value="4.52">
            <text:p>4.52</text:p>
          </table:table-cell>
          <table:table-cell/>
        </table:table-row>
        <table:table-row table:style-name="ro1">
          <table:table-cell office:value-type="string">
            <text:p>1996Aug</text:p>
          </table:table-cell>
          <table:table-cell office:value-type="float" office:value="4.39">
            <text:p>4.39</text:p>
          </table:table-cell>
          <table:table-cell/>
        </table:table-row>
        <table:table-row table:style-name="ro1">
          <table:table-cell office:value-type="string">
            <text:p>1996Sep</text:p>
          </table:table-cell>
          <table:table-cell office:value-type="float" office:value="4.08">
            <text:p>4.08</text:p>
          </table:table-cell>
          <table:table-cell office:value-type="float" office:value="4.33">
            <text:p>4.33</text:p>
          </table:table-cell>
        </table:table-row>
        <table:table-row table:style-name="ro1">
          <table:table-cell office:value-type="string">
            <text:p>1996Oct</text:p>
          </table:table-cell>
          <table:table-cell office:value-type="float" office:value="4.15">
            <text:p>4.15</text:p>
          </table:table-cell>
          <table:table-cell/>
        </table:table-row>
        <table:table-row table:style-name="ro1">
          <table:table-cell office:value-type="string">
            <text:p>1996Nov</text:p>
          </table:table-cell>
          <table:table-cell office:value-type="float" office:value="4.57">
            <text:p>4.57</text:p>
          </table:table-cell>
          <table:table-cell/>
        </table:table-row>
        <table:table-row table:style-name="ro1">
          <table:table-cell office:value-type="string">
            <text:p>1996Dec</text:p>
          </table:table-cell>
          <table:table-cell office:value-type="float" office:value="4.04">
            <text:p>4.04</text:p>
          </table:table-cell>
          <table:table-cell office:value-type="float" office:value="4.2533">
            <text:p>4.2533</text:p>
          </table:table-cell>
        </table:table-row>
        <table:table-row table:style-name="ro1">
          <table:table-cell office:value-type="string">
            <text:p>1997Jan</text:p>
          </table:table-cell>
          <table:table-cell office:value-type="float" office:value="4.35">
            <text:p>4.35</text:p>
          </table:table-cell>
          <table:table-cell/>
        </table:table-row>
        <table:table-row table:style-name="ro1">
          <table:table-cell office:value-type="string">
            <text:p>1997Feb</text:p>
          </table:table-cell>
          <table:table-cell office:value-type="float" office:value="4.35">
            <text:p>4.35</text:p>
          </table:table-cell>
          <table:table-cell/>
        </table:table-row>
        <table:table-row table:style-name="ro1">
          <table:table-cell office:value-type="string">
            <text:p>1997Mar</text:p>
          </table:table-cell>
          <table:table-cell office:value-type="float" office:value="4.09">
            <text:p>4.09</text:p>
          </table:table-cell>
          <table:table-cell office:value-type="float" office:value="4.2633">
            <text:p>4.2633</text:p>
          </table:table-cell>
        </table:table-row>
        <table:table-row table:style-name="ro1">
          <table:table-cell office:value-type="string">
            <text:p>1997Apr</text:p>
          </table:table-cell>
          <table:table-cell office:value-type="float" office:value="3.85">
            <text:p>3.85</text:p>
          </table:table-cell>
          <table:table-cell/>
        </table:table-row>
        <table:table-row table:style-name="ro1">
          <table:table-cell office:value-type="string">
            <text:p>1997May</text:p>
          </table:table-cell>
          <table:table-cell office:value-type="float" office:value="3.84">
            <text:p>3.84</text:p>
          </table:table-cell>
          <table:table-cell/>
        </table:table-row>
        <table:table-row table:style-name="ro1">
          <table:table-cell office:value-type="string">
            <text:p>1997Jun</text:p>
          </table:table-cell>
          <table:table-cell office:value-type="float" office:value="3.94">
            <text:p>3.94</text:p>
          </table:table-cell>
          <table:table-cell office:value-type="float" office:value="3.8767">
            <text:p>3.8767</text:p>
          </table:table-cell>
        </table:table-row>
        <table:table-row table:style-name="ro1">
          <table:table-cell office:value-type="string">
            <text:p>1997Jul</text:p>
          </table:table-cell>
          <table:table-cell office:value-type="float" office:value="3.83">
            <text:p>3.83</text:p>
          </table:table-cell>
          <table:table-cell/>
        </table:table-row>
        <table:table-row table:style-name="ro1">
          <table:table-cell office:value-type="string">
            <text:p>1997Aug</text:p>
          </table:table-cell>
          <table:table-cell office:value-type="float" office:value="4.02">
            <text:p>4.02</text:p>
          </table:table-cell>
          <table:table-cell/>
        </table:table-row>
        <table:table-row table:style-name="ro1">
          <table:table-cell office:value-type="string">
            <text:p>1997Sep</text:p>
          </table:table-cell>
          <table:table-cell office:value-type="float" office:value="3.87">
            <text:p>3.87</text:p>
          </table:table-cell>
          <table:table-cell office:value-type="float" office:value="3.9067">
            <text:p>3.9067</text:p>
          </table:table-cell>
        </table:table-row>
        <table:table-row table:style-name="ro1">
          <table:table-cell office:value-type="string">
            <text:p>1997Oct</text:p>
          </table:table-cell>
          <table:table-cell office:value-type="float" office:value="4.28">
            <text:p>4.28</text:p>
          </table:table-cell>
          <table:table-cell/>
        </table:table-row>
        <table:table-row table:style-name="ro1">
          <table:table-cell office:value-type="string">
            <text:p>1997Nov</text:p>
          </table:table-cell>
          <table:table-cell office:value-type="float" office:value="3.86">
            <text:p>3.86</text:p>
          </table:table-cell>
          <table:table-cell/>
        </table:table-row>
        <table:table-row table:style-name="ro1">
          <table:table-cell office:value-type="string">
            <text:p>1997Dec</text:p>
          </table:table-cell>
          <table:table-cell office:value-type="float" office:value="3.98">
            <text:p>3.98</text:p>
          </table:table-cell>
          <table:table-cell office:value-type="float" office:value="4.04">
            <text:p>4.04</text:p>
          </table:table-cell>
        </table:table-row>
        <table:table-row table:style-name="ro1">
          <table:table-cell office:value-type="string">
            <text:p>1998Jan</text:p>
          </table:table-cell>
          <table:table-cell office:value-type="float" office:value="3.89">
            <text:p>3.89</text:p>
          </table:table-cell>
          <table:table-cell/>
        </table:table-row>
        <table:table-row table:style-name="ro1">
          <table:table-cell office:value-type="string">
            <text:p>1998Feb</text:p>
          </table:table-cell>
          <table:table-cell office:value-type="float" office:value="4.22">
            <text:p>4.22</text:p>
          </table:table-cell>
          <table:table-cell/>
        </table:table-row>
        <table:table-row table:style-name="ro1">
          <table:table-cell office:value-type="string">
            <text:p>1998Mar</text:p>
          </table:table-cell>
          <table:table-cell office:value-type="float" office:value="3.83">
            <text:p>3.83</text:p>
          </table:table-cell>
          <table:table-cell office:value-type="float" office:value="3.98">
            <text:p>3.98</text:p>
          </table:table-cell>
        </table:table-row>
        <table:table-row table:style-name="ro1">
          <table:table-cell office:value-type="string">
            <text:p>1998Apr</text:p>
          </table:table-cell>
          <table:table-cell office:value-type="float" office:value="3.76">
            <text:p>3.76</text:p>
          </table:table-cell>
          <table:table-cell/>
        </table:table-row>
        <table:table-row table:style-name="ro1">
          <table:table-cell office:value-type="string">
            <text:p>1998May</text:p>
          </table:table-cell>
          <table:table-cell office:value-type="float" office:value="3.79">
            <text:p>3.79</text:p>
          </table:table-cell>
          <table:table-cell/>
        </table:table-row>
        <table:table-row table:style-name="ro1">
          <table:table-cell office:value-type="string">
            <text:p>1998Jun</text:p>
          </table:table-cell>
          <table:table-cell office:value-type="float" office:value="3.76">
            <text:p>3.76</text:p>
          </table:table-cell>
          <table:table-cell office:value-type="float" office:value="3.77">
            <text:p>3.77</text:p>
          </table:table-cell>
        </table:table-row>
        <table:table-row table:style-name="ro1">
          <table:table-cell office:value-type="string">
            <text:p>1998Jul</text:p>
          </table:table-cell>
          <table:table-cell office:value-type="float" office:value="3.77">
            <text:p>3.77</text:p>
          </table:table-cell>
          <table:table-cell/>
        </table:table-row>
        <table:table-row table:style-name="ro1">
          <table:table-cell office:value-type="string">
            <text:p>1998Aug</text:p>
          </table:table-cell>
          <table:table-cell office:value-type="float" office:value="3.78">
            <text:p>3.78</text:p>
          </table:table-cell>
          <table:table-cell/>
        </table:table-row>
        <table:table-row table:style-name="ro1">
          <table:table-cell office:value-type="string">
            <text:p>1998Sep</text:p>
          </table:table-cell>
          <table:table-cell office:value-type="float" office:value="3.81">
            <text:p>3.81</text:p>
          </table:table-cell>
          <table:table-cell office:value-type="float" office:value="3.7867">
            <text:p>3.7867</text:p>
          </table:table-cell>
        </table:table-row>
        <table:table-row table:style-name="ro1">
          <table:table-cell office:value-type="string">
            <text:p>1998Oct</text:p>
          </table:table-cell>
          <table:table-cell office:value-type="float" office:value="3.66">
            <text:p>3.66</text:p>
          </table:table-cell>
          <table:table-cell/>
        </table:table-row>
        <table:table-row table:style-name="ro1">
          <table:table-cell office:value-type="string">
            <text:p>1998Nov</text:p>
          </table:table-cell>
          <table:table-cell office:value-type="float" office:value="3.4">
            <text:p>3.4</text:p>
          </table:table-cell>
          <table:table-cell/>
        </table:table-row>
        <table:table-row table:style-name="ro1">
          <table:table-cell office:value-type="string">
            <text:p>1998Dec</text:p>
          </table:table-cell>
          <table:table-cell office:value-type="float" office:value="3.09">
            <text:p>3.09</text:p>
          </table:table-cell>
          <table:table-cell office:value-type="float" office:value="3.3833">
            <text:p>3.3833</text:p>
          </table:table-cell>
        </table:table-row>
        <table:table-row table:style-name="ro1">
          <table:table-cell office:value-type="string">
            <text:p>1999Jan</text:p>
          </table:table-cell>
          <table:table-cell office:value-type="float" office:value="3.137">
            <text:p>3.137</text:p>
          </table:table-cell>
          <table:table-cell/>
        </table:table-row>
        <table:table-row table:style-name="ro1">
          <table:table-cell office:value-type="string">
            <text:p>1999Feb</text:p>
          </table:table-cell>
          <table:table-cell office:value-type="float" office:value="3.118">
            <text:p>3.118</text:p>
          </table:table-cell>
          <table:table-cell/>
        </table:table-row>
        <table:table-row table:style-name="ro1">
          <table:table-cell office:value-type="string">
            <text:p>1999Mar</text:p>
          </table:table-cell>
          <table:table-cell office:value-type="float" office:value="2.9252">
            <text:p>2.9252</text:p>
          </table:table-cell>
          <table:table-cell office:value-type="float" office:value="3.0601">
            <text:p>3.0601</text:p>
          </table:table-cell>
        </table:table-row>
        <table:table-row table:style-name="ro1">
          <table:table-cell office:value-type="string">
            <text:p>1999Apr</text:p>
          </table:table-cell>
          <table:table-cell office:value-type="float" office:value="2.7091">
            <text:p>2.7091</text:p>
          </table:table-cell>
          <table:table-cell/>
        </table:table-row>
        <table:table-row table:style-name="ro1">
          <table:table-cell office:value-type="string">
            <text:p>1999May</text:p>
          </table:table-cell>
          <table:table-cell office:value-type="float" office:value="2.551">
            <text:p>2.551</text:p>
          </table:table-cell>
          <table:table-cell/>
        </table:table-row>
        <table:table-row table:style-name="ro1">
          <table:table-cell office:value-type="string">
            <text:p>1999Jun</text:p>
          </table:table-cell>
          <table:table-cell office:value-type="float" office:value="2.5632">
            <text:p>2.5632</text:p>
          </table:table-cell>
          <table:table-cell office:value-type="float" office:value="2.6077">
            <text:p>2.6077</text:p>
          </table:table-cell>
        </table:table-row>
        <table:table-row table:style-name="ro1">
          <table:table-cell office:value-type="string">
            <text:p>1999Jul</text:p>
          </table:table-cell>
          <table:table-cell office:value-type="float" office:value="2.5209">
            <text:p>2.5209</text:p>
          </table:table-cell>
          <table:table-cell/>
        </table:table-row>
        <table:table-row table:style-name="ro1">
          <table:table-cell office:value-type="string">
            <text:p>1999Aug</text:p>
          </table:table-cell>
          <table:table-cell office:value-type="float" office:value="2.4427">
            <text:p>2.4427</text:p>
          </table:table-cell>
          <table:table-cell/>
        </table:table-row>
        <table:table-row table:style-name="ro1">
          <table:table-cell office:value-type="string">
            <text:p>1999Sep</text:p>
          </table:table-cell>
          <table:table-cell office:value-type="float" office:value="2.4336">
            <text:p>2.4336</text:p>
          </table:table-cell>
          <table:table-cell office:value-type="float" office:value="2.4658">
            <text:p>2.4658</text:p>
          </table:table-cell>
        </table:table-row>
        <table:table-row table:style-name="ro1">
          <table:table-cell office:value-type="string">
            <text:p>1999Oct</text:p>
          </table:table-cell>
          <table:table-cell office:value-type="float" office:value="2.5019">
            <text:p>2.5019</text:p>
          </table:table-cell>
          <table:table-cell/>
        </table:table-row>
        <table:table-row table:style-name="ro1">
          <table:table-cell office:value-type="string">
            <text:p>1999Nov</text:p>
          </table:table-cell>
          <table:table-cell office:value-type="float" office:value="2.9355">
            <text:p>2.9355</text:p>
          </table:table-cell>
          <table:table-cell/>
        </table:table-row>
        <table:table-row table:style-name="ro1">
          <table:table-cell office:value-type="string">
            <text:p>1999Dec</text:p>
          </table:table-cell>
          <table:table-cell office:value-type="float" office:value="3.0418">
            <text:p>3.0418</text:p>
          </table:table-cell>
          <table:table-cell office:value-type="float" office:value="2.8264">
            <text:p>2.8264</text:p>
          </table:table-cell>
        </table:table-row>
        <table:table-row table:style-name="ro1">
          <table:table-cell office:value-type="string">
            <text:p>2000Jan</text:p>
          </table:table-cell>
          <table:table-cell office:value-type="float" office:value="3.0429">
            <text:p>3.0429</text:p>
          </table:table-cell>
          <table:table-cell/>
        </table:table-row>
        <table:table-row table:style-name="ro1">
          <table:table-cell office:value-type="string">
            <text:p>2000Feb</text:p>
          </table:table-cell>
          <table:table-cell office:value-type="float" office:value="3.2757">
            <text:p>3.2757</text:p>
          </table:table-cell>
          <table:table-cell/>
        </table:table-row>
        <table:table-row table:style-name="ro1">
          <table:table-cell office:value-type="string">
            <text:p>2000Mar</text:p>
          </table:table-cell>
          <table:table-cell office:value-type="float" office:value="3.5104">
            <text:p>3.5104</text:p>
          </table:table-cell>
          <table:table-cell office:value-type="float" office:value="3.2763">
            <text:p>3.2763</text:p>
          </table:table-cell>
        </table:table-row>
        <table:table-row table:style-name="ro1">
          <table:table-cell office:value-type="string">
            <text:p>2000Apr</text:p>
          </table:table-cell>
          <table:table-cell office:value-type="float" office:value="3.685">
            <text:p>3.685</text:p>
          </table:table-cell>
          <table:table-cell/>
        </table:table-row>
        <table:table-row table:style-name="ro1">
          <table:table-cell office:value-type="string">
            <text:p>2000May</text:p>
          </table:table-cell>
          <table:table-cell office:value-type="float" office:value="3.92">
            <text:p>3.92</text:p>
          </table:table-cell>
          <table:table-cell/>
        </table:table-row>
        <table:table-row table:style-name="ro1">
          <table:table-cell office:value-type="string">
            <text:p>2000Jun</text:p>
          </table:table-cell>
          <table:table-cell office:value-type="float" office:value="4.2945">
            <text:p>4.2945</text:p>
          </table:table-cell>
          <table:table-cell office:value-type="float" office:value="3.9665">
            <text:p>3.9665</text:p>
          </table:table-cell>
        </table:table-row>
        <table:table-row table:style-name="ro1">
          <table:table-cell office:value-type="string">
            <text:p>2000Jul</text:p>
          </table:table-cell>
          <table:table-cell office:value-type="float" office:value="4.3086">
            <text:p>4.3086</text:p>
          </table:table-cell>
          <table:table-cell/>
        </table:table-row>
        <table:table-row table:style-name="ro1">
          <table:table-cell office:value-type="string">
            <text:p>2000Aug</text:p>
          </table:table-cell>
          <table:table-cell office:value-type="float" office:value="4.4191">
            <text:p>4.4191</text:p>
          </table:table-cell>
          <table:table-cell/>
        </table:table-row>
        <table:table-row table:style-name="ro1">
          <table:table-cell office:value-type="string">
            <text:p>2000Sep</text:p>
          </table:table-cell>
          <table:table-cell office:value-type="float" office:value="4.5905">
            <text:p>4.5905</text:p>
          </table:table-cell>
          <table:table-cell office:value-type="float" office:value="4.4394">
            <text:p>4.4394</text:p>
          </table:table-cell>
        </table:table-row>
        <table:table-row table:style-name="ro1">
          <table:table-cell office:value-type="string">
            <text:p>2000Oct</text:p>
          </table:table-cell>
          <table:table-cell office:value-type="float" office:value="4.7627">
            <text:p>4.7627</text:p>
          </table:table-cell>
          <table:table-cell/>
        </table:table-row>
        <table:table-row table:style-name="ro1">
          <table:table-cell office:value-type="string">
            <text:p>2000Nov</text:p>
          </table:table-cell>
          <table:table-cell office:value-type="float" office:value="4.8291">
            <text:p>4.8291</text:p>
          </table:table-cell>
          <table:table-cell/>
        </table:table-row>
        <table:table-row table:style-name="ro1">
          <table:table-cell office:value-type="string">
            <text:p>2000Dec</text:p>
          </table:table-cell>
          <table:table-cell office:value-type="float" office:value="4.8268">
            <text:p>4.8268</text:p>
          </table:table-cell>
          <table:table-cell office:value-type="float" office:value="4.8062">
            <text:p>4.8062</text:p>
          </table:table-cell>
        </table:table-row>
        <table:table-row table:style-name="ro1">
          <table:table-cell office:value-type="string">
            <text:p>2001Jan</text:p>
          </table:table-cell>
          <table:table-cell office:value-type="float" office:value="4.7559">
            <text:p>4.7559</text:p>
          </table:table-cell>
          <table:table-cell/>
        </table:table-row>
        <table:table-row table:style-name="ro1">
          <table:table-cell office:value-type="string">
            <text:p>2001Feb</text:p>
          </table:table-cell>
          <table:table-cell office:value-type="float" office:value="4.9925">
            <text:p>4.9925</text:p>
          </table:table-cell>
          <table:table-cell/>
        </table:table-row>
        <table:table-row table:style-name="ro1">
          <table:table-cell office:value-type="string">
            <text:p>2001Mar</text:p>
          </table:table-cell>
          <table:table-cell office:value-type="float" office:value="4.7814">
            <text:p>4.7814</text:p>
          </table:table-cell>
          <table:table-cell office:value-type="float" office:value="4.8433">
            <text:p>4.8433</text:p>
          </table:table-cell>
        </table:table-row>
        <table:table-row table:style-name="ro1">
          <table:table-cell office:value-type="string">
            <text:p>2001Apr</text:p>
          </table:table-cell>
          <table:table-cell office:value-type="float" office:value="5.0642">
            <text:p>5.0642</text:p>
          </table:table-cell>
          <table:table-cell/>
        </table:table-row>
        <table:table-row table:style-name="ro1">
          <table:table-cell office:value-type="string">
            <text:p>2001May</text:p>
          </table:table-cell>
          <table:table-cell office:value-type="float" office:value="4.6536">
            <text:p>4.6536</text:p>
          </table:table-cell>
          <table:table-cell/>
        </table:table-row>
        <table:table-row table:style-name="ro1">
          <table:table-cell office:value-type="string">
            <text:p>2001Jun</text:p>
          </table:table-cell>
          <table:table-cell office:value-type="float" office:value="4.5395">
            <text:p>4.5395</text:p>
          </table:table-cell>
          <table:table-cell office:value-type="float" office:value="4.7525">
            <text:p>4.7525</text:p>
          </table:table-cell>
        </table:table-row>
        <table:table-row table:style-name="ro1">
          <table:table-cell office:value-type="string">
            <text:p>2001Jul</text:p>
          </table:table-cell>
          <table:table-cell office:value-type="float" office:value="4.5055">
            <text:p>4.5055</text:p>
          </table:table-cell>
          <table:table-cell/>
        </table:table-row>
        <table:table-row table:style-name="ro1">
          <table:table-cell office:value-type="string">
            <text:p>2001Aug</text:p>
          </table:table-cell>
          <table:table-cell office:value-type="float" office:value="4.4913">
            <text:p>4.4913</text:p>
          </table:table-cell>
          <table:table-cell/>
        </table:table-row>
        <table:table-row table:style-name="ro1">
          <table:table-cell office:value-type="string">
            <text:p>2001Sep</text:p>
          </table:table-cell>
          <table:table-cell office:value-type="float" office:value="3.9865">
            <text:p>3.9865</text:p>
          </table:table-cell>
          <table:table-cell office:value-type="float" office:value="4.3278">
            <text:p>4.3278</text:p>
          </table:table-cell>
        </table:table-row>
        <table:table-row table:style-name="ro1">
          <table:table-cell office:value-type="string">
            <text:p>2001Oct</text:p>
          </table:table-cell>
          <table:table-cell office:value-type="float" office:value="3.9713">
            <text:p>3.9713</text:p>
          </table:table-cell>
          <table:table-cell/>
        </table:table-row>
        <table:table-row table:style-name="ro1">
          <table:table-cell office:value-type="string">
            <text:p>2001Nov</text:p>
          </table:table-cell>
          <table:table-cell office:value-type="float" office:value="3.5073">
            <text:p>3.5073</text:p>
          </table:table-cell>
          <table:table-cell/>
        </table:table-row>
        <table:table-row table:style-name="ro1">
          <table:table-cell office:value-type="string">
            <text:p>2001Dec</text:p>
          </table:table-cell>
          <table:table-cell office:value-type="float" office:value="3.3389">
            <text:p>3.3389</text:p>
          </table:table-cell>
          <table:table-cell office:value-type="float" office:value="3.6058">
            <text:p>3.6058</text:p>
          </table:table-cell>
        </table:table-row>
        <table:table-row table:style-name="ro1">
          <table:table-cell office:value-type="string">
            <text:p>2002Jan</text:p>
          </table:table-cell>
          <table:table-cell office:value-type="float" office:value="3.2936">
            <text:p>3.2936</text:p>
          </table:table-cell>
          <table:table-cell/>
        </table:table-row>
        <table:table-row table:style-name="ro1">
          <table:table-cell office:value-type="string">
            <text:p>2002Feb</text:p>
          </table:table-cell>
          <table:table-cell office:value-type="float" office:value="3.283">
            <text:p>3.283</text:p>
          </table:table-cell>
          <table:table-cell/>
        </table:table-row>
        <table:table-row table:style-name="ro1">
          <table:table-cell office:value-type="string">
            <text:p>2002Mar</text:p>
          </table:table-cell>
          <table:table-cell office:value-type="float" office:value="3.264">
            <text:p>3.264</text:p>
          </table:table-cell>
          <table:table-cell office:value-type="float" office:value="3.2802">
            <text:p>3.2802</text:p>
          </table:table-cell>
        </table:table-row>
        <table:table-row table:style-name="ro1">
          <table:table-cell office:value-type="string">
            <text:p>2002Apr</text:p>
          </table:table-cell>
          <table:table-cell office:value-type="float" office:value="3.3162">
            <text:p>3.3162</text:p>
          </table:table-cell>
          <table:table-cell/>
        </table:table-row>
        <table:table-row table:style-name="ro1">
          <table:table-cell office:value-type="string">
            <text:p>2002May</text:p>
          </table:table-cell>
          <table:table-cell office:value-type="float" office:value="3.31">
            <text:p>3.31</text:p>
          </table:table-cell>
          <table:table-cell/>
        </table:table-row>
        <table:table-row table:style-name="ro1">
          <table:table-cell office:value-type="string">
            <text:p>2002Jun</text:p>
          </table:table-cell>
          <table:table-cell office:value-type="float" office:value="3.3485">
            <text:p>3.3485</text:p>
          </table:table-cell>
          <table:table-cell office:value-type="float" office:value="3.3249">
            <text:p>3.3249</text:p>
          </table:table-cell>
        </table:table-row>
        <table:table-row table:style-name="ro1">
          <table:table-cell office:value-type="string">
            <text:p>2002Jul</text:p>
          </table:table-cell>
          <table:table-cell office:value-type="float" office:value="3.3017">
            <text:p>3.3017</text:p>
          </table:table-cell>
          <table:table-cell/>
        </table:table-row>
        <table:table-row table:style-name="ro1">
          <table:table-cell office:value-type="string">
            <text:p>2002Aug</text:p>
          </table:table-cell>
          <table:table-cell office:value-type="float" office:value="3.2927">
            <text:p>3.2927</text:p>
          </table:table-cell>
          <table:table-cell/>
        </table:table-row>
        <table:table-row table:style-name="ro1">
          <table:table-cell office:value-type="string">
            <text:p>2002Sep</text:p>
          </table:table-cell>
          <table:table-cell office:value-type="float" office:value="3.3186">
            <text:p>3.3186</text:p>
          </table:table-cell>
          <table:table-cell office:value-type="float" office:value="3.3043">
            <text:p>3.3043</text:p>
          </table:table-cell>
        </table:table-row>
        <table:table-row table:style-name="ro1">
          <table:table-cell office:value-type="string">
            <text:p>2002Oct</text:p>
          </table:table-cell>
          <table:table-cell office:value-type="float" office:value="3.3004">
            <text:p>3.3004</text:p>
          </table:table-cell>
          <table:table-cell/>
        </table:table-row>
        <table:table-row table:style-name="ro1">
          <table:table-cell office:value-type="string">
            <text:p>2002Nov</text:p>
          </table:table-cell>
          <table:table-cell office:value-type="float" office:value="3.3043">
            <text:p>3.3043</text:p>
          </table:table-cell>
          <table:table-cell/>
        </table:table-row>
        <table:table-row table:style-name="ro1">
          <table:table-cell office:value-type="string">
            <text:p>2002Dec</text:p>
          </table:table-cell>
          <table:table-cell office:value-type="float" office:value="3.0945">
            <text:p>3.0945</text:p>
          </table:table-cell>
          <table:table-cell office:value-type="float" office:value="3.2331">
            <text:p>3.2331</text:p>
          </table:table-cell>
        </table:table-row>
        <table:table-row table:style-name="ro1">
          <table:table-cell office:value-type="string">
            <text:p>2003Jan</text:p>
          </table:table-cell>
          <table:table-cell office:value-type="float" office:value="2.7868">
            <text:p>2.7868</text:p>
          </table:table-cell>
          <table:table-cell/>
        </table:table-row>
        <table:table-row table:style-name="ro1">
          <table:table-cell office:value-type="string">
            <text:p>2003Feb</text:p>
          </table:table-cell>
          <table:table-cell office:value-type="float" office:value="2.7635">
            <text:p>2.7635</text:p>
          </table:table-cell>
          <table:table-cell/>
        </table:table-row>
        <table:table-row table:style-name="ro1">
          <table:table-cell office:value-type="string">
            <text:p>2003Mar</text:p>
          </table:table-cell>
          <table:table-cell office:value-type="float" office:value="2.749">
            <text:p>2.749</text:p>
          </table:table-cell>
          <table:table-cell office:value-type="float" office:value="2.7665">
            <text:p>2.7665</text:p>
          </table:table-cell>
        </table:table-row>
        <table:table-row table:style-name="ro1">
          <table:table-cell office:value-type="string">
            <text:p>2003Apr</text:p>
          </table:table-cell>
          <table:table-cell office:value-type="float" office:value="2.5605">
            <text:p>2.5605</text:p>
          </table:table-cell>
          <table:table-cell/>
        </table:table-row>
        <table:table-row table:style-name="ro1">
          <table:table-cell office:value-type="string">
            <text:p>2003May</text:p>
          </table:table-cell>
          <table:table-cell office:value-type="float" office:value="2.5571">
            <text:p>2.5571</text:p>
          </table:table-cell>
          <table:table-cell/>
        </table:table-row>
        <table:table-row table:style-name="ro1">
          <table:table-cell office:value-type="string">
            <text:p>2003Jun</text:p>
          </table:table-cell>
          <table:table-cell office:value-type="float" office:value="2.2133">
            <text:p>2.2133</text:p>
          </table:table-cell>
          <table:table-cell office:value-type="float" office:value="2.4437">
            <text:p>2.4437</text:p>
          </table:table-cell>
        </table:table-row>
        <table:table-row table:style-name="ro1">
          <table:table-cell office:value-type="string">
            <text:p>2003Jul</text:p>
          </table:table-cell>
          <table:table-cell office:value-type="float" office:value="2.0783">
            <text:p>2.0783</text:p>
          </table:table-cell>
          <table:table-cell/>
        </table:table-row>
        <table:table-row table:style-name="ro1">
          <table:table-cell office:value-type="string">
            <text:p>2003Aug</text:p>
          </table:table-cell>
          <table:table-cell office:value-type="float" office:value="2.0981">
            <text:p>2.0981</text:p>
          </table:table-cell>
          <table:table-cell/>
        </table:table-row>
        <table:table-row table:style-name="ro1">
          <table:table-cell office:value-type="string">
            <text:p>2003Sep</text:p>
          </table:table-cell>
          <table:table-cell office:value-type="float" office:value="2.0209">
            <text:p>2.0209</text:p>
          </table:table-cell>
          <table:table-cell office:value-type="float" office:value="2.0658">
            <text:p>2.0658</text:p>
          </table:table-cell>
        </table:table-row>
        <table:table-row table:style-name="ro1">
          <table:table-cell office:value-type="string">
            <text:p>2003Oct</text:p>
          </table:table-cell>
          <table:table-cell office:value-type="float" office:value="2.0148">
            <text:p>2.0148</text:p>
          </table:table-cell>
          <table:table-cell/>
        </table:table-row>
        <table:table-row table:style-name="ro1">
          <table:table-cell office:value-type="string">
            <text:p>2003Nov</text:p>
          </table:table-cell>
          <table:table-cell office:value-type="float" office:value="1.973">
            <text:p>1.973</text:p>
          </table:table-cell>
          <table:table-cell/>
        </table:table-row>
        <table:table-row table:style-name="ro1">
          <table:table-cell office:value-type="string">
            <text:p>2003Dec</text:p>
          </table:table-cell>
          <table:table-cell office:value-type="float" office:value="2.0567">
            <text:p>2.0567</text:p>
          </table:table-cell>
          <table:table-cell office:value-type="float" office:value="2.0148">
            <text:p>2.0148</text:p>
          </table:table-cell>
        </table:table-row>
        <table:table-row table:style-name="ro1">
          <table:table-cell office:value-type="string">
            <text:p>2004Jan</text:p>
          </table:table-cell>
          <table:table-cell office:value-type="float" office:value="2.0214">
            <text:p>2.0214</text:p>
          </table:table-cell>
          <table:table-cell/>
        </table:table-row>
        <table:table-row table:style-name="ro1">
          <table:table-cell office:value-type="string">
            <text:p>2004Feb</text:p>
          </table:table-cell>
          <table:table-cell office:value-type="float" office:value="2.0315">
            <text:p>2.0315</text:p>
          </table:table-cell>
          <table:table-cell/>
        </table:table-row>
        <table:table-row table:style-name="ro1">
          <table:table-cell office:value-type="string">
            <text:p>2004Mar</text:p>
          </table:table-cell>
          <table:table-cell office:value-type="float" office:value="2.0057">
            <text:p>2.0057</text:p>
          </table:table-cell>
          <table:table-cell office:value-type="float" office:value="2.0195">
            <text:p>2.0195</text:p>
          </table:table-cell>
        </table:table-row>
        <table:table-row table:style-name="ro1">
          <table:table-cell office:value-type="string">
            <text:p>2004Apr</text:p>
          </table:table-cell>
          <table:table-cell office:value-type="float" office:value="2.078">
            <text:p>2.078</text:p>
          </table:table-cell>
          <table:table-cell/>
        </table:table-row>
        <table:table-row table:style-name="ro1">
          <table:table-cell office:value-type="string">
            <text:p>2004May</text:p>
          </table:table-cell>
          <table:table-cell office:value-type="float" office:value="2.0152">
            <text:p>2.0152</text:p>
          </table:table-cell>
          <table:table-cell/>
        </table:table-row>
        <table:table-row table:style-name="ro1">
          <table:table-cell office:value-type="string">
            <text:p>2004Jun</text:p>
          </table:table-cell>
          <table:table-cell office:value-type="float" office:value="2.0277">
            <text:p>2.0277</text:p>
          </table:table-cell>
          <table:table-cell office:value-type="float" office:value="2.0403">
            <text:p>2.0403</text:p>
          </table:table-cell>
        </table:table-row>
        <table:table-row table:style-name="ro1">
          <table:table-cell office:value-type="string">
            <text:p>2004Jul</text:p>
          </table:table-cell>
          <table:table-cell office:value-type="float" office:value="2.0677">
            <text:p>2.0677</text:p>
          </table:table-cell>
          <table:table-cell/>
        </table:table-row>
        <table:table-row table:style-name="ro1">
          <table:table-cell office:value-type="string">
            <text:p>2004Aug</text:p>
          </table:table-cell>
          <table:table-cell office:value-type="float" office:value="2.0405">
            <text:p>2.0405</text:p>
          </table:table-cell>
          <table:table-cell/>
        </table:table-row>
        <table:table-row table:style-name="ro1">
          <table:table-cell office:value-type="string">
            <text:p>2004Sep</text:p>
          </table:table-cell>
          <table:table-cell office:value-type="float" office:value="2.0518">
            <text:p>2.0518</text:p>
          </table:table-cell>
          <table:table-cell office:value-type="float" office:value="2.0533">
            <text:p>2.0533</text:p>
          </table:table-cell>
        </table:table-row>
        <table:table-row table:style-name="ro1">
          <table:table-cell office:value-type="string">
            <text:p>2004Oct</text:p>
          </table:table-cell>
          <table:table-cell office:value-type="float" office:value="2.1114">
            <text:p>2.1114</text:p>
          </table:table-cell>
          <table:table-cell/>
        </table:table-row>
        <table:table-row table:style-name="ro1">
          <table:table-cell office:value-type="string">
            <text:p>2004Nov</text:p>
          </table:table-cell>
          <table:table-cell office:value-type="float" office:value="2.085">
            <text:p>2.085</text:p>
          </table:table-cell>
          <table:table-cell/>
        </table:table-row>
        <table:table-row table:style-name="ro1">
          <table:table-cell office:value-type="string">
            <text:p>2004Dec</text:p>
          </table:table-cell>
          <table:table-cell office:value-type="float" office:value="2.0535">
            <text:p>2.0535</text:p>
          </table:table-cell>
          <table:table-cell office:value-type="float" office:value="2.0833">
            <text:p>2.0833</text:p>
          </table:table-cell>
        </table:table-row>
        <table:table-row table:style-name="ro1">
          <table:table-cell office:value-type="string">
            <text:p>2005Jan</text:p>
          </table:table-cell>
          <table:table-cell office:value-type="float" office:value="2.0771">
            <text:p>2.0771</text:p>
          </table:table-cell>
          <table:table-cell/>
        </table:table-row>
        <table:table-row table:style-name="ro1">
          <table:table-cell office:value-type="string">
            <text:p>2005Feb</text:p>
          </table:table-cell>
          <table:table-cell office:value-type="float" office:value="2.0585">
            <text:p>2.0585</text:p>
          </table:table-cell>
          <table:table-cell/>
        </table:table-row>
        <table:table-row table:style-name="ro1">
          <table:table-cell office:value-type="string">
            <text:p>2005Mar</text:p>
          </table:table-cell>
          <table:table-cell office:value-type="float" office:value="2.0567">
            <text:p>2.0567</text:p>
          </table:table-cell>
          <table:table-cell office:value-type="float" office:value="2.0641">
            <text:p>2.0641</text:p>
          </table:table-cell>
        </table:table-row>
        <table:table-row table:style-name="ro1">
          <table:table-cell office:value-type="string">
            <text:p>2005Apr</text:p>
          </table:table-cell>
          <table:table-cell office:value-type="float" office:value="2.0757">
            <text:p>2.0757</text:p>
          </table:table-cell>
          <table:table-cell/>
        </table:table-row>
        <table:table-row table:style-name="ro1">
          <table:table-cell office:value-type="string">
            <text:p>2005May</text:p>
          </table:table-cell>
          <table:table-cell office:value-type="float" office:value="2.07">
            <text:p>2.07</text:p>
          </table:table-cell>
          <table:table-cell/>
        </table:table-row>
        <table:table-row table:style-name="ro1">
          <table:table-cell office:value-type="string">
            <text:p>2005Jun</text:p>
          </table:table-cell>
          <table:table-cell office:value-type="float" office:value="2.0623">
            <text:p>2.0623</text:p>
          </table:table-cell>
          <table:table-cell office:value-type="float" office:value="2.0693">
            <text:p>2.0693</text:p>
          </table:table-cell>
        </table:table-row>
        <table:table-row table:style-name="ro1">
          <table:table-cell office:value-type="string">
            <text:p>2005Jul</text:p>
          </table:table-cell>
          <table:table-cell office:value-type="float" office:value="2.0729">
            <text:p>2.0729</text:p>
          </table:table-cell>
          <table:table-cell/>
        </table:table-row>
        <table:table-row table:style-name="ro1">
          <table:table-cell office:value-type="string">
            <text:p>2005Aug</text:p>
          </table:table-cell>
          <table:table-cell office:value-type="float" office:value="2.0609">
            <text:p>2.0609</text:p>
          </table:table-cell>
          <table:table-cell/>
        </table:table-row>
        <table:table-row table:style-name="ro1">
          <table:table-cell office:value-type="string">
            <text:p>2005Sep</text:p>
          </table:table-cell>
          <table:table-cell office:value-type="float" office:value="2.0941">
            <text:p>2.0941</text:p>
          </table:table-cell>
          <table:table-cell office:value-type="float" office:value="2.0759">
            <text:p>2.0759</text:p>
          </table:table-cell>
        </table:table-row>
        <table:table-row table:style-name="ro1">
          <table:table-cell office:value-type="string">
            <text:p>2005Oct</text:p>
          </table:table-cell>
          <table:table-cell office:value-type="float" office:value="2.0671">
            <text:p>2.0671</text:p>
          </table:table-cell>
          <table:table-cell/>
        </table:table-row>
        <table:table-row table:style-name="ro1">
          <table:table-cell office:value-type="string">
            <text:p>2005Nov</text:p>
          </table:table-cell>
          <table:table-cell office:value-type="float" office:value="2.0859">
            <text:p>2.0859</text:p>
          </table:table-cell>
          <table:table-cell/>
        </table:table-row>
        <table:table-row table:style-name="ro1">
          <table:table-cell office:value-type="string">
            <text:p>2005Dec</text:p>
          </table:table-cell>
          <table:table-cell office:value-type="float" office:value="2.2757">
            <text:p>2.2757</text:p>
          </table:table-cell>
          <table:table-cell office:value-type="float" office:value="2.1429">
            <text:p>2.1429</text:p>
          </table:table-cell>
        </table:table-row>
        <table:table-row table:style-name="ro1">
          <table:table-cell office:value-type="string">
            <text:p>2006Jan</text:p>
          </table:table-cell>
          <table:table-cell office:value-type="float" office:value="2.3264">
            <text:p>2.3264</text:p>
          </table:table-cell>
          <table:table-cell/>
        </table:table-row>
        <table:table-row table:style-name="ro1">
          <table:table-cell office:value-type="string">
            <text:p>2006Feb</text:p>
          </table:table-cell>
          <table:table-cell office:value-type="float" office:value="2.3495">
            <text:p>2.3495</text:p>
          </table:table-cell>
          <table:table-cell/>
        </table:table-row>
        <table:table-row table:style-name="ro1">
          <table:table-cell office:value-type="string">
            <text:p>2006Mar</text:p>
          </table:table-cell>
          <table:table-cell office:value-type="float" office:value="2.52">
            <text:p>2.52</text:p>
          </table:table-cell>
          <table:table-cell office:value-type="float" office:value="2.3986">
            <text:p>2.3986</text:p>
          </table:table-cell>
        </table:table-row>
        <table:table-row table:style-name="ro1">
          <table:table-cell office:value-type="string">
            <text:p>2006Apr</text:p>
          </table:table-cell>
          <table:table-cell office:value-type="float" office:value="2.6283">
            <text:p>2.6283</text:p>
          </table:table-cell>
          <table:table-cell/>
        </table:table-row>
        <table:table-row table:style-name="ro1">
          <table:table-cell office:value-type="string">
            <text:p>2006May</text:p>
          </table:table-cell>
          <table:table-cell office:value-type="float" office:value="2.5768">
            <text:p>2.5768</text:p>
          </table:table-cell>
          <table:table-cell/>
        </table:table-row>
        <table:table-row table:style-name="ro1">
          <table:table-cell office:value-type="string">
            <text:p>2006Jun</text:p>
          </table:table-cell>
          <table:table-cell office:value-type="float" office:value="2.6977">
            <text:p>2.6977</text:p>
          </table:table-cell>
          <table:table-cell office:value-type="float" office:value="2.6343">
            <text:p>2.6343</text:p>
          </table:table-cell>
        </table:table-row>
        <table:table-row table:style-name="ro1">
          <table:table-cell office:value-type="string">
            <text:p>2006Jul</text:p>
          </table:table-cell>
          <table:table-cell office:value-type="float" office:value="2.8138">
            <text:p>2.8138</text:p>
          </table:table-cell>
          <table:table-cell/>
        </table:table-row>
        <table:table-row table:style-name="ro1">
          <table:table-cell office:value-type="string">
            <text:p>2006Aug</text:p>
          </table:table-cell>
          <table:table-cell office:value-type="float" office:value="2.9683">
            <text:p>2.9683</text:p>
          </table:table-cell>
          <table:table-cell/>
        </table:table-row>
        <table:table-row table:style-name="ro1">
          <table:table-cell office:value-type="string">
            <text:p>2006Sep</text:p>
          </table:table-cell>
          <table:table-cell office:value-type="float" office:value="3.041">
            <text:p>3.041</text:p>
          </table:table-cell>
          <table:table-cell office:value-type="float" office:value="2.941">
            <text:p>2.941</text:p>
          </table:table-cell>
        </table:table-row>
        <table:table-row table:style-name="ro1">
          <table:table-cell office:value-type="string">
            <text:p>2006Oct</text:p>
          </table:table-cell>
          <table:table-cell office:value-type="float" office:value="3.2782">
            <text:p>3.2782</text:p>
          </table:table-cell>
          <table:table-cell/>
        </table:table-row>
        <table:table-row table:style-name="ro1">
          <table:table-cell office:value-type="string">
            <text:p>2006Nov</text:p>
          </table:table-cell>
          <table:table-cell office:value-type="float" office:value="3.3277">
            <text:p>3.3277</text:p>
          </table:table-cell>
          <table:table-cell/>
        </table:table-row>
        <table:table-row table:style-name="ro1">
          <table:table-cell office:value-type="string">
            <text:p>2006Dec</text:p>
          </table:table-cell>
          <table:table-cell office:value-type="float" office:value="3.5011">
            <text:p>3.5011</text:p>
          </table:table-cell>
          <table:table-cell office:value-type="float" office:value="3.369">
            <text:p>3.369</text:p>
          </table:table-cell>
        </table:table-row>
        <table:table-row table:style-name="ro1">
          <table:table-cell office:value-type="string">
            <text:p>2007Jan</text:p>
          </table:table-cell>
          <table:table-cell office:value-type="float" office:value="3.5632">
            <text:p>3.5632</text:p>
          </table:table-cell>
          <table:table-cell/>
        </table:table-row>
        <table:table-row table:style-name="ro1">
          <table:table-cell office:value-type="string">
            <text:p>2007Feb</text:p>
          </table:table-cell>
          <table:table-cell office:value-type="float" office:value="3.5695">
            <text:p>3.5695</text:p>
          </table:table-cell>
          <table:table-cell/>
        </table:table-row>
        <table:table-row table:style-name="ro1">
          <table:table-cell office:value-type="string">
            <text:p>2007Mar</text:p>
          </table:table-cell>
          <table:table-cell office:value-type="float" office:value="3.6909">
            <text:p>3.6909</text:p>
          </table:table-cell>
          <table:table-cell office:value-type="float" office:value="3.6079">
            <text:p>3.6079</text:p>
          </table:table-cell>
        </table:table-row>
        <table:table-row table:style-name="ro1">
          <table:table-cell office:value-type="string">
            <text:p>2007Apr</text:p>
          </table:table-cell>
          <table:table-cell office:value-type="float" office:value="3.8195">
            <text:p>3.8195</text:p>
          </table:table-cell>
          <table:table-cell/>
        </table:table-row>
        <table:table-row table:style-name="ro1">
          <table:table-cell office:value-type="string">
            <text:p>2007May</text:p>
          </table:table-cell>
          <table:table-cell office:value-type="float" office:value="3.7905">
            <text:p>3.7905</text:p>
          </table:table-cell>
          <table:table-cell/>
        </table:table-row>
        <table:table-row table:style-name="ro1">
          <table:table-cell office:value-type="string">
            <text:p>2007Jun</text:p>
          </table:table-cell>
          <table:table-cell office:value-type="float" office:value="3.9557">
            <text:p>3.9557</text:p>
          </table:table-cell>
          <table:table-cell office:value-type="float" office:value="3.8552">
            <text:p>3.8552</text:p>
          </table:table-cell>
        </table:table-row>
        <table:table-row table:style-name="ro1">
          <table:table-cell office:value-type="string">
            <text:p>2007Jul</text:p>
          </table:table-cell>
          <table:table-cell office:value-type="float" office:value="4.0632">
            <text:p>4.0632</text:p>
          </table:table-cell>
          <table:table-cell/>
        </table:table-row>
        <table:table-row table:style-name="ro1">
          <table:table-cell office:value-type="string">
            <text:p>2007Aug</text:p>
          </table:table-cell>
          <table:table-cell office:value-type="float" office:value="4.0474">
            <text:p>4.0474</text:p>
          </table:table-cell>
          <table:table-cell/>
        </table:table-row>
        <table:table-row table:style-name="ro1">
          <table:table-cell office:value-type="string">
            <text:p>2007Sep</text:p>
          </table:table-cell>
          <table:table-cell office:value-type="float" office:value="4.0286">
            <text:p>4.0286</text:p>
          </table:table-cell>
          <table:table-cell office:value-type="float" office:value="4.0464">
            <text:p>4.0464</text:p>
          </table:table-cell>
        </table:table-row>
        <table:table-row table:style-name="ro1">
          <table:table-cell office:value-type="string">
            <text:p>2007Oct</text:p>
          </table:table-cell>
          <table:table-cell office:value-type="float" office:value="3.9414">
            <text:p>3.9414</text:p>
          </table:table-cell>
          <table:table-cell/>
        </table:table-row>
        <table:table-row table:style-name="ro1">
          <table:table-cell office:value-type="string">
            <text:p>2007Nov</text:p>
          </table:table-cell>
          <table:table-cell office:value-type="float" office:value="4.0221">
            <text:p>4.0221</text:p>
          </table:table-cell>
          <table:table-cell/>
        </table:table-row>
        <table:table-row table:style-name="ro1">
          <table:table-cell office:value-type="string">
            <text:p>2007Dec</text:p>
          </table:table-cell>
          <table:table-cell office:value-type="float" office:value="3.8791">
            <text:p>3.8791</text:p>
          </table:table-cell>
          <table:table-cell office:value-type="float" office:value="3.9475">
            <text:p>3.9475</text:p>
          </table:table-cell>
        </table:table-row>
        <table:table-row table:style-name="ro1">
          <table:table-cell office:value-type="string">
            <text:p>2008Jan</text:p>
          </table:table-cell>
          <table:table-cell office:value-type="float" office:value="4.0218">
            <text:p>4.0218</text:p>
          </table:table-cell>
          <table:table-cell/>
        </table:table-row>
        <table:table-row table:style-name="ro1">
          <table:table-cell office:value-type="string">
            <text:p>2008Feb</text:p>
          </table:table-cell>
          <table:table-cell office:value-type="float" office:value="4.0279">
            <text:p>4.0279</text:p>
          </table:table-cell>
          <table:table-cell/>
        </table:table-row>
        <table:table-row table:style-name="ro1">
          <table:table-cell office:value-type="string">
            <text:p>2008Mar</text:p>
          </table:table-cell>
          <table:table-cell office:value-type="float" office:value="4.091">
            <text:p>4.091</text:p>
          </table:table-cell>
          <table:table-cell office:value-type="float" office:value="4.0469">
            <text:p>4.0469</text:p>
          </table:table-cell>
        </table:table-row>
        <table:table-row table:style-name="ro1">
          <table:table-cell office:value-type="string">
            <text:p>2008Apr</text:p>
          </table:table-cell>
          <table:table-cell office:value-type="float" office:value="3.9868">
            <text:p>3.9868</text:p>
          </table:table-cell>
          <table:table-cell/>
        </table:table-row>
        <table:table-row table:style-name="ro1">
          <table:table-cell office:value-type="string">
            <text:p>2008May</text:p>
          </table:table-cell>
          <table:table-cell office:value-type="float" office:value="4.0097">
            <text:p>4.0097</text:p>
          </table:table-cell>
          <table:table-cell/>
        </table:table-row>
        <table:table-row table:style-name="ro1">
          <table:table-cell office:value-type="string">
            <text:p>2008Jun</text:p>
          </table:table-cell>
          <table:table-cell office:value-type="float" office:value="4.0067">
            <text:p>4.0067</text:p>
          </table:table-cell>
          <table:table-cell office:value-type="float" office:value="4.0011">
            <text:p>4.0011</text:p>
          </table:table-cell>
        </table:table-row>
        <table:table-row table:style-name="ro1">
          <table:table-cell office:value-type="string">
            <text:p>2008Jul</text:p>
          </table:table-cell>
          <table:table-cell office:value-type="float" office:value="4.1908">
            <text:p>4.1908</text:p>
          </table:table-cell>
          <table:table-cell/>
        </table:table-row>
        <table:table-row table:style-name="ro1">
          <table:table-cell office:value-type="string">
            <text:p>2008Aug</text:p>
          </table:table-cell>
          <table:table-cell office:value-type="float" office:value="4.2989">
            <text:p>4.2989</text:p>
          </table:table-cell>
          <table:table-cell/>
        </table:table-row>
        <table:table-row table:style-name="ro1">
          <table:table-cell office:value-type="string">
            <text:p>2008Sep</text:p>
          </table:table-cell>
          <table:table-cell office:value-type="float" office:value="4.2733">
            <text:p>4.2733</text:p>
          </table:table-cell>
          <table:table-cell office:value-type="float" office:value="4.2543">
            <text:p>4.2543</text:p>
          </table:table-cell>
        </table:table-row>
        <table:table-row table:style-name="ro1">
          <table:table-cell office:value-type="string">
            <text:p>2008Oct</text:p>
          </table:table-cell>
          <table:table-cell office:value-type="float" office:value="3.8198">
            <text:p>3.8198</text:p>
          </table:table-cell>
          <table:table-cell/>
        </table:table-row>
        <table:table-row table:style-name="ro1">
          <table:table-cell office:value-type="string">
            <text:p>2008Nov</text:p>
          </table:table-cell>
          <table:table-cell office:value-type="float" office:value="3.1502">
            <text:p>3.1502</text:p>
          </table:table-cell>
          <table:table-cell/>
        </table:table-row>
        <table:table-row table:style-name="ro1">
          <table:table-cell office:value-type="string">
            <text:p>2008Dec</text:p>
          </table:table-cell>
          <table:table-cell office:value-type="float" office:value="2.4864">
            <text:p>2.4864</text:p>
          </table:table-cell>
          <table:table-cell office:value-type="float" office:value="3.1521">
            <text:p>3.1521</text:p>
          </table:table-cell>
        </table:table-row>
        <table:table-row table:style-name="ro1">
          <table:table-cell office:value-type="string">
            <text:p>2009Jan</text:p>
          </table:table-cell>
          <table:table-cell office:value-type="float" office:value="1.8122">
            <text:p>1.8122</text:p>
          </table:table-cell>
          <table:table-cell/>
        </table:table-row>
        <table:table-row table:style-name="ro1">
          <table:table-cell office:value-type="string">
            <text:p>2009Feb</text:p>
          </table:table-cell>
          <table:table-cell office:value-type="float" office:value="1.2571">
            <text:p>1.2571</text:p>
          </table:table-cell>
          <table:table-cell/>
        </table:table-row>
        <table:table-row table:style-name="ro1">
          <table:table-cell office:value-type="string">
            <text:p>2009Mar</text:p>
          </table:table-cell>
          <table:table-cell office:value-type="float" office:value="1.062">
            <text:p>1.062</text:p>
          </table:table-cell>
          <table:table-cell office:value-type="float" office:value="1.3771">
            <text:p>1.3771</text:p>
          </table:table-cell>
        </table:table-row>
        <table:table-row table:style-name="ro1">
          <table:table-cell office:value-type="string">
            <text:p>2009Apr</text:p>
          </table:table-cell>
          <table:table-cell office:value-type="float" office:value="0.8419">
            <text:p>0.8419</text:p>
          </table:table-cell>
          <table:table-cell/>
        </table:table-row>
        <table:table-row table:style-name="ro1">
          <table:table-cell office:value-type="string">
            <text:p>2009May</text:p>
          </table:table-cell>
          <table:table-cell office:value-type="float" office:value="0.7821">
            <text:p>0.7821</text:p>
          </table:table-cell>
          <table:table-cell/>
        </table:table-row>
        <table:table-row table:style-name="ro1">
          <table:table-cell office:value-type="string">
            <text:p>2009Jun</text:p>
          </table:table-cell>
          <table:table-cell office:value-type="float" office:value="0.698">
            <text:p>0.698</text:p>
          </table:table-cell>
          <table:table-cell office:value-type="float" office:value="0.774">
            <text:p>0.774</text:p>
          </table:table-cell>
        </table:table-row>
        <table:table-row table:style-name="ro1">
          <table:table-cell office:value-type="string">
            <text:p>2009Jul</text:p>
          </table:table-cell>
          <table:table-cell office:value-type="float" office:value="0.3576">
            <text:p>0.3576</text:p>
          </table:table-cell>
          <table:table-cell/>
        </table:table-row>
        <table:table-row table:style-name="ro1">
          <table:table-cell office:value-type="string">
            <text:p>2009Aug</text:p>
          </table:table-cell>
          <table:table-cell office:value-type="float" office:value="0.3475">
            <text:p>0.3475</text:p>
          </table:table-cell>
          <table:table-cell/>
        </table:table-row>
        <table:table-row table:style-name="ro1">
          <table:table-cell office:value-type="string">
            <text:p>2009Sep</text:p>
          </table:table-cell>
          <table:table-cell office:value-type="float" office:value="0.3632">
            <text:p>0.3632</text:p>
          </table:table-cell>
          <table:table-cell office:value-type="float" office:value="0.3561">
            <text:p>0.3561</text:p>
          </table:table-cell>
        </table:table-row>
        <table:table-row table:style-name="ro1">
          <table:table-cell office:value-type="string">
            <text:p>2009Oct</text:p>
          </table:table-cell>
          <table:table-cell office:value-type="float" office:value="0.3587">
            <text:p>0.3587</text:p>
          </table:table-cell>
          <table:table-cell/>
        </table:table-row>
        <table:table-row table:style-name="ro1">
          <table:table-cell office:value-type="string">
            <text:p>2009Nov</text:p>
          </table:table-cell>
          <table:table-cell office:value-type="float" office:value="0.3624">
            <text:p>0.3624</text:p>
          </table:table-cell>
          <table:table-cell/>
        </table:table-row>
        <table:table-row table:style-name="ro1">
          <table:table-cell office:value-type="string">
            <text:p>2009Dec</text:p>
          </table:table-cell>
          <table:table-cell office:value-type="float" office:value="0.3546">
            <text:p>0.3546</text:p>
          </table:table-cell>
          <table:table-cell office:value-type="float" office:value="0.3586">
            <text:p>0.3586</text:p>
          </table:table-cell>
        </table:table-row>
        <table:table-row table:style-name="ro1">
          <table:table-cell office:value-type="string">
            <text:p>2010Jan</text:p>
          </table:table-cell>
          <table:table-cell office:value-type="float" office:value="0.344">
            <text:p>0.344</text:p>
          </table:table-cell>
          <table:table-cell/>
        </table:table-row>
        <table:table-row table:style-name="ro1">
          <table:table-cell office:value-type="string">
            <text:p>2010Feb</text:p>
          </table:table-cell>
          <table:table-cell office:value-type="float" office:value="0.3406">
            <text:p>0.3406</text:p>
          </table:table-cell>
          <table:table-cell/>
        </table:table-row>
        <table:table-row table:style-name="ro1">
          <table:table-cell office:value-type="string">
            <text:p>2010Mar</text:p>
          </table:table-cell>
          <table:table-cell office:value-type="float" office:value="0.3477">
            <text:p>0.3477</text:p>
          </table:table-cell>
          <table:table-cell office:value-type="float" office:value="0.3441">
            <text:p>0.3441</text:p>
          </table:table-cell>
        </table:table-row>
        <table:table-row table:style-name="ro1">
          <table:table-cell office:value-type="string">
            <text:p>2010Apr</text:p>
          </table:table-cell>
          <table:table-cell office:value-type="float" office:value="0.3533">
            <text:p>0.3533</text:p>
          </table:table-cell>
          <table:table-cell/>
        </table:table-row>
        <table:table-row table:style-name="ro1">
          <table:table-cell office:value-type="string">
            <text:p>2010May</text:p>
          </table:table-cell>
          <table:table-cell office:value-type="float" office:value="0.3439">
            <text:p>0.3439</text:p>
          </table:table-cell>
          <table:table-cell/>
        </table:table-row>
        <table:table-row table:style-name="ro1">
          <table:table-cell office:value-type="string">
            <text:p>2010Jun</text:p>
          </table:table-cell>
          <table:table-cell office:value-type="float" office:value="0.3543">
            <text:p>0.3543</text:p>
          </table:table-cell>
          <table:table-cell office:value-type="float" office:value="0.3505">
            <text:p>0.3505</text:p>
          </table:table-cell>
        </table:table-row>
        <table:table-row table:style-name="ro1">
          <table:table-cell office:value-type="string">
            <text:p>2010Jul</text:p>
          </table:table-cell>
          <table:table-cell office:value-type="float" office:value="0.4811">
            <text:p>0.4811</text:p>
          </table:table-cell>
          <table:table-cell/>
        </table:table-row>
        <table:table-row table:style-name="ro1">
          <table:table-cell office:value-type="string">
            <text:p>2010Aug</text:p>
          </table:table-cell>
          <table:table-cell office:value-type="float" office:value="0.4256">
            <text:p>0.4256</text:p>
          </table:table-cell>
          <table:table-cell/>
        </table:table-row>
        <table:table-row table:style-name="ro1">
          <table:table-cell office:value-type="string">
            <text:p>2010Sep</text:p>
          </table:table-cell>
          <table:table-cell office:value-type="float" office:value="0.4536">
            <text:p>0.4536</text:p>
          </table:table-cell>
          <table:table-cell office:value-type="float" office:value="0.4534">
            <text:p>0.4534</text:p>
          </table:table-cell>
        </table:table-row>
        <table:table-row table:style-name="ro1">
          <table:table-cell office:value-type="string">
            <text:p>2010Oct</text:p>
          </table:table-cell>
          <table:table-cell office:value-type="float" office:value="0.7013">
            <text:p>0.7013</text:p>
          </table:table-cell>
          <table:table-cell/>
        </table:table-row>
        <table:table-row table:style-name="ro1">
          <table:table-cell office:value-type="string">
            <text:p>2010Nov</text:p>
          </table:table-cell>
          <table:table-cell office:value-type="float" office:value="0.5926">
            <text:p>0.5926</text:p>
          </table:table-cell>
          <table:table-cell/>
        </table:table-row>
        <table:table-row table:style-name="ro1">
          <table:table-cell office:value-type="string">
            <text:p>2010Dec</text:p>
          </table:table-cell>
          <table:table-cell office:value-type="float" office:value="0.4981">
            <text:p>0.4981</text:p>
          </table:table-cell>
          <table:table-cell office:value-type="float" office:value="0.5974">
            <text:p>0.5974</text:p>
          </table:table-cell>
        </table:table-row>
        <table:table-row table:style-name="ro1">
          <table:table-cell office:value-type="string">
            <text:p>2011Jan</text:p>
          </table:table-cell>
          <table:table-cell office:value-type="float" office:value="0.659">
            <text:p>0.659</text:p>
          </table:table-cell>
          <table:table-cell/>
        </table:table-row>
        <table:table-row table:style-name="ro1">
          <table:table-cell office:value-type="string">
            <text:p>2011Feb</text:p>
          </table:table-cell>
          <table:table-cell office:value-type="float" office:value="0.7071">
            <text:p>0.7071</text:p>
          </table:table-cell>
          <table:table-cell/>
        </table:table-row>
        <table:table-row table:style-name="ro1">
          <table:table-cell office:value-type="string">
            <text:p>2011Mar</text:p>
          </table:table-cell>
          <table:table-cell office:value-type="float" office:value="0.6587">
            <text:p>0.6587</text:p>
          </table:table-cell>
          <table:table-cell office:value-type="float" office:value="0.6749">
            <text:p>0.6749</text:p>
          </table:table-cell>
        </table:table-row>
        <table:table-row table:style-name="ro1">
          <table:table-cell office:value-type="string">
            <text:p>2011Apr</text:p>
          </table:table-cell>
          <table:table-cell office:value-type="float" office:value="0.9661">
            <text:p>0.9661</text:p>
          </table:table-cell>
          <table:table-cell/>
        </table:table-row>
        <table:table-row table:style-name="ro1">
          <table:table-cell office:value-type="string">
            <text:p>2011May</text:p>
          </table:table-cell>
          <table:table-cell office:value-type="float" office:value="1.0334">
            <text:p>1.0334</text:p>
          </table:table-cell>
          <table:table-cell/>
        </table:table-row>
        <table:table-row table:style-name="ro1">
          <table:table-cell office:value-type="string">
            <text:p>2011Jun</text:p>
          </table:table-cell>
          <table:table-cell office:value-type="float" office:value="1.124">
            <text:p>1.124</text:p>
          </table:table-cell>
          <table:table-cell office:value-type="float" office:value="1.0412">
            <text:p>1.0412</text:p>
          </table:table-cell>
        </table:table-row>
        <table:table-row table:style-name="ro1">
          <table:table-cell office:value-type="string">
            <text:p>2011Jul</text:p>
          </table:table-cell>
          <table:table-cell office:value-type="float" office:value="1.0118">
            <text:p>1.0118</text:p>
          </table:table-cell>
          <table:table-cell/>
        </table:table-row>
        <table:table-row table:style-name="ro1">
          <table:table-cell office:value-type="string">
            <text:p>2011Aug</text:p>
          </table:table-cell>
          <table:table-cell office:value-type="float" office:value="0.9058">
            <text:p>0.9058</text:p>
          </table:table-cell>
          <table:table-cell/>
        </table:table-row>
        <table:table-row table:style-name="ro1">
          <table:table-cell office:value-type="string">
            <text:p>2011Sep</text:p>
          </table:table-cell>
          <table:table-cell office:value-type="float" office:value="1.0055">
            <text:p>1.0055</text:p>
          </table:table-cell>
          <table:table-cell office:value-type="float" office:value="0.9743">
            <text:p>0.9743</text:p>
          </table:table-cell>
        </table:table-row>
        <table:table-row table:style-name="ro1">
          <table:table-cell office:value-type="string">
            <text:p>2011Oct</text:p>
          </table:table-cell>
          <table:table-cell office:value-type="float" office:value="0.9596">
            <text:p>0.9596</text:p>
          </table:table-cell>
          <table:table-cell/>
        </table:table-row>
        <table:table-row table:style-name="ro1">
          <table:table-cell office:value-type="string">
            <text:p>2011Nov</text:p>
          </table:table-cell>
          <table:table-cell office:value-type="float" office:value="0.79">
            <text:p>0.79</text:p>
          </table:table-cell>
          <table:table-cell/>
        </table:table-row>
        <table:table-row table:style-name="ro1">
          <table:table-cell office:value-type="string">
            <text:p>2011Dec</text:p>
          </table:table-cell>
          <table:table-cell office:value-type="float" office:value="0.627">
            <text:p>0.627</text:p>
          </table:table-cell>
          <table:table-cell office:value-type="float" office:value="0.7922">
            <text:p>0.7922</text:p>
          </table:table-cell>
        </table:table-row>
        <table:table-row table:style-name="ro1">
          <table:table-cell office:value-type="string">
            <text:p>2012Jan</text:p>
          </table:table-cell>
          <table:table-cell office:value-type="float" office:value="0.38">
            <text:p>0.38</text:p>
          </table:table-cell>
          <table:table-cell/>
        </table:table-row>
        <table:table-row table:style-name="ro1">
          <table:table-cell office:value-type="string">
            <text:p>2012Feb</text:p>
          </table:table-cell>
          <table:table-cell office:value-type="float" office:value="0.3656">
            <text:p>0.3656</text:p>
          </table:table-cell>
          <table:table-cell/>
        </table:table-row>
        <table:table-row table:style-name="ro1">
          <table:table-cell office:value-type="string">
            <text:p>2012Mar</text:p>
          </table:table-cell>
          <table:table-cell office:value-type="float" office:value="0.3567">
            <text:p>0.3567</text:p>
          </table:table-cell>
          <table:table-cell office:value-type="float" office:value="0.3675">
            <text:p>0.3675</text:p>
          </table:table-cell>
        </table:table-row>
        <table:table-row table:style-name="ro1">
          <table:table-cell office:value-type="string">
            <text:p>2012Apr</text:p>
          </table:table-cell>
          <table:table-cell office:value-type="float" office:value="0.3451">
            <text:p>0.3451</text:p>
          </table:table-cell>
          <table:table-cell/>
        </table:table-row>
        <table:table-row table:style-name="ro1">
          <table:table-cell office:value-type="string">
            <text:p>2012May</text:p>
          </table:table-cell>
          <table:table-cell office:value-type="float" office:value="0.337">
            <text:p>0.337</text:p>
          </table:table-cell>
          <table:table-cell/>
        </table:table-row>
        <table:table-row table:style-name="ro1">
          <table:table-cell office:value-type="string">
            <text:p>2012Jun</text:p>
          </table:table-cell>
          <table:table-cell office:value-type="float" office:value="0.332">
            <text:p>0.332</text:p>
          </table:table-cell>
          <table:table-cell office:value-type="float" office:value="0.3381">
            <text:p>0.3381</text:p>
          </table:table-cell>
        </table:table-row>
        <table:table-row table:style-name="ro1">
          <table:table-cell office:value-type="string">
            <text:p>2012Jul</text:p>
          </table:table-cell>
          <table:table-cell office:value-type="float" office:value="0.1842">
            <text:p>0.1842</text:p>
          </table:table-cell>
          <table:table-cell/>
        </table:table-row>
        <table:table-row table:style-name="ro1">
          <table:table-cell office:value-type="string">
            <text:p>2012Aug</text:p>
          </table:table-cell>
          <table:table-cell office:value-type="float" office:value="0.1101">
            <text:p>0.1101</text:p>
          </table:table-cell>
          <table:table-cell/>
        </table:table-row>
        <table:table-row table:style-name="ro1">
          <table:table-cell office:value-type="string">
            <text:p>2012Sep</text:p>
          </table:table-cell>
          <table:table-cell office:value-type="float" office:value="0.0993">
            <text:p>0.0993</text:p>
          </table:table-cell>
          <table:table-cell office:value-type="float" office:value="0.1312">
            <text:p>0.1312</text:p>
          </table:table-cell>
        </table:table-row>
        <table:table-row table:style-name="ro1">
          <table:table-cell office:value-type="string">
            <text:p>2012Oct</text:p>
          </table:table-cell>
          <table:table-cell office:value-type="float" office:value="0.0907">
            <text:p>0.0907</text:p>
          </table:table-cell>
          <table:table-cell/>
        </table:table-row>
        <table:table-row table:style-name="ro1">
          <table:table-cell office:value-type="string">
            <text:p>2012Nov</text:p>
          </table:table-cell>
          <table:table-cell office:value-type="float" office:value="0.0785">
            <text:p>0.0785</text:p>
          </table:table-cell>
          <table:table-cell/>
        </table:table-row>
        <table:table-row table:style-name="ro1">
          <table:table-cell office:value-type="string">
            <text:p>2012Dec</text:p>
          </table:table-cell>
          <table:table-cell office:value-type="float" office:value="0.0734">
            <text:p>0.0734</text:p>
          </table:table-cell>
          <table:table-cell office:value-type="float" office:value="0.0809">
            <text:p>0.0809</text:p>
          </table:table-cell>
        </table:table-row>
        <table:table-row table:style-name="ro1">
          <table:table-cell office:value-type="string">
            <text:p>2013Jan</text:p>
          </table:table-cell>
          <table:table-cell office:value-type="float" office:value="0.069">
            <text:p>0.069</text:p>
          </table:table-cell>
          <table:table-cell/>
        </table:table-row>
        <table:table-row table:style-name="ro1">
          <table:table-cell office:value-type="string">
            <text:p>2013Feb</text:p>
          </table:table-cell>
          <table:table-cell office:value-type="float" office:value="0.0677">
            <text:p>0.0677</text:p>
          </table:table-cell>
          <table:table-cell/>
        </table:table-row>
        <table:table-row table:style-name="ro1">
          <table:table-cell office:value-type="string">
            <text:p>2013Mar</text:p>
          </table:table-cell>
          <table:table-cell office:value-type="float" office:value="0.067">
            <text:p>0.067</text:p>
          </table:table-cell>
          <table:table-cell office:value-type="float" office:value="0.0679">
            <text:p>0.0679</text:p>
          </table:table-cell>
        </table:table-row>
        <table:table-row table:style-name="ro1">
          <table:table-cell office:value-type="string">
            <text:p>2013Apr</text:p>
          </table:table-cell>
          <table:table-cell office:value-type="float" office:value="0.081">
            <text:p>0.081</text:p>
          </table:table-cell>
          <table:table-cell/>
        </table:table-row>
        <table:table-row table:style-name="ro1">
          <table:table-cell office:value-type="string">
            <text:p>2013May</text:p>
          </table:table-cell>
          <table:table-cell office:value-type="float" office:value="0.0787">
            <text:p>0.0787</text:p>
          </table:table-cell>
          <table:table-cell/>
        </table:table-row>
        <table:table-row table:style-name="ro1">
          <table:table-cell office:value-type="string">
            <text:p>2013Jun</text:p>
          </table:table-cell>
          <table:table-cell office:value-type="float" office:value="0.0862">
            <text:p>0.0862</text:p>
          </table:table-cell>
          <table:table-cell office:value-type="float" office:value="0.082">
            <text:p>0.082</text:p>
          </table:table-cell>
        </table:table-row>
        <table:table-row table:style-name="ro1">
          <table:table-cell office:value-type="string">
            <text:p>2013Jul</text:p>
          </table:table-cell>
          <table:table-cell office:value-type="float" office:value="0.0931">
            <text:p>0.0931</text:p>
          </table:table-cell>
          <table:table-cell/>
        </table:table-row>
        <table:table-row table:style-name="ro1">
          <table:table-cell office:value-type="string">
            <text:p>2013Aug</text:p>
          </table:table-cell>
          <table:table-cell office:value-type="float" office:value="0.082">
            <text:p>0.082</text:p>
          </table:table-cell>
          <table:table-cell/>
        </table:table-row>
        <table:table-row table:style-name="ro1">
          <table:table-cell office:value-type="string">
            <text:p>2013Sep</text:p>
          </table:table-cell>
          <table:table-cell office:value-type="float" office:value="0.0803">
            <text:p>0.0803</text:p>
          </table:table-cell>
          <table:table-cell office:value-type="float" office:value="0.0852">
            <text:p>0.0852</text:p>
          </table:table-cell>
        </table:table-row>
        <table:table-row table:style-name="ro1">
          <table:table-cell office:value-type="string">
            <text:p>2013Oct</text:p>
          </table:table-cell>
          <table:table-cell office:value-type="float" office:value="0.0933">
            <text:p>0.0933</text:p>
          </table:table-cell>
          <table:table-cell/>
        </table:table-row>
        <table:table-row table:style-name="ro1">
          <table:table-cell office:value-type="string">
            <text:p>2013Nov</text:p>
          </table:table-cell>
          <table:table-cell office:value-type="float" office:value="0.1031">
            <text:p>0.1031</text:p>
          </table:table-cell>
          <table:table-cell/>
        </table:table-row>
        <table:table-row table:style-name="ro1">
          <table:table-cell office:value-type="string">
            <text:p>2013Dec</text:p>
          </table:table-cell>
          <table:table-cell office:value-type="float" office:value="0.1686">
            <text:p>0.1686</text:p>
          </table:table-cell>
          <table:table-cell office:value-type="float" office:value="0.1217">
            <text:p>0.1217</text:p>
          </table:table-cell>
        </table:table-row>
        <table:table-row table:style-name="ro1">
          <table:table-cell office:value-type="string">
            <text:p>2014Jan</text:p>
          </table:table-cell>
          <table:table-cell office:value-type="float" office:value="0.1961">
            <text:p>0.1961</text:p>
          </table:table-cell>
          <table:table-cell/>
        </table:table-row>
        <table:table-row table:style-name="ro1">
          <table:table-cell office:value-type="string">
            <text:p>2014Feb</text:p>
          </table:table-cell>
          <table:table-cell office:value-type="float" office:value="0.1567">
            <text:p>0.1567</text:p>
          </table:table-cell>
          <table:table-cell/>
        </table:table-row>
        <table:table-row table:style-name="ro1">
          <table:table-cell office:value-type="string">
            <text:p>2014Mar</text:p>
          </table:table-cell>
          <table:table-cell office:value-type="float" office:value="0.1919">
            <text:p>0.1919</text:p>
          </table:table-cell>
          <table:table-cell office:value-type="float" office:value="0.1815">
            <text:p>0.1815</text:p>
          </table:table-cell>
        </table:table-row>
        <table:table-row table:style-name="ro1">
          <table:table-cell office:value-type="string">
            <text:p>2014Apr</text:p>
          </table:table-cell>
          <table:table-cell office:value-type="float" office:value="0.2539">
            <text:p>0.2539</text:p>
          </table:table-cell>
          <table:table-cell/>
        </table:table-row>
        <table:table-row table:style-name="ro1">
          <table:table-cell office:value-type="string">
            <text:p>2014May</text:p>
          </table:table-cell>
          <table:table-cell office:value-type="float" office:value="0.248">
            <text:p>0.248</text:p>
          </table:table-cell>
          <table:table-cell/>
        </table:table-row>
        <table:table-row table:style-name="ro1">
          <table:table-cell office:value-type="string">
            <text:p>2014Jun</text:p>
          </table:table-cell>
          <table:table-cell office:value-type="float" office:value="0.0758">
            <text:p>0.0758</text:p>
          </table:table-cell>
          <table:table-cell office:value-type="float" office:value="0.1926">
            <text:p>0.1926</text:p>
          </table:table-cell>
        </table:table-row>
        <table:table-row table:style-name="ro1">
          <table:table-cell office:value-type="string">
            <text:p>2014Jul</text:p>
          </table:table-cell>
          <table:table-cell office:value-type="float" office:value="0.0433">
            <text:p>0.0433</text:p>
          </table:table-cell>
          <table:table-cell/>
        </table:table-row>
        <table:table-row table:style-name="ro1">
          <table:table-cell office:value-type="string">
            <text:p>2014Aug</text:p>
          </table:table-cell>
          <table:table-cell office:value-type="float" office:value="0.0179">
            <text:p>0.0179</text:p>
          </table:table-cell>
          <table:table-cell/>
        </table:table-row>
        <table:table-row table:style-name="ro1">
          <table:table-cell office:value-type="string">
            <text:p>2014Sep</text:p>
          </table:table-cell>
          <table:table-cell office:value-type="float" office:value="0.0066">
            <text:p>0.0066</text:p>
          </table:table-cell>
          <table:table-cell office:value-type="float" office:value="0.0226">
            <text:p>0.0226</text:p>
          </table:table-cell>
        </table:table-row>
        <table:table-row table:style-name="ro1">
          <table:table-cell office:value-type="string">
            <text:p>2014Oct</text:p>
          </table:table-cell>
          <table:table-cell office:value-type="float" office:value="-0.0045">
            <text:p>-0.0045</text:p>
          </table:table-cell>
          <table:table-cell/>
        </table:table-row>
        <table:table-row table:style-name="ro1">
          <table:table-cell office:value-type="string">
            <text:p>2014Nov</text:p>
          </table:table-cell>
          <table:table-cell office:value-type="float" office:value="-0.0116">
            <text:p>-0.0116</text:p>
          </table:table-cell>
          <table:table-cell/>
        </table:table-row>
        <table:table-row table:style-name="ro1">
          <table:table-cell office:value-type="string">
            <text:p>2014Dec</text:p>
          </table:table-cell>
          <table:table-cell office:value-type="float" office:value="-0.0301">
            <text:p>-0.0301</text:p>
          </table:table-cell>
          <table:table-cell office:value-type="float" office:value="-0.0154">
            <text:p>-0.0154</text:p>
          </table:table-cell>
        </table:table-row>
        <table:table-row table:style-name="ro1">
          <table:table-cell office:value-type="string">
            <text:p>2015Jan</text:p>
          </table:table-cell>
          <table:table-cell office:value-type="float" office:value="-0.0506">
            <text:p>-0.0506</text:p>
          </table:table-cell>
          <table:table-cell/>
        </table:table-row>
        <table:table-row table:style-name="ro1">
          <table:table-cell office:value-type="string">
            <text:p>2015Feb</text:p>
          </table:table-cell>
          <table:table-cell office:value-type="float" office:value="-0.036">
            <text:p>-0.036</text:p>
          </table:table-cell>
          <table:table-cell/>
        </table:table-row>
        <table:table-row table:style-name="ro1">
          <table:table-cell office:value-type="string">
            <text:p>2015Mar</text:p>
          </table:table-cell>
          <table:table-cell office:value-type="float" office:value="-0.0504">
            <text:p>-0.0504</text:p>
          </table:table-cell>
          <table:table-cell office:value-type="float" office:value="-0.0457">
            <text:p>-0.0457</text:p>
          </table:table-cell>
        </table:table-row>
        <table:table-row table:style-name="ro1">
          <table:table-cell office:value-type="string">
            <text:p>2015Apr</text:p>
          </table:table-cell>
          <table:table-cell office:value-type="float" office:value="-0.0745">
            <text:p>-0.0745</text:p>
          </table:table-cell>
          <table:table-cell/>
        </table:table-row>
        <table:table-row table:style-name="ro1">
          <table:table-cell office:value-type="string">
            <text:p>2015May</text:p>
          </table:table-cell>
          <table:table-cell office:value-type="float" office:value="-0.1058">
            <text:p>-0.1058</text:p>
          </table:table-cell>
          <table:table-cell/>
        </table:table-row>
        <table:table-row table:style-name="ro1">
          <table:table-cell office:value-type="string">
            <text:p>2015Jun</text:p>
          </table:table-cell>
          <table:table-cell office:value-type="float" office:value="-0.1185">
            <text:p>-0.1185</text:p>
          </table:table-cell>
          <table:table-cell office:value-type="float" office:value="-0.0996">
            <text:p>-0.0996</text:p>
          </table:table-cell>
        </table:table-row>
        <table:table-row table:style-name="ro1">
          <table:table-cell office:value-type="string">
            <text:p>2015Jul</text:p>
          </table:table-cell>
          <table:table-cell office:value-type="float" office:value="-0.1177">
            <text:p>-0.1177</text:p>
          </table:table-cell>
          <table:table-cell/>
        </table:table-row>
        <table:table-row table:style-name="ro1">
          <table:table-cell office:value-type="string">
            <text:p>2015Aug</text:p>
          </table:table-cell>
          <table:table-cell office:value-type="float" office:value="-0.1213">
            <text:p>-0.1213</text:p>
          </table:table-cell>
          <table:table-cell/>
        </table:table-row>
        <table:table-row table:style-name="ro1">
          <table:table-cell office:value-type="string">
            <text:p>2015Sep</text:p>
          </table:table-cell>
          <table:table-cell office:value-type="float" office:value="-0.1357">
            <text:p>-0.1357</text:p>
          </table:table-cell>
          <table:table-cell office:value-type="float" office:value="-0.1249">
            <text:p>-0.1249</text:p>
          </table:table-cell>
        </table:table-row>
        <table:table-row table:style-name="ro1">
          <table:table-cell office:value-type="string">
            <text:p>2015Oct</text:p>
          </table:table-cell>
          <table:table-cell office:value-type="float" office:value="-0.1389">
            <text:p>-0.1389</text:p>
          </table:table-cell>
          <table:table-cell/>
        </table:table-row>
        <table:table-row table:style-name="ro1">
          <table:table-cell office:value-type="string">
            <text:p>2015Nov</text:p>
          </table:table-cell>
          <table:table-cell office:value-type="float" office:value="-0.1347">
            <text:p>-0.1347</text:p>
          </table:table-cell>
          <table:table-cell/>
        </table:table-row>
        <table:table-row table:style-name="ro1">
          <table:table-cell office:value-type="string">
            <text:p>2015Dec</text:p>
          </table:table-cell>
          <table:table-cell office:value-type="float" office:value="-0.199">
            <text:p>-0.199</text:p>
          </table:table-cell>
          <table:table-cell office:value-type="float" office:value="-0.1575">
            <text:p>-0.1575</text:p>
          </table:table-cell>
        </table:table-row>
        <table:table-row table:style-name="ro1">
          <table:table-cell office:value-type="string">
            <text:p>2016Jan</text:p>
          </table:table-cell>
          <table:table-cell office:value-type="float" office:value="-0.2387">
            <text:p>-0.2387</text:p>
          </table:table-cell>
          <table:table-cell/>
        </table:table-row>
        <table:table-row table:style-name="ro1">
          <table:table-cell office:value-type="string">
            <text:p>2016Feb</text:p>
          </table:table-cell>
          <table:table-cell office:value-type="float" office:value="-0.2404">
            <text:p>-0.2404</text:p>
          </table:table-cell>
          <table:table-cell/>
        </table:table-row>
        <table:table-row table:style-name="ro1">
          <table:table-cell office:value-type="string">
            <text:p>2016Mar</text:p>
          </table:table-cell>
          <table:table-cell office:value-type="float" office:value="-0.2877">
            <text:p>-0.2877</text:p>
          </table:table-cell>
          <table:table-cell office:value-type="float" office:value="-0.2556">
            <text:p>-0.2556</text:p>
          </table:table-cell>
        </table:table-row>
        <table:table-row table:style-name="ro1">
          <table:table-cell office:value-type="string">
            <text:p>2016Apr</text:p>
          </table:table-cell>
          <table:table-cell office:value-type="float" office:value="-0.3378">
            <text:p>-0.3378</text:p>
          </table:table-cell>
          <table:table-cell/>
        </table:table-row>
        <table:table-row table:style-name="ro1">
          <table:table-cell office:value-type="string">
            <text:p>2016May</text:p>
          </table:table-cell>
          <table:table-cell office:value-type="float" office:value="-0.338">
            <text:p>-0.338</text:p>
          </table:table-cell>
          <table:table-cell/>
        </table:table-row>
        <table:table-row table:style-name="ro1">
          <table:table-cell office:value-type="string">
            <text:p>2016Jun</text:p>
          </table:table-cell>
          <table:table-cell office:value-type="float" office:value="-0.3325">
            <text:p>-0.3325</text:p>
          </table:table-cell>
          <table:table-cell office:value-type="float" office:value="-0.3361">
            <text:p>-0.3361</text:p>
          </table:table-cell>
        </table:table-row>
        <table:table-row table:style-name="ro1">
          <table:table-cell office:value-type="string">
            <text:p>2016Jul</text:p>
          </table:table-cell>
          <table:table-cell office:value-type="float" office:value="-0.3288">
            <text:p>-0.3288</text:p>
          </table:table-cell>
          <table:table-cell/>
        </table:table-row>
        <table:table-row table:style-name="ro1">
          <table:table-cell office:value-type="string">
            <text:p>2016Aug</text:p>
          </table:table-cell>
          <table:table-cell office:value-type="float" office:value="-0.3388">
            <text:p>-0.3388</text:p>
          </table:table-cell>
          <table:table-cell/>
        </table:table-row>
        <table:table-row table:style-name="ro1">
          <table:table-cell office:value-type="string">
            <text:p>2016Sep</text:p>
          </table:table-cell>
          <table:table-cell office:value-type="float" office:value="-0.343">
            <text:p>-0.343</text:p>
          </table:table-cell>
          <table:table-cell office:value-type="float" office:value="-0.3369">
            <text:p>-0.3369</text:p>
          </table:table-cell>
        </table:table-row>
        <table:table-row table:style-name="ro1">
          <table:table-cell office:value-type="string">
            <text:p>2016Oct</text:p>
          </table:table-cell>
          <table:table-cell office:value-type="float" office:value="-0.3466">
            <text:p>-0.3466</text:p>
          </table:table-cell>
          <table:table-cell/>
        </table:table-row>
        <table:table-row table:style-name="ro1">
          <table:table-cell office:value-type="string">
            <text:p>2016Nov</text:p>
          </table:table-cell>
          <table:table-cell office:value-type="float" office:value="-0.3487">
            <text:p>-0.3487</text:p>
          </table:table-cell>
          <table:table-cell/>
        </table:table-row>
        <table:table-row table:style-name="ro1">
          <table:table-cell office:value-type="string">
            <text:p>2016Dec</text:p>
          </table:table-cell>
          <table:table-cell office:value-type="float" office:value="-0.3504">
            <text:p>-0.3504</text:p>
          </table:table-cell>
          <table:table-cell office:value-type="float" office:value="-0.3486">
            <text:p>-0.3486</text:p>
          </table:table-cell>
        </table:table-row>
        <table:table-row table:style-name="ro1">
          <table:table-cell office:value-type="string">
            <text:p>2017Jan</text:p>
          </table:table-cell>
          <table:table-cell office:value-type="float" office:value="-0.3515">
            <text:p>-0.3515</text:p>
          </table:table-cell>
          <table:table-cell/>
        </table:table-row>
        <table:table-row table:style-name="ro1">
          <table:table-cell office:value-type="string">
            <text:p>2017Feb</text:p>
          </table:table-cell>
          <table:table-cell office:value-type="float" office:value="-0.3528">
            <text:p>-0.3528</text:p>
          </table:table-cell>
          <table:table-cell/>
        </table:table-row>
        <table:table-row table:style-name="ro1">
          <table:table-cell office:value-type="string">
            <text:p>2017Mar</text:p>
          </table:table-cell>
          <table:table-cell office:value-type="float" office:value="-0.3535">
            <text:p>-0.3535</text:p>
          </table:table-cell>
          <table:table-cell office:value-type="float" office:value="-0.3526">
            <text:p>-0.3526</text:p>
          </table:table-cell>
        </table:table-row>
        <table:table-row table:style-name="ro1">
          <table:table-cell office:value-type="string">
            <text:p>2017Apr</text:p>
          </table:table-cell>
          <table:table-cell office:value-type="float" office:value="-0.3569">
            <text:p>-0.3569</text:p>
          </table:table-cell>
          <table:table-cell/>
        </table:table-row>
        <table:table-row table:style-name="ro1">
          <table:table-cell office:value-type="string">
            <text:p>2017May</text:p>
          </table:table-cell>
          <table:table-cell office:value-type="float" office:value="-0.3589">
            <text:p>-0.3589</text:p>
          </table:table-cell>
          <table:table-cell/>
        </table:table-row>
        <table:table-row table:style-name="ro1">
          <table:table-cell office:value-type="string">
            <text:p>2017Jun</text:p>
          </table:table-cell>
          <table:table-cell office:value-type="float" office:value="-0.3587">
            <text:p>-0.3587</text:p>
          </table:table-cell>
          <table:table-cell office:value-type="float" office:value="-0.3581">
            <text:p>-0.3581</text:p>
          </table:table-cell>
        </table:table-row>
        <table:table-row table:style-name="ro1">
          <table:table-cell office:value-type="string">
            <text:p>2017Jul</text:p>
          </table:table-cell>
          <table:table-cell office:value-type="float" office:value="-0.3595">
            <text:p>-0.3595</text:p>
          </table:table-cell>
          <table:table-cell/>
        </table:table-row>
        <table:table-row table:style-name="ro1">
          <table:table-cell office:value-type="string">
            <text:p>2017Aug</text:p>
          </table:table-cell>
          <table:table-cell office:value-type="float" office:value="-0.3558">
            <text:p>-0.3558</text:p>
          </table:table-cell>
          <table:table-cell/>
        </table:table-row>
        <table:table-row table:style-name="ro1">
          <table:table-cell office:value-type="string">
            <text:p>2017Sep</text:p>
          </table:table-cell>
          <table:table-cell office:value-type="float" office:value="-0.3581">
            <text:p>-0.3581</text:p>
          </table:table-cell>
          <table:table-cell office:value-type="float" office:value="-0.3578">
            <text:p>-0.3578</text:p>
          </table:table-cell>
        </table:table-row>
        <table:table-row table:style-name="ro1">
          <table:table-cell office:value-type="string">
            <text:p>2017Oct</text:p>
          </table:table-cell>
          <table:table-cell office:value-type="float" office:value="-0.359">
            <text:p>-0.359</text:p>
          </table:table-cell>
          <table:table-cell/>
        </table:table-row>
        <table:table-row table:style-name="ro1">
          <table:table-cell office:value-type="string">
            <text:p>2017Nov</text:p>
          </table:table-cell>
          <table:table-cell office:value-type="float" office:value="-0.3492">
            <text:p>-0.3492</text:p>
          </table:table-cell>
          <table:table-cell/>
        </table:table-row>
        <table:table-row table:style-name="ro1">
          <table:table-cell office:value-type="string">
            <text:p>2017Dec</text:p>
          </table:table-cell>
          <table:table-cell office:value-type="float" office:value="-0.3423">
            <text:p>-0.3423</text:p>
          </table:table-cell>
          <table:table-cell office:value-type="float" office:value="-0.3501">
            <text:p>-0.3501</text:p>
          </table:table-cell>
        </table:table-row>
        <table:table-row table:style-name="ro1">
          <table:table-cell office:value-type="string">
            <text:p>2018Jan</text:p>
          </table:table-cell>
          <table:table-cell office:value-type="float" office:value="-0.3624">
            <text:p>-0.3624</text:p>
          </table:table-cell>
          <table:table-cell/>
        </table:table-row>
        <table:table-row table:style-name="ro1">
          <table:table-cell office:value-type="string">
            <text:p>2018Feb</text:p>
          </table:table-cell>
          <table:table-cell office:value-type="float" office:value="-0.3647">
            <text:p>-0.3647</text:p>
          </table:table-cell>
          <table:table-cell/>
        </table:table-row>
        <table:table-row table:style-name="ro1">
          <table:table-cell office:value-type="string">
            <text:p>2018Mar</text:p>
          </table:table-cell>
          <table:table-cell office:value-type="float" office:value="-0.3639">
            <text:p>-0.3639</text:p>
          </table:table-cell>
          <table:table-cell office:value-type="float" office:value="-0.3637">
            <text:p>-0.3637</text:p>
          </table:table-cell>
        </table:table-row>
        <table:table-row table:style-name="ro1">
          <table:table-cell office:value-type="string">
            <text:p>2018Apr</text:p>
          </table:table-cell>
          <table:table-cell office:value-type="float" office:value="-0.3657">
            <text:p>-0.3657</text:p>
          </table:table-cell>
          <table:table-cell/>
        </table:table-row>
        <table:table-row table:style-name="ro1">
          <table:table-cell office:value-type="string">
            <text:p>2018May</text:p>
          </table:table-cell>
          <table:table-cell office:value-type="float" office:value="-0.3625">
            <text:p>-0.3625</text:p>
          </table:table-cell>
          <table:table-cell/>
        </table:table-row>
        <table:table-row table:style-name="ro1">
          <table:table-cell office:value-type="string">
            <text:p>2018Jun</text:p>
          </table:table-cell>
          <table:table-cell office:value-type="float" office:value="-0.3618">
            <text:p>-0.3618</text:p>
          </table:table-cell>
          <table:table-cell office:value-type="float" office:value="-0.3633">
            <text:p>-0.3633</text:p>
          </table:table-cell>
        </table:table-row>
        <table:table-row table:style-name="ro1">
          <table:table-cell office:value-type="string">
            <text:p>2018Jul</text:p>
          </table:table-cell>
          <table:table-cell office:value-type="float" office:value="-0.3636">
            <text:p>-0.3636</text:p>
          </table:table-cell>
          <table:table-cell/>
        </table:table-row>
        <table:table-row table:style-name="ro1">
          <table:table-cell office:value-type="string">
            <text:p>2018Aug</text:p>
          </table:table-cell>
          <table:table-cell office:value-type="float" office:value="-0.3591">
            <text:p>-0.3591</text:p>
          </table:table-cell>
          <table:table-cell/>
        </table:table-row>
        <table:table-row table:style-name="ro1">
          <table:table-cell office:value-type="string">
            <text:p>2018Sep</text:p>
          </table:table-cell>
          <table:table-cell office:value-type="float" office:value="-0.3627">
            <text:p>-0.3627</text:p>
          </table:table-cell>
          <table:table-cell office:value-type="float" office:value="-0.3618">
            <text:p>-0.3618</text:p>
          </table:table-cell>
        </table:table-row>
        <table:table-row table:style-name="ro1">
          <table:table-cell office:value-type="string">
            <text:p>2018Oct</text:p>
          </table:table-cell>
          <table:table-cell office:value-type="float" office:value="-0.366">
            <text:p>-0.366</text:p>
          </table:table-cell>
          <table:table-cell/>
        </table:table-row>
        <table:table-row table:style-name="ro1">
          <table:table-cell office:value-type="string">
            <text:p>2018Nov</text:p>
          </table:table-cell>
          <table:table-cell office:value-type="float" office:value="-0.3613">
            <text:p>-0.3613</text:p>
          </table:table-cell>
          <table:table-cell/>
        </table:table-row>
        <table:table-row table:style-name="ro1">
          <table:table-cell office:value-type="string">
            <text:p>2018Dec</text:p>
          </table:table-cell>
          <table:table-cell office:value-type="float" office:value="-0.3605">
            <text:p>-0.3605</text:p>
          </table:table-cell>
          <table:table-cell office:value-type="float" office:value="-0.3626">
            <text:p>-0.3626</text:p>
          </table:table-cell>
        </table:table-row>
        <table:table-row table:style-name="ro1">
          <table:table-cell office:value-type="string">
            <text:p>2019Jan</text:p>
          </table:table-cell>
          <table:table-cell office:value-type="float" office:value="-0.367">
            <text:p>-0.367</text:p>
          </table:table-cell>
          <table:table-cell/>
        </table:table-row>
        <table:table-row table:style-name="ro1">
          <table:table-cell office:value-type="string">
            <text:p>2019Feb</text:p>
          </table:table-cell>
          <table:table-cell office:value-type="float" office:value="-0.367">
            <text:p>-0.367</text:p>
          </table:table-cell>
          <table:table-cell/>
        </table:table-row>
        <table:table-row table:style-name="ro1">
          <table:table-cell office:value-type="string">
            <text:p>2019Mar</text:p>
          </table:table-cell>
          <table:table-cell office:value-type="float" office:value="-0.3679">
            <text:p>-0.3679</text:p>
          </table:table-cell>
          <table:table-cell office:value-type="float" office:value="-0.3673">
            <text:p>-0.3673</text:p>
          </table:table-cell>
        </table:table-row>
        <table:table-row table:style-name="ro1">
          <table:table-cell office:value-type="string">
            <text:p>2019Apr</text:p>
          </table:table-cell>
          <table:table-cell office:value-type="float" office:value="-0.367">
            <text:p>-0.367</text:p>
          </table:table-cell>
          <table:table-cell/>
        </table:table-row>
        <table:table-row table:style-name="ro1">
          <table:table-cell office:value-type="string">
            <text:p>2019May</text:p>
          </table:table-cell>
          <table:table-cell office:value-type="float" office:value="-0.3666">
            <text:p>-0.3666</text:p>
          </table:table-cell>
          <table:table-cell/>
        </table:table-row>
        <table:table-row table:style-name="ro1">
          <table:table-cell office:value-type="string">
            <text:p>2019Jun</text:p>
          </table:table-cell>
          <table:table-cell office:value-type="float" office:value="-0.3616">
            <text:p>-0.3616</text:p>
          </table:table-cell>
          <table:table-cell office:value-type="float" office:value="-0.365">
            <text:p>-0.365</text:p>
          </table:table-cell>
        </table:table-row>
        <table:table-row table:style-name="ro1">
          <table:table-cell office:value-type="string">
            <text:p>2019Jul</text:p>
          </table:table-cell>
          <table:table-cell office:value-type="float" office:value="-0.3668">
            <text:p>-0.3668</text:p>
          </table:table-cell>
          <table:table-cell/>
        </table:table-row>
        <table:table-row table:style-name="ro1">
          <table:table-cell office:value-type="string">
            <text:p>2019Aug</text:p>
          </table:table-cell>
          <table:table-cell office:value-type="float" office:value="-0.3612">
            <text:p>-0.3612</text:p>
          </table:table-cell>
          <table:table-cell/>
        </table:table-row>
        <table:table-row table:style-name="ro1">
          <table:table-cell office:value-type="string">
            <text:p>2019Sep</text:p>
          </table:table-cell>
          <table:table-cell office:value-type="float" office:value="-0.4032">
            <text:p>-0.4032</text:p>
          </table:table-cell>
          <table:table-cell office:value-type="float" office:value="-0.3771">
            <text:p>-0.3771</text:p>
          </table:table-cell>
        </table:table-row>
        <table:table-row table:style-name="ro1">
          <table:table-cell office:value-type="string">
            <text:p>2019Oct</text:p>
          </table:table-cell>
          <table:table-cell table:number-columns-repeated="2" office:value-type="float" office:value="-0.4642">
            <text:p>-0.4642</text:p>
          </table:table-cell>
        </table:table-row>
      </table:table>
      <table:table table:name="employm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Collection:</text:p>
          </table:table-cell>
          <table:table-cell office:value-type="string">
            <text:p>Average of observations through period (A)</text:p>
          </table:table-cell>
        </table:table-row>
        <table:table-row table:style-name="ro1">
          <table:table-cell office:value-type="string">
            <text:p>Period\Unit:</text:p>
          </table:table-cell>
          <table:table-cell office:value-type="string">
            <text:p>[Thousands]</text:p>
          </table:table-cell>
        </table:table-row>
        <table:table-row table:style-name="ro1">
          <table:table-cell office:value-type="string">
            <text:p>1995Q1</text:p>
          </table:table-cell>
          <table:table-cell office:value-type="float" office:value="130659.77">
            <text:p>130659.77</text:p>
          </table:table-cell>
        </table:table-row>
        <table:table-row table:style-name="ro1">
          <table:table-cell office:value-type="string">
            <text:p>1995Q2</text:p>
          </table:table-cell>
          <table:table-cell office:value-type="float" office:value="130896.76">
            <text:p>130896.76</text:p>
          </table:table-cell>
        </table:table-row>
        <table:table-row table:style-name="ro1">
          <table:table-cell office:value-type="string">
            <text:p>1995Q3</text:p>
          </table:table-cell>
          <table:table-cell office:value-type="float" office:value="131036.07">
            <text:p>131036.07</text:p>
          </table:table-cell>
        </table:table-row>
        <table:table-row table:style-name="ro1">
          <table:table-cell office:value-type="string">
            <text:p>1995Q4</text:p>
          </table:table-cell>
          <table:table-cell office:value-type="float" office:value="131346.21">
            <text:p>131346.21</text:p>
          </table:table-cell>
        </table:table-row>
        <table:table-row table:style-name="ro1">
          <table:table-cell office:value-type="string">
            <text:p>1996Q1</text:p>
          </table:table-cell>
          <table:table-cell office:value-type="float" office:value="131370.11">
            <text:p>131370.11</text:p>
          </table:table-cell>
        </table:table-row>
        <table:table-row table:style-name="ro1">
          <table:table-cell office:value-type="string">
            <text:p>1996Q2</text:p>
          </table:table-cell>
          <table:table-cell office:value-type="float" office:value="131688.98">
            <text:p>131688.98</text:p>
          </table:table-cell>
        </table:table-row>
        <table:table-row table:style-name="ro1">
          <table:table-cell office:value-type="string">
            <text:p>1996Q3</text:p>
          </table:table-cell>
          <table:table-cell office:value-type="float" office:value="132020.07">
            <text:p>132020.07</text:p>
          </table:table-cell>
        </table:table-row>
        <table:table-row table:style-name="ro1">
          <table:table-cell office:value-type="string">
            <text:p>1996Q4</text:p>
          </table:table-cell>
          <table:table-cell office:value-type="float" office:value="132199.37">
            <text:p>132199.37</text:p>
          </table:table-cell>
        </table:table-row>
        <table:table-row table:style-name="ro1">
          <table:table-cell office:value-type="string">
            <text:p>1997Q1</text:p>
          </table:table-cell>
          <table:table-cell office:value-type="float" office:value="132502.57">
            <text:p>132502.57</text:p>
          </table:table-cell>
        </table:table-row>
        <table:table-row table:style-name="ro1">
          <table:table-cell office:value-type="string">
            <text:p>1997Q2</text:p>
          </table:table-cell>
          <table:table-cell office:value-type="float" office:value="132884.72">
            <text:p>132884.72</text:p>
          </table:table-cell>
        </table:table-row>
        <table:table-row table:style-name="ro1">
          <table:table-cell office:value-type="string">
            <text:p>1997Q3</text:p>
          </table:table-cell>
          <table:table-cell office:value-type="float" office:value="133321.22">
            <text:p>133321.22</text:p>
          </table:table-cell>
        </table:table-row>
        <table:table-row table:style-name="ro1">
          <table:table-cell office:value-type="string">
            <text:p>1997Q4</text:p>
          </table:table-cell>
          <table:table-cell office:value-type="float" office:value="133758.24">
            <text:p>133758.24</text:p>
          </table:table-cell>
        </table:table-row>
        <table:table-row table:style-name="ro1">
          <table:table-cell office:value-type="string">
            <text:p>1998Q1</text:p>
          </table:table-cell>
          <table:table-cell office:value-type="float" office:value="134516.6">
            <text:p>134516.6</text:p>
          </table:table-cell>
        </table:table-row>
        <table:table-row table:style-name="ro1">
          <table:table-cell office:value-type="string">
            <text:p>1998Q2</text:p>
          </table:table-cell>
          <table:table-cell office:value-type="float" office:value="135192.49">
            <text:p>135192.49</text:p>
          </table:table-cell>
        </table:table-row>
        <table:table-row table:style-name="ro1">
          <table:table-cell office:value-type="string">
            <text:p>1998Q3</text:p>
          </table:table-cell>
          <table:table-cell office:value-type="float" office:value="135976.31">
            <text:p>135976.31</text:p>
          </table:table-cell>
        </table:table-row>
        <table:table-row table:style-name="ro1">
          <table:table-cell office:value-type="string">
            <text:p>1998Q4</text:p>
          </table:table-cell>
          <table:table-cell office:value-type="float" office:value="136589.64">
            <text:p>136589.64</text:p>
          </table:table-cell>
        </table:table-row>
        <table:table-row table:style-name="ro1">
          <table:table-cell office:value-type="string">
            <text:p>1999Q1</text:p>
          </table:table-cell>
          <table:table-cell office:value-type="float" office:value="137212.24">
            <text:p>137212.24</text:p>
          </table:table-cell>
        </table:table-row>
        <table:table-row table:style-name="ro1">
          <table:table-cell office:value-type="string">
            <text:p>1999Q2</text:p>
          </table:table-cell>
          <table:table-cell office:value-type="float" office:value="137764.83">
            <text:p>137764.83</text:p>
          </table:table-cell>
        </table:table-row>
        <table:table-row table:style-name="ro1">
          <table:table-cell office:value-type="string">
            <text:p>1999Q3</text:p>
          </table:table-cell>
          <table:table-cell office:value-type="float" office:value="138531.33">
            <text:p>138531.33</text:p>
          </table:table-cell>
        </table:table-row>
        <table:table-row table:style-name="ro1">
          <table:table-cell office:value-type="string">
            <text:p>1999Q4</text:p>
          </table:table-cell>
          <table:table-cell office:value-type="float" office:value="139184.27">
            <text:p>139184.27</text:p>
          </table:table-cell>
        </table:table-row>
        <table:table-row table:style-name="ro1">
          <table:table-cell office:value-type="string">
            <text:p>2000Q1</text:p>
          </table:table-cell>
          <table:table-cell office:value-type="float" office:value="140181.1">
            <text:p>140181.1</text:p>
          </table:table-cell>
        </table:table-row>
        <table:table-row table:style-name="ro1">
          <table:table-cell office:value-type="string">
            <text:p>2000Q2</text:p>
          </table:table-cell>
          <table:table-cell office:value-type="float" office:value="140992.24">
            <text:p>140992.24</text:p>
          </table:table-cell>
        </table:table-row>
        <table:table-row table:style-name="ro1">
          <table:table-cell office:value-type="string">
            <text:p>2000Q3</text:p>
          </table:table-cell>
          <table:table-cell office:value-type="float" office:value="141692.18">
            <text:p>141692.18</text:p>
          </table:table-cell>
        </table:table-row>
        <table:table-row table:style-name="ro1">
          <table:table-cell office:value-type="string">
            <text:p>2000Q4</text:p>
          </table:table-cell>
          <table:table-cell office:value-type="float" office:value="142330.9">
            <text:p>142330.9</text:p>
          </table:table-cell>
        </table:table-row>
        <table:table-row table:style-name="ro1">
          <table:table-cell office:value-type="string">
            <text:p>2001Q1</text:p>
          </table:table-cell>
          <table:table-cell office:value-type="float" office:value="142669.93">
            <text:p>142669.93</text:p>
          </table:table-cell>
        </table:table-row>
        <table:table-row table:style-name="ro1">
          <table:table-cell office:value-type="string">
            <text:p>2001Q2</text:p>
          </table:table-cell>
          <table:table-cell office:value-type="float" office:value="142809.27">
            <text:p>142809.27</text:p>
          </table:table-cell>
        </table:table-row>
        <table:table-row table:style-name="ro1">
          <table:table-cell office:value-type="string">
            <text:p>2001Q3</text:p>
          </table:table-cell>
          <table:table-cell office:value-type="float" office:value="143089.49">
            <text:p>143089.49</text:p>
          </table:table-cell>
        </table:table-row>
        <table:table-row table:style-name="ro1">
          <table:table-cell office:value-type="string">
            <text:p>2001Q4</text:p>
          </table:table-cell>
          <table:table-cell office:value-type="float" office:value="143398.48">
            <text:p>143398.48</text:p>
          </table:table-cell>
        </table:table-row>
        <table:table-row table:style-name="ro1">
          <table:table-cell office:value-type="string">
            <text:p>2002Q1</text:p>
          </table:table-cell>
          <table:table-cell office:value-type="float" office:value="143843.74">
            <text:p>143843.74</text:p>
          </table:table-cell>
        </table:table-row>
        <table:table-row table:style-name="ro1">
          <table:table-cell office:value-type="string">
            <text:p>2002Q2</text:p>
          </table:table-cell>
          <table:table-cell office:value-type="float" office:value="144022.12">
            <text:p>144022.12</text:p>
          </table:table-cell>
        </table:table-row>
        <table:table-row table:style-name="ro1">
          <table:table-cell office:value-type="string">
            <text:p>2002Q3</text:p>
          </table:table-cell>
          <table:table-cell office:value-type="float" office:value="144224.17">
            <text:p>144224.17</text:p>
          </table:table-cell>
        </table:table-row>
        <table:table-row table:style-name="ro1">
          <table:table-cell office:value-type="string">
            <text:p>2002Q4</text:p>
          </table:table-cell>
          <table:table-cell office:value-type="float" office:value="144273.39">
            <text:p>144273.39</text:p>
          </table:table-cell>
        </table:table-row>
        <table:table-row table:style-name="ro1">
          <table:table-cell office:value-type="string">
            <text:p>2003Q1</text:p>
          </table:table-cell>
          <table:table-cell office:value-type="float" office:value="144355.42">
            <text:p>144355.42</text:p>
          </table:table-cell>
        </table:table-row>
        <table:table-row table:style-name="ro1">
          <table:table-cell office:value-type="string">
            <text:p>2003Q2</text:p>
          </table:table-cell>
          <table:table-cell office:value-type="float" office:value="144590.64">
            <text:p>144590.64</text:p>
          </table:table-cell>
        </table:table-row>
        <table:table-row table:style-name="ro1">
          <table:table-cell office:value-type="string">
            <text:p>2003Q3</text:p>
          </table:table-cell>
          <table:table-cell office:value-type="float" office:value="144760.79">
            <text:p>144760.79</text:p>
          </table:table-cell>
        </table:table-row>
        <table:table-row table:style-name="ro1">
          <table:table-cell office:value-type="string">
            <text:p>2003Q4</text:p>
          </table:table-cell>
          <table:table-cell office:value-type="float" office:value="145073.43">
            <text:p>145073.43</text:p>
          </table:table-cell>
        </table:table-row>
        <table:table-row table:style-name="ro1">
          <table:table-cell office:value-type="string">
            <text:p>2004Q1</text:p>
          </table:table-cell>
          <table:table-cell office:value-type="float" office:value="145255.45">
            <text:p>145255.45</text:p>
          </table:table-cell>
        </table:table-row>
        <table:table-row table:style-name="ro1">
          <table:table-cell office:value-type="string">
            <text:p>2004Q2</text:p>
          </table:table-cell>
          <table:table-cell office:value-type="float" office:value="145601.31">
            <text:p>145601.31</text:p>
          </table:table-cell>
        </table:table-row>
        <table:table-row table:style-name="ro1">
          <table:table-cell office:value-type="string">
            <text:p>2004Q3</text:p>
          </table:table-cell>
          <table:table-cell office:value-type="float" office:value="145953.67">
            <text:p>145953.67</text:p>
          </table:table-cell>
        </table:table-row>
        <table:table-row table:style-name="ro1">
          <table:table-cell office:value-type="string">
            <text:p>2004Q4</text:p>
          </table:table-cell>
          <table:table-cell office:value-type="float" office:value="146349.62">
            <text:p>146349.62</text:p>
          </table:table-cell>
        </table:table-row>
        <table:table-row table:style-name="ro1">
          <table:table-cell office:value-type="string">
            <text:p>2005Q1</text:p>
          </table:table-cell>
          <table:table-cell office:value-type="float" office:value="146553.29">
            <text:p>146553.29</text:p>
          </table:table-cell>
        </table:table-row>
        <table:table-row table:style-name="ro1">
          <table:table-cell office:value-type="string">
            <text:p>2005Q2</text:p>
          </table:table-cell>
          <table:table-cell office:value-type="float" office:value="146993.14">
            <text:p>146993.14</text:p>
          </table:table-cell>
        </table:table-row>
        <table:table-row table:style-name="ro1">
          <table:table-cell office:value-type="string">
            <text:p>2005Q3</text:p>
          </table:table-cell>
          <table:table-cell office:value-type="float" office:value="147378.31">
            <text:p>147378.31</text:p>
          </table:table-cell>
        </table:table-row>
        <table:table-row table:style-name="ro1">
          <table:table-cell office:value-type="string">
            <text:p>2005Q4</text:p>
          </table:table-cell>
          <table:table-cell office:value-type="float" office:value="148070.33">
            <text:p>148070.33</text:p>
          </table:table-cell>
        </table:table-row>
        <table:table-row table:style-name="ro1">
          <table:table-cell office:value-type="string">
            <text:p>2006Q1</text:p>
          </table:table-cell>
          <table:table-cell office:value-type="float" office:value="148682.16">
            <text:p>148682.16</text:p>
          </table:table-cell>
        </table:table-row>
        <table:table-row table:style-name="ro1">
          <table:table-cell office:value-type="string">
            <text:p>2006Q2</text:p>
          </table:table-cell>
          <table:table-cell office:value-type="float" office:value="149516.73">
            <text:p>149516.73</text:p>
          </table:table-cell>
        </table:table-row>
        <table:table-row table:style-name="ro1">
          <table:table-cell office:value-type="string">
            <text:p>2006Q3</text:p>
          </table:table-cell>
          <table:table-cell office:value-type="float" office:value="150164.27">
            <text:p>150164.27</text:p>
          </table:table-cell>
        </table:table-row>
        <table:table-row table:style-name="ro1">
          <table:table-cell office:value-type="string">
            <text:p>2006Q4</text:p>
          </table:table-cell>
          <table:table-cell office:value-type="float" office:value="150869">
            <text:p>150869</text:p>
          </table:table-cell>
        </table:table-row>
        <table:table-row table:style-name="ro1">
          <table:table-cell office:value-type="string">
            <text:p>2007Q1</text:p>
          </table:table-cell>
          <table:table-cell office:value-type="float" office:value="151571.08">
            <text:p>151571.08</text:p>
          </table:table-cell>
        </table:table-row>
        <table:table-row table:style-name="ro1">
          <table:table-cell office:value-type="string">
            <text:p>2007Q2</text:p>
          </table:table-cell>
          <table:table-cell office:value-type="float" office:value="152370.71">
            <text:p>152370.71</text:p>
          </table:table-cell>
        </table:table-row>
        <table:table-row table:style-name="ro1">
          <table:table-cell office:value-type="string">
            <text:p>2007Q3</text:p>
          </table:table-cell>
          <table:table-cell office:value-type="float" office:value="153009.82">
            <text:p>153009.82</text:p>
          </table:table-cell>
        </table:table-row>
        <table:table-row table:style-name="ro1">
          <table:table-cell office:value-type="string">
            <text:p>2007Q4</text:p>
          </table:table-cell>
          <table:table-cell office:value-type="float" office:value="153536.75">
            <text:p>153536.75</text:p>
          </table:table-cell>
        </table:table-row>
        <table:table-row table:style-name="ro1">
          <table:table-cell office:value-type="string">
            <text:p>2008Q1</text:p>
          </table:table-cell>
          <table:table-cell office:value-type="float" office:value="154186.48">
            <text:p>154186.48</text:p>
          </table:table-cell>
        </table:table-row>
        <table:table-row table:style-name="ro1">
          <table:table-cell office:value-type="string">
            <text:p>2008Q2</text:p>
          </table:table-cell>
          <table:table-cell office:value-type="float" office:value="154162.93">
            <text:p>154162.93</text:p>
          </table:table-cell>
        </table:table-row>
        <table:table-row table:style-name="ro1">
          <table:table-cell office:value-type="string">
            <text:p>2008Q3</text:p>
          </table:table-cell>
          <table:table-cell office:value-type="float" office:value="153953.91">
            <text:p>153953.91</text:p>
          </table:table-cell>
        </table:table-row>
        <table:table-row table:style-name="ro1">
          <table:table-cell office:value-type="string">
            <text:p>2008Q4</text:p>
          </table:table-cell>
          <table:table-cell office:value-type="float" office:value="153393.9">
            <text:p>153393.9</text:p>
          </table:table-cell>
        </table:table-row>
        <table:table-row table:style-name="ro1">
          <table:table-cell office:value-type="string">
            <text:p>2009Q1</text:p>
          </table:table-cell>
          <table:table-cell office:value-type="float" office:value="152145.67">
            <text:p>152145.67</text:p>
          </table:table-cell>
        </table:table-row>
        <table:table-row table:style-name="ro1">
          <table:table-cell office:value-type="string">
            <text:p>2009Q2</text:p>
          </table:table-cell>
          <table:table-cell office:value-type="float" office:value="151133.39">
            <text:p>151133.39</text:p>
          </table:table-cell>
        </table:table-row>
        <table:table-row table:style-name="ro1">
          <table:table-cell office:value-type="string">
            <text:p>2009Q3</text:p>
          </table:table-cell>
          <table:table-cell office:value-type="float" office:value="150570.97">
            <text:p>150570.97</text:p>
          </table:table-cell>
        </table:table-row>
        <table:table-row table:style-name="ro1">
          <table:table-cell office:value-type="string">
            <text:p>2009Q4</text:p>
          </table:table-cell>
          <table:table-cell office:value-type="float" office:value="150280.76">
            <text:p>150280.76</text:p>
          </table:table-cell>
        </table:table-row>
        <table:table-row table:style-name="ro1">
          <table:table-cell office:value-type="string">
            <text:p>2010Q1</text:p>
          </table:table-cell>
          <table:table-cell office:value-type="float" office:value="150177.81">
            <text:p>150177.81</text:p>
          </table:table-cell>
        </table:table-row>
        <table:table-row table:style-name="ro1">
          <table:table-cell office:value-type="string">
            <text:p>2010Q2</text:p>
          </table:table-cell>
          <table:table-cell office:value-type="float" office:value="150076.49">
            <text:p>150076.49</text:p>
          </table:table-cell>
        </table:table-row>
        <table:table-row table:style-name="ro1">
          <table:table-cell office:value-type="string">
            <text:p>2010Q3</text:p>
          </table:table-cell>
          <table:table-cell office:value-type="float" office:value="150161.28">
            <text:p>150161.28</text:p>
          </table:table-cell>
        </table:table-row>
        <table:table-row table:style-name="ro1">
          <table:table-cell office:value-type="string">
            <text:p>2010Q4</text:p>
          </table:table-cell>
          <table:table-cell office:value-type="float" office:value="150418.23">
            <text:p>150418.23</text:p>
          </table:table-cell>
        </table:table-row>
        <table:table-row table:style-name="ro1">
          <table:table-cell office:value-type="string">
            <text:p>2011Q1</text:p>
          </table:table-cell>
          <table:table-cell office:value-type="float" office:value="150418.71">
            <text:p>150418.71</text:p>
          </table:table-cell>
        </table:table-row>
        <table:table-row table:style-name="ro1">
          <table:table-cell office:value-type="string">
            <text:p>2011Q2</text:p>
          </table:table-cell>
          <table:table-cell office:value-type="float" office:value="150553.65">
            <text:p>150553.65</text:p>
          </table:table-cell>
        </table:table-row>
        <table:table-row table:style-name="ro1">
          <table:table-cell office:value-type="string">
            <text:p>2011Q3</text:p>
          </table:table-cell>
          <table:table-cell office:value-type="float" office:value="150318.2">
            <text:p>150318.2</text:p>
          </table:table-cell>
        </table:table-row>
        <table:table-row table:style-name="ro1">
          <table:table-cell office:value-type="string">
            <text:p>2011Q4</text:p>
          </table:table-cell>
          <table:table-cell office:value-type="float" office:value="150119.05">
            <text:p>150119.05</text:p>
          </table:table-cell>
        </table:table-row>
        <table:table-row table:style-name="ro1">
          <table:table-cell office:value-type="string">
            <text:p>2012Q1</text:p>
          </table:table-cell>
          <table:table-cell office:value-type="float" office:value="150059.13">
            <text:p>150059.13</text:p>
          </table:table-cell>
        </table:table-row>
        <table:table-row table:style-name="ro1">
          <table:table-cell office:value-type="string">
            <text:p>2012Q2</text:p>
          </table:table-cell>
          <table:table-cell office:value-type="float" office:value="149929.15">
            <text:p>149929.15</text:p>
          </table:table-cell>
        </table:table-row>
        <table:table-row table:style-name="ro1">
          <table:table-cell office:value-type="string">
            <text:p>2012Q3</text:p>
          </table:table-cell>
          <table:table-cell office:value-type="float" office:value="149616.03">
            <text:p>149616.03</text:p>
          </table:table-cell>
        </table:table-row>
        <table:table-row table:style-name="ro1">
          <table:table-cell office:value-type="string">
            <text:p>2012Q4</text:p>
          </table:table-cell>
          <table:table-cell office:value-type="float" office:value="149242.79">
            <text:p>149242.79</text:p>
          </table:table-cell>
        </table:table-row>
        <table:table-row table:style-name="ro1">
          <table:table-cell office:value-type="string">
            <text:p>2013Q1</text:p>
          </table:table-cell>
          <table:table-cell office:value-type="float" office:value="148899.94">
            <text:p>148899.94</text:p>
          </table:table-cell>
        </table:table-row>
        <table:table-row table:style-name="ro1">
          <table:table-cell office:value-type="string">
            <text:p>2013Q2</text:p>
          </table:table-cell>
          <table:table-cell office:value-type="float" office:value="148771.97">
            <text:p>148771.97</text:p>
          </table:table-cell>
        </table:table-row>
        <table:table-row table:style-name="ro1">
          <table:table-cell office:value-type="string">
            <text:p>2013Q3</text:p>
          </table:table-cell>
          <table:table-cell office:value-type="float" office:value="148877.88">
            <text:p>148877.88</text:p>
          </table:table-cell>
        </table:table-row>
        <table:table-row table:style-name="ro1">
          <table:table-cell office:value-type="string">
            <text:p>2013Q4</text:p>
          </table:table-cell>
          <table:table-cell office:value-type="float" office:value="149072.07">
            <text:p>149072.07</text:p>
          </table:table-cell>
        </table:table-row>
        <table:table-row table:style-name="ro1">
          <table:table-cell office:value-type="string">
            <text:p>2014Q1</text:p>
          </table:table-cell>
          <table:table-cell office:value-type="float" office:value="149299.34">
            <text:p>149299.34</text:p>
          </table:table-cell>
        </table:table-row>
        <table:table-row table:style-name="ro1">
          <table:table-cell office:value-type="string">
            <text:p>2014Q2</text:p>
          </table:table-cell>
          <table:table-cell office:value-type="float" office:value="149703.36">
            <text:p>149703.36</text:p>
          </table:table-cell>
        </table:table-row>
        <table:table-row table:style-name="ro1">
          <table:table-cell office:value-type="string">
            <text:p>2014Q3</text:p>
          </table:table-cell>
          <table:table-cell office:value-type="float" office:value="150115.09">
            <text:p>150115.09</text:p>
          </table:table-cell>
        </table:table-row>
        <table:table-row table:style-name="ro1">
          <table:table-cell office:value-type="string">
            <text:p>2014Q4</text:p>
          </table:table-cell>
          <table:table-cell office:value-type="float" office:value="150406.51">
            <text:p>150406.51</text:p>
          </table:table-cell>
        </table:table-row>
        <table:table-row table:style-name="ro1">
          <table:table-cell office:value-type="string">
            <text:p>2015Q1</text:p>
          </table:table-cell>
          <table:table-cell office:value-type="float" office:value="150634.68">
            <text:p>150634.68</text:p>
          </table:table-cell>
        </table:table-row>
        <table:table-row table:style-name="ro1">
          <table:table-cell office:value-type="string">
            <text:p>2015Q2</text:p>
          </table:table-cell>
          <table:table-cell office:value-type="float" office:value="151158.83">
            <text:p>151158.83</text:p>
          </table:table-cell>
        </table:table-row>
        <table:table-row table:style-name="ro1">
          <table:table-cell office:value-type="string">
            <text:p>2015Q3</text:p>
          </table:table-cell>
          <table:table-cell office:value-type="float" office:value="151739.89">
            <text:p>151739.89</text:p>
          </table:table-cell>
        </table:table-row>
        <table:table-row table:style-name="ro1">
          <table:table-cell office:value-type="string">
            <text:p>2015Q4</text:p>
          </table:table-cell>
          <table:table-cell office:value-type="float" office:value="152215.05">
            <text:p>152215.05</text:p>
          </table:table-cell>
        </table:table-row>
        <table:table-row table:style-name="ro1">
          <table:table-cell office:value-type="string">
            <text:p>2016Q1</text:p>
          </table:table-cell>
          <table:table-cell office:value-type="float" office:value="152608.47">
            <text:p>152608.47</text:p>
          </table:table-cell>
        </table:table-row>
        <table:table-row table:style-name="ro1">
          <table:table-cell office:value-type="string">
            <text:p>2016Q2</text:p>
          </table:table-cell>
          <table:table-cell office:value-type="float" office:value="153219.63">
            <text:p>153219.63</text:p>
          </table:table-cell>
        </table:table-row>
        <table:table-row table:style-name="ro1">
          <table:table-cell office:value-type="string">
            <text:p>2016Q3</text:p>
          </table:table-cell>
          <table:table-cell office:value-type="float" office:value="153686.77">
            <text:p>153686.77</text:p>
          </table:table-cell>
        </table:table-row>
        <table:table-row table:style-name="ro1">
          <table:table-cell office:value-type="string">
            <text:p>2016Q4</text:p>
          </table:table-cell>
          <table:table-cell office:value-type="float" office:value="154246.24">
            <text:p>154246.24</text:p>
          </table:table-cell>
        </table:table-row>
        <table:table-row table:style-name="ro1">
          <table:table-cell office:value-type="string">
            <text:p>2017Q1</text:p>
          </table:table-cell>
          <table:table-cell office:value-type="float" office:value="154943.25">
            <text:p>154943.25</text:p>
          </table:table-cell>
        </table:table-row>
        <table:table-row table:style-name="ro1">
          <table:table-cell office:value-type="string">
            <text:p>2017Q2</text:p>
          </table:table-cell>
          <table:table-cell office:value-type="float" office:value="155557.9">
            <text:p>155557.9</text:p>
          </table:table-cell>
        </table:table-row>
        <table:table-row table:style-name="ro1">
          <table:table-cell office:value-type="string">
            <text:p>2017Q3</text:p>
          </table:table-cell>
          <table:table-cell office:value-type="float" office:value="156242.78">
            <text:p>156242.78</text:p>
          </table:table-cell>
        </table:table-row>
        <table:table-row table:style-name="ro1">
          <table:table-cell office:value-type="string">
            <text:p>2017Q4</text:p>
          </table:table-cell>
          <table:table-cell office:value-type="float" office:value="156816.41">
            <text:p>156816.41</text:p>
          </table:table-cell>
        </table:table-row>
        <table:table-row table:style-name="ro1">
          <table:table-cell office:value-type="string">
            <text:p>2018Q1</text:p>
          </table:table-cell>
          <table:table-cell office:value-type="float" office:value="157424.46">
            <text:p>157424.46</text:p>
          </table:table-cell>
        </table:table-row>
        <table:table-row table:style-name="ro1">
          <table:table-cell office:value-type="string">
            <text:p>2018Q2</text:p>
          </table:table-cell>
          <table:table-cell office:value-type="float" office:value="158116.07">
            <text:p>158116.07</text:p>
          </table:table-cell>
        </table:table-row>
        <table:table-row table:style-name="ro1">
          <table:table-cell office:value-type="string">
            <text:p>2018Q3</text:p>
          </table:table-cell>
          <table:table-cell office:value-type="float" office:value="158507.23">
            <text:p>158507.23</text:p>
          </table:table-cell>
        </table:table-row>
        <table:table-row table:style-name="ro1">
          <table:table-cell office:value-type="string">
            <text:p>2018Q4</text:p>
          </table:table-cell>
          <table:table-cell office:value-type="float" office:value="159014.85">
            <text:p>159014.85</text:p>
          </table:table-cell>
        </table:table-row>
        <table:table-row table:style-name="ro1">
          <table:table-cell office:value-type="string">
            <text:p>2019Q1</text:p>
          </table:table-cell>
          <table:table-cell office:value-type="float" office:value="159569.58">
            <text:p>159569.58</text:p>
          </table:table-cell>
        </table:table-row>
        <table:table-row table:style-name="ro1">
          <table:table-cell office:value-type="string">
            <text:p>2019Q2</text:p>
          </table:table-cell>
          <table:table-cell office:value-type="float" office:value="159956.33">
            <text:p>159956.33</text:p>
          </table:table-cell>
        </table:table-row>
        <table:table-row table:style-name="ro1">
          <table:table-cell office:value-type="string">
            <text:p>2019Q3</text:p>
          </table:table-cell>
          <table:table-cell office:value-type="float" office:value="160170.09">
            <text:p>160170.09</text:p>
          </table:table-cell>
        </table:table-row>
      </table:table>
      <table:database-ranges>
        <table:database-range table:target-range-address="employment.A3:employment.B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0">12/10/2019</text:date>, <text:time>15:1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mann Rion</meta:initial-creator>
    <meta:creation-date>2019-12-10T14:19:33</meta:creation-date>
    <meta:generator>OpenOffice/4.1.7$Unix OpenOffice.org_project/417m1$Build-9800</meta:generator>
    <dc:date>2019-12-10T15:12:48</dc:date>
    <dc:creator>Normann Rion</dc:creator>
    <meta:editing-duration>PT53M15S</meta:editing-duration>
    <meta:editing-cycles>12</meta:editing-cycles>
    <meta:document-statistic meta:table-count="5" meta:cell-count="1932" meta:object-count="0"/>
  </office:meta>
</office:document-meta>
</file>